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42395833333333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p" table:style-name="ta1">
        <table:shapes>
          <draw:frame draw:z-index="1" draw:id="id0" draw:style-name="a0" draw:name="Chart 1" svg:x="5.62055in" svg:y="0.12556in" svg:width="13.78542in" svg:height="7.2783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verage duration (seconds)</text:p>
          </table:table-cell>
          <table:table-cell office:value-type="string" table:style-name="ce1">
            <text:p>NlogN</text:p>
          </table:table-cell>
          <table:table-cell office:value-type="string" table:style-name="ce1">
            <text:p>N^2</text:p>
          </table:table-cell>
          <table:table-cell office:value-type="string" table:style-name="ce1">
            <text:p>N^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5173000000000001E-3" table:style-name="ce1">
            <text:p>0.0025173</text:p>
          </table:table-cell>
          <table:table-cell office:value-type="float" office:value="2.5173000000000001E-3" table:formula="of:=[dp.$A2]*LOG([dp.$A2]; 2) *[.$B$2]/([.$A$2]*LOG([.$A$2]; 2))" table:style-name="ce1">
            <text:p>0.0025173</text:p>
          </table:table-cell>
          <table:table-cell office:value-type="float" office:value="2.5173000000000001E-3" table:formula="of:=POWER([.A2]; 2)*[.$B$2]/POWER([.$A$2]; 2)" table:style-name="ce1">
            <text:p>0.0025173</text:p>
          </table:table-cell>
          <table:table-cell office:value-type="float" office:value="2.5173000000000001E-3" table:formula="of:=POWER([.A2]; 3)*[.$B$2]/POWER([.$A$2]; 3)" table:style-name="ce1">
            <text:p>0.0025173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.2170000000000003E-3" table:style-name="ce1">
            <text:p>0.006217</text:p>
          </table:table-cell>
          <table:table-cell office:value-type="float" office:value="5.7923828080849397E-3" table:formula="of:=[dp.$A3]*LOG([dp.$A3]; 2) *[.$B$2]/([.$A$2]*LOG([.$A$2]; 2))" table:style-name="ce1">
            <text:p>0.005792383</text:p>
          </table:table-cell>
          <table:table-cell office:value-type="float" office:value="1.00692E-2" table:formula="of:=POWER([.A3]; 2)*[.$B$2]/POWER([.$A$2]; 2)" table:style-name="ce1">
            <text:p>0.0100692</text:p>
          </table:table-cell>
          <table:table-cell office:value-type="float" office:value="2.0138400000000001E-2" table:formula="of:=POWER([.A3]; 3)*[.$B$2]/POWER([.$A$2]; 3)" table:style-name="ce1">
            <text:p>0.0201384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1247800000000001E-2" table:style-name="ce1">
            <text:p>0.0112478</text:p>
          </table:table-cell>
          <table:table-cell office:value-type="float" office:value="9.3534860017587106E-3" table:formula="of:=[dp.$A4]*LOG([dp.$A4]; 2) *[.$B$2]/([.$A$2]*LOG([.$A$2]; 2))" table:style-name="ce1">
            <text:p>0.009353486</text:p>
          </table:table-cell>
          <table:table-cell office:value-type="float" office:value="2.2655700000000001E-2" table:formula="of:=POWER([.A4]; 2)*[.$B$2]/POWER([.$A$2]; 2)" table:style-name="ce1">
            <text:p>0.0226557</text:p>
          </table:table-cell>
          <table:table-cell office:value-type="float" office:value="6.7967100000000003E-2" table:formula="of:=POWER([.A4]; 3)*[.$B$2]/POWER([.$A$2]; 3)" table:style-name="ce1">
            <text:p>0.0679671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.72975E-2" table:style-name="ce1">
            <text:p>0.0172975</text:p>
          </table:table-cell>
          <table:table-cell office:value-type="float" office:value="1.3100331232339758E-2" table:formula="of:=[dp.$A5]*LOG([dp.$A5]; 2) *[.$B$2]/([.$A$2]*LOG([.$A$2]; 2))" table:style-name="ce1">
            <text:p>0.013100331</text:p>
          </table:table-cell>
          <table:table-cell office:value-type="float" office:value="4.0276800000000001E-2" table:formula="of:=POWER([.A5]; 2)*[.$B$2]/POWER([.$A$2]; 2)" table:style-name="ce1">
            <text:p>0.0402768</text:p>
          </table:table-cell>
          <table:table-cell office:value-type="float" office:value="0.16110720000000001" table:formula="of:=POWER([.A5]; 3)*[.$B$2]/POWER([.$A$2]; 3)" table:style-name="ce1">
            <text:p>0.1611072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.3903400000000002E-2" table:style-name="ce1">
            <text:p>0.0239034</text:p>
          </table:table-cell>
          <table:table-cell office:value-type="float" office:value="1.6985292979787653E-2" table:formula="of:=[dp.$A6]*LOG([dp.$A6]; 2) *[.$B$2]/([.$A$2]*LOG([.$A$2]; 2))" table:style-name="ce1">
            <text:p>0.016985293</text:p>
          </table:table-cell>
          <table:table-cell office:value-type="float" office:value="6.2932500000000002E-2" table:formula="of:=POWER([.A6]; 2)*[.$B$2]/POWER([.$A$2]; 2)" table:style-name="ce1">
            <text:p>0.0629325</text:p>
          </table:table-cell>
          <table:table-cell office:value-type="float" office:value="0.31466250000000001" table:formula="of:=POWER([.A6]; 3)*[.$B$2]/POWER([.$A$2]; 3)" table:style-name="ce1">
            <text:p>0.3146625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.3494700000000002E-2" table:style-name="ce1">
            <text:p>0.0334947</text:p>
          </table:table-cell>
          <table:table-cell office:value-type="float" office:value="2.0980320427772241E-2" table:formula="of:=[dp.$A7]*LOG([dp.$A7]; 2) *[.$B$2]/([.$A$2]*LOG([.$A$2]; 2))" table:style-name="ce1">
            <text:p>0.02098032</text:p>
          </table:table-cell>
          <table:table-cell office:value-type="float" office:value="9.0622800000000003E-2" table:formula="of:=POWER([.A7]; 2)*[.$B$2]/POWER([.$A$2]; 2)" table:style-name="ce1">
            <text:p>0.0906228</text:p>
          </table:table-cell>
          <table:table-cell office:value-type="float" office:value="0.54373680000000002" table:formula="of:=POWER([.A7]; 3)*[.$B$2]/POWER([.$A$2]; 3)" table:style-name="ce1">
            <text:p>0.5437368</text:p>
          </table:table-cell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.2358E-2" table:style-name="ce1">
            <text:p>0.042358</text:p>
          </table:table-cell>
          <table:table-cell office:value-type="float" office:value="2.5066878536447613E-2" table:formula="of:=[dp.$A8]*LOG([dp.$A8]; 2) *[.$B$2]/([.$A$2]*LOG([.$A$2]; 2))" table:style-name="ce1">
            <text:p>0.025066879</text:p>
          </table:table-cell>
          <table:table-cell office:value-type="float" office:value="0.1233477" table:formula="of:=POWER([.A8]; 2)*[.$B$2]/POWER([.$A$2]; 2)" table:style-name="ce1">
            <text:p>0.1233477</text:p>
          </table:table-cell>
          <table:table-cell office:value-type="float" office:value="0.86343389999999998" table:formula="of:=POWER([.A8]; 3)*[.$B$2]/POWER([.$A$2]; 3)" table:style-name="ce1">
            <text:p>0.8634339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5.3138199999999997E-2" table:style-name="ce1">
            <text:p>0.0531382</text:p>
          </table:table-cell>
          <table:table-cell office:value-type="float" office:value="2.9231793697019278E-2" table:formula="of:=[dp.$A9]*LOG([dp.$A9]; 2) *[.$B$2]/([.$A$2]*LOG([.$A$2]; 2))" table:style-name="ce1">
            <text:p>0.029231794</text:p>
          </table:table-cell>
          <table:table-cell office:value-type="float" office:value="0.16110720000000001" table:formula="of:=POWER([.A9]; 2)*[.$B$2]/POWER([.$A$2]; 2)" table:style-name="ce1">
            <text:p>0.1611072</text:p>
          </table:table-cell>
          <table:table-cell office:value-type="float" office:value="1.2888576" table:formula="of:=POWER([.A9]; 3)*[.$B$2]/POWER([.$A$2]; 3)" table:style-name="ce1">
            <text:p>1.2888576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6.5278299999999997E-2" table:style-name="ce1">
            <text:p>0.0652783</text:p>
          </table:table-cell>
          <table:table-cell office:value-type="float" office:value="3.3465216010552259E-2" table:formula="of:=[dp.$A10]*LOG([dp.$A10]; 2) *[.$B$2]/([.$A$2]*LOG([.$A$2]; 2))" table:style-name="ce1">
            <text:p>0.033465216</text:p>
          </table:table-cell>
          <table:table-cell office:value-type="float" office:value="0.20390130000000001" table:formula="of:=POWER([.A10]; 2)*[.$B$2]/POWER([.$A$2]; 2)" table:style-name="ce1">
            <text:p>0.2039013</text:p>
          </table:table-cell>
          <table:table-cell office:value-type="float" office:value="1.8351116999999999" table:formula="of:=POWER([.A10]; 3)*[.$B$2]/POWER([.$A$2]; 3)" table:style-name="ce1">
            <text:p>1.8351117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.8526299999999993E-2" table:style-name="ce1">
            <text:p>0.0785263</text:p>
          </table:table-cell>
          <table:table-cell office:value-type="float" office:value="3.7759500000000001E-2" table:formula="of:=[dp.$A11]*LOG([dp.$A11]; 2) *[.$B$2]/([.$A$2]*LOG([.$A$2]; 2))" table:style-name="ce1">
            <text:p>0.0377595</text:p>
          </table:table-cell>
          <table:table-cell office:value-type="float" office:value="0.25173000000000001" table:formula="of:=POWER([.A11]; 2)*[.$B$2]/POWER([.$A$2]; 2)" table:style-name="ce1">
            <text:p>0.25173</text:p>
          </table:table-cell>
          <table:table-cell office:value-type="float" office:value="2.5173000000000001" table:formula="of:=POWER([.A11]; 3)*[.$B$2]/POWER([.$A$2]; 3)" table:style-name="ce1">
            <text:p>2.5173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9.3184199999999995E-2" table:style-name="ce1">
            <text:p>0.0931842</text:p>
          </table:table-cell>
          <table:table-cell office:value-type="float" office:value="4.2108537934918401E-2" table:formula="of:=[dp.$A12]*LOG([dp.$A12]; 2) *[.$B$2]/([.$A$2]*LOG([.$A$2]; 2))" table:style-name="ce1">
            <text:p>0.042108538</text:p>
          </table:table-cell>
          <table:table-cell office:value-type="float" office:value="0.30459330000000001" table:formula="of:=POWER([.A12]; 2)*[.$B$2]/POWER([.$A$2]; 2)" table:style-name="ce1">
            <text:p>0.3045933</text:p>
          </table:table-cell>
          <table:table-cell office:value-type="float" office:value="3.3505263000000003" table:formula="of:=POWER([.A12]; 3)*[.$B$2]/POWER([.$A$2]; 3)" table:style-name="ce1">
            <text:p>3.3505263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0.11364" table:style-name="ce1">
            <text:p>0.11364</text:p>
          </table:table-cell>
          <table:table-cell office:value-type="float" office:value="4.6507337704054116E-2" table:formula="of:=[dp.$A13]*LOG([dp.$A13]; 2) *[.$B$2]/([.$A$2]*LOG([.$A$2]; 2))" table:style-name="ce1">
            <text:p>0.046507338</text:p>
          </table:table-cell>
          <table:table-cell office:value-type="float" office:value="0.36249120000000001" table:formula="of:=POWER([.A13]; 2)*[.$B$2]/POWER([.$A$2]; 2)" table:style-name="ce1">
            <text:p>0.3624912</text:p>
          </table:table-cell>
          <table:table-cell office:value-type="float" office:value="4.3498944000000002" table:formula="of:=POWER([.A13]; 3)*[.$B$2]/POWER([.$A$2]; 3)" table:style-name="ce1">
            <text:p>4.3498944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0.12703200000000001" table:style-name="ce1">
            <text:p>0.127032</text:p>
          </table:table-cell>
          <table:table-cell office:value-type="float" office:value="5.095174240495301E-2" table:formula="of:=[dp.$A14]*LOG([dp.$A14]; 2) *[.$B$2]/([.$A$2]*LOG([.$A$2]; 2))" table:style-name="ce1">
            <text:p>0.050951742</text:p>
          </table:table-cell>
          <table:table-cell office:value-type="float" office:value="0.42542370000000002" table:formula="of:=POWER([.A14]; 2)*[.$B$2]/POWER([.$A$2]; 2)" table:style-name="ce1">
            <text:p>0.4254237</text:p>
          </table:table-cell>
          <table:table-cell office:value-type="float" office:value="5.5305081000000005" table:formula="of:=POWER([.A14]; 3)*[.$B$2]/POWER([.$A$2]; 3)" table:style-name="ce1">
            <text:p>5.5305081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0.146089" table:style-name="ce1">
            <text:p>0.146089</text:p>
          </table:table-cell>
          <table:table-cell office:value-type="float" office:value="5.5438236729489804E-2" table:formula="of:=[dp.$A15]*LOG([dp.$A15]; 2) *[.$B$2]/([.$A$2]*LOG([.$A$2]; 2))" table:style-name="ce1">
            <text:p>0.055438237</text:p>
          </table:table-cell>
          <table:table-cell office:value-type="float" office:value="0.49339080000000002" table:formula="of:=POWER([.A15]; 2)*[.$B$2]/POWER([.$A$2]; 2)" table:style-name="ce1">
            <text:p>0.4933908</text:p>
          </table:table-cell>
          <table:table-cell office:value-type="float" office:value="6.9074711999999998" table:formula="of:=POWER([.A15]; 3)*[.$B$2]/POWER([.$A$2]; 3)" table:style-name="ce1">
            <text:p>6.9074712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0.161914" table:style-name="ce1">
            <text:p>0.161914</text:p>
          </table:table-cell>
          <table:table-cell office:value-type="float" office:value="5.9963808948156498E-2" table:formula="of:=[dp.$A16]*LOG([dp.$A16]; 2) *[.$B$2]/([.$A$2]*LOG([.$A$2]; 2))" table:style-name="ce1">
            <text:p>0.059963809</text:p>
          </table:table-cell>
          <table:table-cell office:value-type="float" office:value="0.56639249999999997" table:formula="of:=POWER([.A16]; 2)*[.$B$2]/POWER([.$A$2]; 2)" table:style-name="ce1">
            <text:p>0.5663925</text:p>
          </table:table-cell>
          <table:table-cell office:value-type="float" office:value="8.4958875000000003" table:formula="of:=POWER([.A16]; 3)*[.$B$2]/POWER([.$A$2]; 3)" table:style-name="ce1">
            <text:p>8.4958875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0.184867" table:style-name="ce1">
            <text:p>0.184867</text:p>
          </table:table-cell>
          <table:table-cell office:value-type="float" office:value="6.4525849858718079E-2" table:formula="of:=[dp.$A17]*LOG([dp.$A17]; 2) *[.$B$2]/([.$A$2]*LOG([.$A$2]; 2))" table:style-name="ce1">
            <text:p>0.06452585</text:p>
          </table:table-cell>
          <table:table-cell office:value-type="float" office:value="0.64442880000000002" table:formula="of:=POWER([.A17]; 2)*[.$B$2]/POWER([.$A$2]; 2)" table:style-name="ce1">
            <text:p>0.6444288</text:p>
          </table:table-cell>
          <table:table-cell office:value-type="float" office:value="10.3108608" table:formula="of:=POWER([.A17]; 3)*[.$B$2]/POWER([.$A$2]; 3)" table:style-name="ce1">
            <text:p>10.3108608</text:p>
          </table:table-cell>
          <table:table-cell table:number-columns-repeated="16379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0.20530999999999999" table:style-name="ce1">
            <text:p>0.20531</text:p>
          </table:table-cell>
          <table:table-cell office:value-type="float" office:value="6.9122077093176998E-2" table:formula="of:=[dp.$A18]*LOG([dp.$A18]; 2) *[.$B$2]/([.$A$2]*LOG([.$A$2]; 2))" table:style-name="ce1">
            <text:p>0.069122077</text:p>
          </table:table-cell>
          <table:table-cell office:value-type="float" office:value="0.72749970000000008" table:formula="of:=POWER([.A18]; 2)*[.$B$2]/POWER([.$A$2]; 2)" table:style-name="ce1">
            <text:p>0.7274997</text:p>
          </table:table-cell>
          <table:table-cell office:value-type="float" office:value="12.367494900000001" table:formula="of:=POWER([.A18]; 3)*[.$B$2]/POWER([.$A$2]; 3)" table:style-name="ce1">
            <text:p>12.3674949</text:p>
          </table:table-cell>
          <table:table-cell table:number-columns-repeated="16379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0.227301" table:style-name="ce1">
            <text:p>0.227301</text:p>
          </table:table-cell>
          <table:table-cell office:value-type="float" office:value="7.375047729386898E-2" table:formula="of:=[dp.$A19]*LOG([dp.$A19]; 2) *[.$B$2]/([.$A$2]*LOG([.$A$2]; 2))" table:style-name="ce1">
            <text:p>0.073750477</text:p>
          </table:table-cell>
          <table:table-cell office:value-type="float" office:value="0.81560520000000003" table:formula="of:=POWER([.A19]; 2)*[.$B$2]/POWER([.$A$2]; 2)" table:style-name="ce1">
            <text:p>0.8156052</text:p>
          </table:table-cell>
          <table:table-cell office:value-type="float" office:value="14.680893599999999" table:formula="of:=POWER([.A19]; 3)*[.$B$2]/POWER([.$A$2]; 3)" table:style-name="ce1">
            <text:p>14.6808936</text:p>
          </table:table-cell>
          <table:table-cell table:number-columns-repeated="16379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0.25162600000000002" table:style-name="ce1">
            <text:p>0.251626</text:p>
          </table:table-cell>
          <table:table-cell office:value-type="float" office:value="7.8409261176946285E-2" table:formula="of:=[dp.$A20]*LOG([dp.$A20]; 2) *[.$B$2]/([.$A$2]*LOG([.$A$2]; 2))" table:style-name="ce1">
            <text:p>0.078409261</text:p>
          </table:table-cell>
          <table:table-cell office:value-type="float" office:value="0.90874529999999998" table:formula="of:=POWER([.A20]; 2)*[.$B$2]/POWER([.$A$2]; 2)" table:style-name="ce1">
            <text:p>0.9087453</text:p>
          </table:table-cell>
          <table:table-cell office:value-type="float" office:value="17.2661607" table:formula="of:=POWER([.A20]; 3)*[.$B$2]/POWER([.$A$2]; 3)" table:style-name="ce1">
            <text:p>17.2661607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0.28292099999999998" table:style-name="ce1">
            <text:p>0.282921</text:p>
          </table:table-cell>
          <table:table-cell office:value-type="float" office:value="8.3096828080849408E-2" table:formula="of:=[dp.$A21]*LOG([dp.$A21]; 2) *[.$B$2]/([.$A$2]*LOG([.$A$2]; 2))" table:style-name="ce1">
            <text:p>0.083096828</text:p>
          </table:table-cell>
          <table:table-cell office:value-type="float" office:value="1.00692" table:formula="of:=POWER([.A21]; 2)*[.$B$2]/POWER([.$A$2]; 2)" table:style-name="ce1">
            <text:p>1.00692</text:p>
          </table:table-cell>
          <table:table-cell office:value-type="float" office:value="20.138400000000001" table:formula="of:=POWER([.A21]; 3)*[.$B$2]/POWER([.$A$2]; 3)" table:style-name="ce1">
            <text:p>20.1384</text:p>
          </table:table-cell>
          <table:table-cell table:number-columns-repeated="16379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0.302425" table:style-name="ce1">
            <text:p>0.302425</text:p>
          </table:table-cell>
          <table:table-cell office:value-type="float" office:value="8.7811737621653799E-2" table:formula="of:=[dp.$A22]*LOG([dp.$A22]; 2) *[.$B$2]/([.$A$2]*LOG([.$A$2]; 2))" table:style-name="ce1">
            <text:p>0.087811738</text:p>
          </table:table-cell>
          <table:table-cell office:value-type="float" office:value="1.1101292999999999" table:formula="of:=POWER([.A22]; 2)*[.$B$2]/POWER([.$A$2]; 2)" table:style-name="ce1">
            <text:p>1.1101293</text:p>
          </table:table-cell>
          <table:table-cell office:value-type="float" office:value="23.312715300000001" table:formula="of:=POWER([.A22]; 3)*[.$B$2]/POWER([.$A$2]; 3)" table:style-name="ce1">
            <text:p>23.3127153</text:p>
          </table:table-cell>
          <table:table-cell table:number-columns-repeated="16379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0.33251399999999998" table:style-name="ce1">
            <text:p>0.332514</text:p>
          </table:table-cell>
          <table:table-cell office:value-type="float" office:value="9.2552686758771138E-2" table:formula="of:=[dp.$A23]*LOG([dp.$A23]; 2) *[.$B$2]/([.$A$2]*LOG([.$A$2]; 2))" table:style-name="ce1">
            <text:p>0.092552687</text:p>
          </table:table-cell>
          <table:table-cell office:value-type="float" office:value="1.2183732" table:formula="of:=POWER([.A23]; 2)*[.$B$2]/POWER([.$A$2]; 2)" table:style-name="ce1">
            <text:p>1.2183732</text:p>
          </table:table-cell>
          <table:table-cell office:value-type="float" office:value="26.804210400000002" table:formula="of:=POWER([.A23]; 3)*[.$B$2]/POWER([.$A$2]; 3)" table:style-name="ce1">
            <text:p>26.8042104</text:p>
          </table:table-cell>
          <table:table-cell table:number-columns-repeated="16379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0.35630400000000001" table:style-name="ce1">
            <text:p>0.356304</text:p>
          </table:table-cell>
          <table:table-cell office:value-type="float" office:value="9.7318491038481517E-2" table:formula="of:=[dp.$A24]*LOG([dp.$A24]; 2) *[.$B$2]/([.$A$2]*LOG([.$A$2]; 2))" table:style-name="ce1">
            <text:p>0.097318491</text:p>
          </table:table-cell>
          <table:table-cell office:value-type="float" office:value="1.3316516999999999" table:formula="of:=POWER([.A24]; 2)*[.$B$2]/POWER([.$A$2]; 2)" table:style-name="ce1">
            <text:p>1.3316517</text:p>
          </table:table-cell>
          <table:table-cell office:value-type="float" office:value="30.627989100000001" table:formula="of:=POWER([.A24]; 3)*[.$B$2]/POWER([.$A$2]; 3)" table:style-name="ce1">
            <text:p>30.6279891</text:p>
          </table:table-cell>
          <table:table-cell table:number-columns-repeated="16379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0.390233" table:style-name="ce1">
            <text:p>0.390233</text:p>
          </table:table-cell>
          <table:table-cell office:value-type="float" office:value="0.10210806910512751" table:formula="of:=[dp.$A25]*LOG([dp.$A25]; 2) *[.$B$2]/([.$A$2]*LOG([.$A$2]; 2))" table:style-name="ce1">
            <text:p>0.102108069</text:p>
          </table:table-cell>
          <table:table-cell office:value-type="float" office:value="1.4499648000000001" table:formula="of:=POWER([.A25]; 2)*[.$B$2]/POWER([.$A$2]; 2)" table:style-name="ce1">
            <text:p>1.4499648</text:p>
          </table:table-cell>
          <table:table-cell office:value-type="float" office:value="34.799155200000001" table:formula="of:=POWER([.A25]; 3)*[.$B$2]/POWER([.$A$2]; 3)" table:style-name="ce1">
            <text:p>34.7991552</text:p>
          </table:table-cell>
          <table:table-cell table:number-columns-repeated="16379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0.419348" table:style-name="ce1">
            <text:p>0.419348</text:p>
          </table:table-cell>
          <table:table-cell office:value-type="float" office:value="0.10692042979787648" table:formula="of:=[dp.$A26]*LOG([dp.$A26]; 2) *[.$B$2]/([.$A$2]*LOG([.$A$2]; 2))" table:style-name="ce1">
            <text:p>0.10692043</text:p>
          </table:table-cell>
          <table:table-cell office:value-type="float" office:value="1.5733124999999999" table:formula="of:=POWER([.A26]; 2)*[.$B$2]/POWER([.$A$2]; 2)" table:style-name="ce1">
            <text:p>1.5733125</text:p>
          </table:table-cell>
          <table:table-cell office:value-type="float" office:value="39.332812500000003" table:formula="of:=POWER([.A26]; 3)*[.$B$2]/POWER([.$A$2]; 3)" table:style-name="ce1">
            <text:p>39.3328125</text:p>
          </table:table-cell>
          <table:table-cell table:number-columns-repeated="16379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0.45718399999999998" table:style-name="ce1">
            <text:p>0.457184</text:p>
          </table:table-cell>
          <table:table-cell office:value-type="float" office:value="0.11175466131501023" table:formula="of:=[dp.$A27]*LOG([dp.$A27]; 2) *[.$B$2]/([.$A$2]*LOG([.$A$2]; 2))" table:style-name="ce1">
            <text:p>0.111754661</text:p>
          </table:table-cell>
          <table:table-cell office:value-type="float" office:value="1.7016948000000001" table:formula="of:=POWER([.A27]; 2)*[.$B$2]/POWER([.$A$2]; 2)" table:style-name="ce1">
            <text:p>1.7016948</text:p>
          </table:table-cell>
          <table:table-cell office:value-type="float" office:value="44.244064800000004" table:formula="of:=POWER([.A27]; 3)*[.$B$2]/POWER([.$A$2]; 3)" table:style-name="ce1">
            <text:p>44.2440648</text:p>
          </table:table-cell>
          <table:table-cell table:number-columns-repeated="16379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0.47967900000000002" table:style-name="ce1">
            <text:p>0.479679</text:p>
          </table:table-cell>
          <table:table-cell office:value-type="float" office:value="0.11660992204748515" table:formula="of:=[dp.$A28]*LOG([dp.$A28]; 2) *[.$B$2]/([.$A$2]*LOG([.$A$2]; 2))" table:style-name="ce1">
            <text:p>0.116609922</text:p>
          </table:table-cell>
          <table:table-cell office:value-type="float" office:value="1.8351117000000001" table:formula="of:=POWER([.A28]; 2)*[.$B$2]/POWER([.$A$2]; 2)" table:style-name="ce1">
            <text:p>1.8351117</text:p>
          </table:table-cell>
          <table:table-cell office:value-type="float" office:value="49.548015899999996" table:formula="of:=POWER([.A28]; 3)*[.$B$2]/POWER([.$A$2]; 3)" table:style-name="ce1">
            <text:p>49.5480159</text:p>
          </table:table-cell>
          <table:table-cell table:number-columns-repeated="16379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float" office:value="0.52134400000000003" table:style-name="ce1">
            <text:p>0.521344</text:p>
          </table:table-cell>
          <table:table-cell office:value-type="float" office:value="0.12148543277216876" table:formula="of:=[dp.$A29]*LOG([dp.$A29]; 2) *[.$B$2]/([.$A$2]*LOG([.$A$2]; 2))" table:style-name="ce1">
            <text:p>0.121485433</text:p>
          </table:table-cell>
          <table:table-cell office:value-type="float" office:value="1.9735632000000001" table:formula="of:=POWER([.A29]; 2)*[.$B$2]/POWER([.$A$2]; 2)" table:style-name="ce1">
            <text:p>1.9735632</text:p>
          </table:table-cell>
          <table:table-cell office:value-type="float" office:value="55.259769599999998" table:formula="of:=POWER([.A29]; 3)*[.$B$2]/POWER([.$A$2]; 3)" table:style-name="ce1">
            <text:p>55.2597696</text:p>
          </table:table-cell>
          <table:table-cell table:number-columns-repeated="16379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0.548674" table:style-name="ce1">
            <text:p>0.548674</text:p>
          </table:table-cell>
          <table:table-cell office:value-type="float" office:value="0.12638046996161012" table:formula="of:=[dp.$A30]*LOG([dp.$A30]; 2) *[.$B$2]/([.$A$2]*LOG([.$A$2]; 2))" table:style-name="ce1">
            <text:p>0.12638047</text:p>
          </table:table-cell>
          <table:table-cell office:value-type="float" office:value="2.1170493000000001" table:formula="of:=POWER([.A30]; 2)*[.$B$2]/POWER([.$A$2]; 2)" table:style-name="ce1">
            <text:p>2.1170493</text:p>
          </table:table-cell>
          <table:table-cell office:value-type="float" office:value="61.394429700000003" table:formula="of:=POWER([.A30]; 3)*[.$B$2]/POWER([.$A$2]; 3)" table:style-name="ce1">
            <text:p>61.3944297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0.59560199999999996" table:style-name="ce1">
            <text:p>0.595602</text:p>
          </table:table-cell>
          <table:table-cell office:value-type="float" office:value="0.13129436001758707" table:formula="of:=[dp.$A31]*LOG([dp.$A31]; 2) *[.$B$2]/([.$A$2]*LOG([.$A$2]; 2))" table:style-name="ce1">
            <text:p>0.13129436</text:p>
          </table:table-cell>
          <table:table-cell office:value-type="float" office:value="2.2655699999999999" table:formula="of:=POWER([.A31]; 2)*[.$B$2]/POWER([.$A$2]; 2)" table:style-name="ce1">
            <text:p>2.26557</text:p>
          </table:table-cell>
          <table:table-cell office:value-type="float" office:value="67.967100000000002" table:formula="of:=POWER([.A31]; 3)*[.$B$2]/POWER([.$A$2]; 3)" table:style-name="ce1">
            <text:p>67.9671</text:p>
          </table:table-cell>
          <table:table-cell table:number-columns-repeated="16379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0.62776500000000002" table:style-name="ce1">
            <text:p>0.627765</text:p>
          </table:table-cell>
          <table:table-cell office:value-type="float" office:value="0.13622647427427972" table:formula="of:=[dp.$A32]*LOG([dp.$A32]; 2) *[.$B$2]/([.$A$2]*LOG([.$A$2]; 2))" table:style-name="ce1">
            <text:p>0.136226474</text:p>
          </table:table-cell>
          <table:table-cell office:value-type="float" office:value="2.4191253000000001" table:formula="of:=POWER([.A32]; 2)*[.$B$2]/POWER([.$A$2]; 2)" table:style-name="ce1">
            <text:p>2.4191253</text:p>
          </table:table-cell>
          <table:table-cell office:value-type="float" office:value="74.9928843" table:formula="of:=POWER([.A32]; 3)*[.$B$2]/POWER([.$A$2]; 3)" table:style-name="ce1">
            <text:p>74.9928843</text:p>
          </table:table-cell>
          <table:table-cell table:number-columns-repeated="16379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0.66675799999999996" table:style-name="ce1">
            <text:p>0.666758</text:p>
          </table:table-cell>
          <table:table-cell office:value-type="float" office:value="0.14117622464679522" table:formula="of:=[dp.$A33]*LOG([dp.$A33]; 2) *[.$B$2]/([.$A$2]*LOG([.$A$2]; 2))" table:style-name="ce1">
            <text:p>0.141176225</text:p>
          </table:table-cell>
          <table:table-cell office:value-type="float" office:value="2.5777152000000001" table:formula="of:=POWER([.A33]; 2)*[.$B$2]/POWER([.$A$2]; 2)" table:style-name="ce1">
            <text:p>2.5777152</text:p>
          </table:table-cell>
          <table:table-cell office:value-type="float" office:value="82.486886400000003" table:formula="of:=POWER([.A33]; 3)*[.$B$2]/POWER([.$A$2]; 3)" table:style-name="ce1">
            <text:p>82.4868864</text:p>
          </table:table-cell>
          <table:table-cell table:number-columns-repeated="16379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float" office:value="0.70722399999999996" table:style-name="ce1">
            <text:p>0.707224</text:p>
          </table:table-cell>
          <table:table-cell office:value-type="float" office:value="0.146143059824101" table:formula="of:=[dp.$A34]*LOG([dp.$A34]; 2) *[.$B$2]/([.$A$2]*LOG([.$A$2]; 2))" table:style-name="ce1">
            <text:p>0.14614306</text:p>
          </table:table-cell>
          <table:table-cell office:value-type="float" office:value="2.7413397000000002" table:formula="of:=POWER([.A34]; 2)*[.$B$2]/POWER([.$A$2]; 2)" table:style-name="ce1">
            <text:p>2.7413397</text:p>
          </table:table-cell>
          <table:table-cell office:value-type="float" office:value="90.464210100000003" table:formula="of:=POWER([.A34]; 3)*[.$B$2]/POWER([.$A$2]; 3)" table:style-name="ce1">
            <text:p>90.4642101</text:p>
          </table:table-cell>
          <table:table-cell table:number-columns-repeated="16379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0.75893999999999995" table:style-name="ce1">
            <text:p>0.75894</text:p>
          </table:table-cell>
          <table:table-cell office:value-type="float" office:value="0.15112646192379797" table:formula="of:=[dp.$A35]*LOG([dp.$A35]; 2) *[.$B$2]/([.$A$2]*LOG([.$A$2]; 2))" table:style-name="ce1">
            <text:p>0.151126462</text:p>
          </table:table-cell>
          <table:table-cell office:value-type="float" office:value="2.9099988000000003" table:formula="of:=POWER([.A35]; 2)*[.$B$2]/POWER([.$A$2]; 2)" table:style-name="ce1">
            <text:p>2.9099988</text:p>
          </table:table-cell>
          <table:table-cell office:value-type="float" office:value="98.939959200000004" table:formula="of:=POWER([.A35]; 3)*[.$B$2]/POWER([.$A$2]; 3)" table:style-name="ce1">
            <text:p>98.9399592</text:p>
          </table:table-cell>
          <table:table-cell table:number-columns-repeated="16379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0.79856499999999997" table:style-name="ce1">
            <text:p>0.798565</text:p>
          </table:table-cell>
          <table:table-cell office:value-type="float" office:value="0.15612594354075157" table:formula="of:=[dp.$A36]*LOG([dp.$A36]; 2) *[.$B$2]/([.$A$2]*LOG([.$A$2]; 2))" table:style-name="ce1">
            <text:p>0.156125944</text:p>
          </table:table-cell>
          <table:table-cell office:value-type="float" office:value="3.0836925000000002" table:formula="of:=POWER([.A36]; 2)*[.$B$2]/POWER([.$A$2]; 2)" table:style-name="ce1">
            <text:p>3.0836925</text:p>
          </table:table-cell>
          <table:table-cell office:value-type="float" office:value="107.9292375" table:formula="of:=POWER([.A36]; 3)*[.$B$2]/POWER([.$A$2]; 3)" table:style-name="ce1">
            <text:p>107.9292375</text:p>
          </table:table-cell>
          <table:table-cell table:number-columns-repeated="16379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float" office:value="0.85846" table:style-name="ce1">
            <text:p>0.85846</text:p>
          </table:table-cell>
          <table:table-cell office:value-type="float" office:value="0.16114104513326688" table:formula="of:=[dp.$A37]*LOG([dp.$A37]; 2) *[.$B$2]/([.$A$2]*LOG([.$A$2]; 2))" table:style-name="ce1">
            <text:p>0.161141045</text:p>
          </table:table-cell>
          <table:table-cell office:value-type="float" office:value="3.2624208000000001" table:formula="of:=POWER([.A37]; 2)*[.$B$2]/POWER([.$A$2]; 2)" table:style-name="ce1">
            <text:p>3.2624208</text:p>
          </table:table-cell>
          <table:table-cell office:value-type="float" office:value="117.44714879999999" table:formula="of:=POWER([.A37]; 3)*[.$B$2]/POWER([.$A$2]; 3)" table:style-name="ce1">
            <text:p>117.4471488</text:p>
          </table:table-cell>
          <table:table-cell table:number-columns-repeated="16379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float" office:value="0.90226700000000004" table:style-name="ce1">
            <text:p>0.902267</text:p>
          </table:table-cell>
          <table:table-cell office:value-type="float" office:value="0.16617133269988615" table:formula="of:=[dp.$A38]*LOG([dp.$A38]; 2) *[.$B$2]/([.$A$2]*LOG([.$A$2]; 2))" table:style-name="ce1">
            <text:p>0.166171333</text:p>
          </table:table-cell>
          <table:table-cell office:value-type="float" office:value="3.4461836999999997" table:formula="of:=POWER([.A38]; 2)*[.$B$2]/POWER([.$A$2]; 2)" table:style-name="ce1">
            <text:p>3.4461837</text:p>
          </table:table-cell>
          <table:table-cell office:value-type="float" office:value="127.50879690000001" table:formula="of:=POWER([.A38]; 3)*[.$B$2]/POWER([.$A$2]; 3)" table:style-name="ce1">
            <text:p>127.5087969</text:p>
          </table:table-cell>
          <table:table-cell table:number-columns-repeated="16379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float" office:value="0.96121199999999996" table:style-name="ce1">
            <text:p>0.961212</text:p>
          </table:table-cell>
          <table:table-cell office:value-type="float" office:value="0.17121639570750644" table:formula="of:=[dp.$A39]*LOG([dp.$A39]; 2) *[.$B$2]/([.$A$2]*LOG([.$A$2]; 2))" table:style-name="ce1">
            <text:p>0.171216396</text:p>
          </table:table-cell>
          <table:table-cell office:value-type="float" office:value="3.6349811999999999" table:formula="of:=POWER([.A39]; 2)*[.$B$2]/POWER([.$A$2]; 2)" table:style-name="ce1">
            <text:p>3.6349812</text:p>
          </table:table-cell>
          <table:table-cell office:value-type="float" office:value="138.1292856" table:formula="of:=POWER([.A39]; 3)*[.$B$2]/POWER([.$A$2]; 3)" table:style-name="ce1">
            <text:p>138.1292856</text:p>
          </table:table-cell>
          <table:table-cell table:number-columns-repeated="16379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float" office:value="1.0013000000000001" table:style-name="ce1">
            <text:p>1.0013</text:p>
          </table:table-cell>
          <table:table-cell office:value-type="float" office:value="0.17627584523772219" table:formula="of:=[dp.$A40]*LOG([dp.$A40]; 2) *[.$B$2]/([.$A$2]*LOG([.$A$2]; 2))" table:style-name="ce1">
            <text:p>0.176275845</text:p>
          </table:table-cell>
          <table:table-cell office:value-type="float" office:value="3.8288133000000002" table:formula="of:=POWER([.A40]; 2)*[.$B$2]/POWER([.$A$2]; 2)" table:style-name="ce1">
            <text:p>3.8288133</text:p>
          </table:table-cell>
          <table:table-cell office:value-type="float" office:value="149.32371870000003" table:formula="of:=POWER([.A40]; 3)*[.$B$2]/POWER([.$A$2]; 3)" table:style-name="ce1">
            <text:p>149.3237187</text:p>
          </table:table-cell>
          <table:table-cell table:number-columns-repeated="16379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1.0547200000000001" table:style-name="ce1">
            <text:p>1.05472</text:p>
          </table:table-cell>
          <table:table-cell office:value-type="float" office:value="0.1813493123233976" table:formula="of:=[dp.$A41]*LOG([dp.$A41]; 2) *[.$B$2]/([.$A$2]*LOG([.$A$2]; 2))" table:style-name="ce1">
            <text:p>0.181349312</text:p>
          </table:table-cell>
          <table:table-cell office:value-type="float" office:value="4.0276800000000001" table:formula="of:=POWER([.A41]; 2)*[.$B$2]/POWER([.$A$2]; 2)" table:style-name="ce1">
            <text:p>4.02768</text:p>
          </table:table-cell>
          <table:table-cell office:value-type="float" office:value="161.10720000000001" table:formula="of:=POWER([.A41]; 3)*[.$B$2]/POWER([.$A$2]; 3)" table:style-name="ce1">
            <text:p>161.1072</text:p>
          </table:table-cell>
          <table:table-cell table:number-columns-repeated="16379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float" office:value="1.0999699999999999" table:style-name="ce1">
            <text:p>1.09997</text:p>
          </table:table-cell>
          <table:table-cell office:value-type="float" office:value="0.18643644645167212" table:formula="of:=[dp.$A42]*LOG([dp.$A42]; 2) *[.$B$2]/([.$A$2]*LOG([.$A$2]; 2))" table:style-name="ce1">
            <text:p>0.186436446</text:p>
          </table:table-cell>
          <table:table-cell office:value-type="float" office:value="4.2315813000000002" table:formula="of:=POWER([.A42]; 2)*[.$B$2]/POWER([.$A$2]; 2)" table:style-name="ce1">
            <text:p>4.2315813</text:p>
          </table:table-cell>
          <table:table-cell office:value-type="float" office:value="173.49483330000001" table:formula="of:=POWER([.A42]; 3)*[.$B$2]/POWER([.$A$2]; 3)" table:style-name="ce1">
            <text:p>173.4948333</text:p>
          </table:table-cell>
          <table:table-cell table:number-columns-repeated="16379"/>
        </table:table-row>
        <table:table-row table:style-name="ro1">
          <table:table-cell office:value-type="float" office:value="4200" table:style-name="ce1">
            <text:p>4200</text:p>
          </table:table-cell>
          <table:table-cell office:value-type="float" office:value="1.17039" table:style-name="ce1">
            <text:p>1.17039</text:p>
          </table:table-cell>
          <table:table-cell office:value-type="float" office:value="0.19153691421309132" table:formula="of:=[dp.$A43]*LOG([dp.$A43]; 2) *[.$B$2]/([.$A$2]*LOG([.$A$2]; 2))" table:style-name="ce1">
            <text:p>0.191536914</text:p>
          </table:table-cell>
          <table:table-cell office:value-type="float" office:value="4.4405171999999995" table:formula="of:=POWER([.A43]; 2)*[.$B$2]/POWER([.$A$2]; 2)" table:style-name="ce1">
            <text:p>4.4405172</text:p>
          </table:table-cell>
          <table:table-cell office:value-type="float" office:value="186.50172240000001" table:formula="of:=POWER([.A43]; 3)*[.$B$2]/POWER([.$A$2]; 3)" table:style-name="ce1">
            <text:p>186.5017224</text:p>
          </table:table-cell>
          <table:table-cell table:number-columns-repeated="16379"/>
        </table:table-row>
        <table:table-row table:style-name="ro1">
          <table:table-cell office:value-type="float" office:value="4300" table:style-name="ce1">
            <text:p>4300</text:p>
          </table:table-cell>
          <table:table-cell office:value-type="float" office:value="1.2303299999999999" table:style-name="ce1">
            <text:p>1.23033</text:p>
          </table:table-cell>
          <table:table-cell office:value-type="float" office:value="0.19665039807945561" table:formula="of:=[dp.$A44]*LOG([dp.$A44]; 2) *[.$B$2]/([.$A$2]*LOG([.$A$2]; 2))" table:style-name="ce1">
            <text:p>0.196650398</text:p>
          </table:table-cell>
          <table:table-cell office:value-type="float" office:value="4.6544876999999998" table:formula="of:=POWER([.A44]; 2)*[.$B$2]/POWER([.$A$2]; 2)" table:style-name="ce1">
            <text:p>4.6544877</text:p>
          </table:table-cell>
          <table:table-cell office:value-type="float" office:value="200.14297109999998" table:formula="of:=POWER([.A44]; 3)*[.$B$2]/POWER([.$A$2]; 3)" table:style-name="ce1">
            <text:p>200.1429711</text:p>
          </table:table-cell>
          <table:table-cell table:number-columns-repeated="16379"/>
        </table:table-row>
        <table:table-row table:style-name="ro1">
          <table:table-cell office:value-type="float" office:value="4400" table:style-name="ce1">
            <text:p>4400</text:p>
          </table:table-cell>
          <table:table-cell office:value-type="float" office:value="1.3028299999999999" table:style-name="ce1">
            <text:p>1.30283</text:p>
          </table:table-cell>
          <table:table-cell office:value-type="float" office:value="0.20177659529541098" table:formula="of:=[dp.$A45]*LOG([dp.$A45]; 2) *[.$B$2]/([.$A$2]*LOG([.$A$2]; 2))" table:style-name="ce1">
            <text:p>0.201776595</text:p>
          </table:table-cell>
          <table:table-cell office:value-type="float" office:value="4.8734928000000002" table:formula="of:=POWER([.A45]; 2)*[.$B$2]/POWER([.$A$2]; 2)" table:style-name="ce1">
            <text:p>4.8734928</text:p>
          </table:table-cell>
          <table:table-cell office:value-type="float" office:value="214.43368320000002" table:formula="of:=POWER([.A45]; 3)*[.$B$2]/POWER([.$A$2]; 3)" table:style-name="ce1">
            <text:p>214.4336832</text:p>
          </table:table-cell>
          <table:table-cell table:number-columns-repeated="16379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1.3991400000000001" table:style-name="ce1">
            <text:p>1.39914</text:p>
          </table:table-cell>
          <table:table-cell office:value-type="float" office:value="0.20691521687085015" table:formula="of:=[dp.$A46]*LOG([dp.$A46]; 2) *[.$B$2]/([.$A$2]*LOG([.$A$2]; 2))" table:style-name="ce1">
            <text:p>0.206915217</text:p>
          </table:table-cell>
          <table:table-cell office:value-type="float" office:value="5.0975325000000007" table:formula="of:=POWER([.A46]; 2)*[.$B$2]/POWER([.$A$2]; 2)" table:style-name="ce1">
            <text:p>5.0975325</text:p>
          </table:table-cell>
          <table:table-cell office:value-type="float" office:value="229.38896249999999" table:formula="of:=POWER([.A46]; 3)*[.$B$2]/POWER([.$A$2]; 3)" table:style-name="ce1">
            <text:p>229.3889625</text:p>
          </table:table-cell>
          <table:table-cell table:number-columns-repeated="16379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float" office:value="1.4667600000000001" table:style-name="ce1">
            <text:p>1.46676</text:p>
          </table:table-cell>
          <table:table-cell office:value-type="float" office:value="0.21206598666291665" table:formula="of:=[dp.$A47]*LOG([dp.$A47]; 2) *[.$B$2]/([.$A$2]*LOG([.$A$2]; 2))" table:style-name="ce1">
            <text:p>0.212065987</text:p>
          </table:table-cell>
          <table:table-cell office:value-type="float" office:value="5.3266067999999995" table:formula="of:=POWER([.A47]; 2)*[.$B$2]/POWER([.$A$2]; 2)" table:style-name="ce1">
            <text:p>5.3266068</text:p>
          </table:table-cell>
          <table:table-cell office:value-type="float" office:value="245.02391280000001" table:formula="of:=POWER([.A47]; 3)*[.$B$2]/POWER([.$A$2]; 3)" table:style-name="ce1">
            <text:p>245.0239128</text:p>
          </table:table-cell>
          <table:table-cell table:number-columns-repeated="16379"/>
        </table:table-row>
        <table:table-row table:style-name="ro1">
          <table:table-cell office:value-type="float" office:value="4700" table:style-name="ce1">
            <text:p>4700</text:p>
          </table:table-cell>
          <table:table-cell office:value-type="float" office:value="1.49786" table:style-name="ce1">
            <text:p>1.49786</text:p>
          </table:table-cell>
          <table:table-cell office:value-type="float" office:value="0.21722864053786717" table:formula="of:=[dp.$A48]*LOG([dp.$A48]; 2) *[.$B$2]/([.$A$2]*LOG([.$A$2]; 2))" table:style-name="ce1">
            <text:p>0.217228641</text:p>
          </table:table-cell>
          <table:table-cell office:value-type="float" office:value="5.5607157000000003" table:formula="of:=POWER([.A48]; 2)*[.$B$2]/POWER([.$A$2]; 2)" table:style-name="ce1">
            <text:p>5.5607157</text:p>
          </table:table-cell>
          <table:table-cell office:value-type="float" office:value="261.35363790000002" table:formula="of:=POWER([.A48]; 3)*[.$B$2]/POWER([.$A$2]; 3)" table:style-name="ce1">
            <text:p>261.3536379</text:p>
          </table:table-cell>
          <table:table-cell table:number-columns-repeated="16379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float" office:value="1.5545500000000001" table:style-name="ce1">
            <text:p>1.55455</text:p>
          </table:table-cell>
          <table:table-cell office:value-type="float" office:value="0.22240292560429359" table:formula="of:=[dp.$A49]*LOG([dp.$A49]; 2) *[.$B$2]/([.$A$2]*LOG([.$A$2]; 2))" table:style-name="ce1">
            <text:p>0.222402926</text:p>
          </table:table-cell>
          <table:table-cell office:value-type="float" office:value="5.7998592000000002" table:formula="of:=POWER([.A49]; 2)*[.$B$2]/POWER([.$A$2]; 2)" table:style-name="ce1">
            <text:p>5.7998592</text:p>
          </table:table-cell>
          <table:table-cell office:value-type="float" office:value="278.39324160000001" table:formula="of:=POWER([.A49]; 3)*[.$B$2]/POWER([.$A$2]; 3)" table:style-name="ce1">
            <text:p>278.3932416</text:p>
          </table:table-cell>
          <table:table-cell table:number-columns-repeated="16379"/>
        </table:table-row>
        <table:table-row table:style-name="ro1">
          <table:table-cell office:value-type="float" office:value="4900" table:style-name="ce1">
            <text:p>4900</text:p>
          </table:table-cell>
          <table:table-cell office:value-type="float" office:value="1.63473" table:style-name="ce1">
            <text:p>1.63473</text:p>
          </table:table-cell>
          <table:table-cell office:value-type="float" office:value="0.22758859951026661" table:formula="of:=[dp.$A50]*LOG([dp.$A50]; 2) *[.$B$2]/([.$A$2]*LOG([.$A$2]; 2))" table:style-name="ce1">
            <text:p>0.2275886</text:p>
          </table:table-cell>
          <table:table-cell office:value-type="float" office:value="6.0440373000000003" table:formula="of:=POWER([.A50]; 2)*[.$B$2]/POWER([.$A$2]; 2)" table:style-name="ce1">
            <text:p>6.0440373</text:p>
          </table:table-cell>
          <table:table-cell office:value-type="float" office:value="296.15782769999998" table:formula="of:=POWER([.A50]; 3)*[.$B$2]/POWER([.$A$2]; 3)" table:style-name="ce1">
            <text:p>296.1578277</text:p>
          </table:table-cell>
          <table:table-cell table:number-columns-repeated="16379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.6850099999999999" table:style-name="ce1">
            <text:p>1.68501</text:p>
          </table:table-cell>
          <table:table-cell office:value-type="float" office:value="0.23278542979787653" table:formula="of:=[dp.$A51]*LOG([dp.$A51]; 2) *[.$B$2]/([.$A$2]*LOG([.$A$2]; 2))" table:style-name="ce1">
            <text:p>0.23278543</text:p>
          </table:table-cell>
          <table:table-cell office:value-type="float" office:value="6.2932499999999996" table:formula="of:=POWER([.A51]; 2)*[.$B$2]/POWER([.$A$2]; 2)" table:style-name="ce1">
            <text:p>6.29325</text:p>
          </table:table-cell>
          <table:table-cell office:value-type="float" office:value="314.66250000000002" table:formula="of:=POWER([.A51]; 3)*[.$B$2]/POWER([.$A$2]; 3)" table:style-name="ce1">
            <text:p>314.6625</text:p>
          </table:table-cell>
          <table:table-cell table:number-columns-repeated="16379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float" office:value="1.7846500000000001" table:style-name="ce1">
            <text:p>1.78465</text:p>
          </table:table-cell>
          <table:table-cell office:value-type="float" office:value="0.23799319330942909" table:formula="of:=[dp.$A52]*LOG([dp.$A52]; 2) *[.$B$2]/([.$A$2]*LOG([.$A$2]; 2))" table:style-name="ce1">
            <text:p>0.237993193</text:p>
          </table:table-cell>
          <table:table-cell office:value-type="float" office:value="6.5474973000000007" table:formula="of:=POWER([.A52]; 2)*[.$B$2]/POWER([.$A$2]; 2)" table:style-name="ce1">
            <text:p>6.5474973</text:p>
          </table:table-cell>
          <table:table-cell office:value-type="float" office:value="333.92236230000003" table:formula="of:=POWER([.A52]; 3)*[.$B$2]/POWER([.$A$2]; 3)" table:style-name="ce1">
            <text:p>333.9223623</text:p>
          </table:table-cell>
          <table:table-cell table:number-columns-repeated="16379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float" office:value="1.84975" table:style-name="ce1">
            <text:p>1.84975</text:p>
          </table:table-cell>
          <table:table-cell office:value-type="float" office:value="0.24321167564022889" table:formula="of:=[dp.$A53]*LOG([dp.$A53]; 2) *[.$B$2]/([.$A$2]*LOG([.$A$2]; 2))" table:style-name="ce1">
            <text:p>0.243211676</text:p>
          </table:table-cell>
          <table:table-cell office:value-type="float" office:value="6.8067792000000003" table:formula="of:=POWER([.A53]; 2)*[.$B$2]/POWER([.$A$2]; 2)" table:style-name="ce1">
            <text:p>6.8067792</text:p>
          </table:table-cell>
          <table:table-cell office:value-type="float" office:value="353.95251840000003" table:formula="of:=POWER([.A53]; 3)*[.$B$2]/POWER([.$A$2]; 3)" table:style-name="ce1">
            <text:p>353.9525184</text:p>
          </table:table-cell>
          <table:table-cell table:number-columns-repeated="16379"/>
        </table:table-row>
        <table:table-row table:style-name="ro1">
          <table:table-cell office:value-type="float" office:value="5300" table:style-name="ce1">
            <text:p>5300</text:p>
          </table:table-cell>
          <table:table-cell office:value-type="float" office:value="1.91086" table:style-name="ce1">
            <text:p>1.91086</text:p>
          </table:table-cell>
          <table:table-cell office:value-type="float" office:value="0.24844067063347075" table:formula="of:=[dp.$A54]*LOG([dp.$A54]; 2) *[.$B$2]/([.$A$2]*LOG([.$A$2]; 2))" table:style-name="ce1">
            <text:p>0.248440671</text:p>
          </table:table-cell>
          <table:table-cell office:value-type="float" office:value="7.0710957000000008" table:formula="of:=POWER([.A54]; 2)*[.$B$2]/POWER([.$A$2]; 2)" table:style-name="ce1">
            <text:p>7.0710957</text:p>
          </table:table-cell>
          <table:table-cell office:value-type="float" office:value="374.76807210000004" table:formula="of:=POWER([.A54]; 3)*[.$B$2]/POWER([.$A$2]; 3)" table:style-name="ce1">
            <text:p>374.7680721</text:p>
          </table:table-cell>
          <table:table-cell table:number-columns-repeated="16379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float" office:value="1.9651400000000001" table:style-name="ce1">
            <text:p>1.96514</text:p>
          </table:table-cell>
          <table:table-cell office:value-type="float" office:value="0.25367997991326369" table:formula="of:=[dp.$A55]*LOG([dp.$A55]; 2) *[.$B$2]/([.$A$2]*LOG([.$A$2]; 2))" table:style-name="ce1">
            <text:p>0.25367998</text:p>
          </table:table-cell>
          <table:table-cell office:value-type="float" office:value="7.3404468000000005" table:formula="of:=POWER([.A55]; 2)*[.$B$2]/POWER([.$A$2]; 2)" table:style-name="ce1">
            <text:p>7.3404468</text:p>
          </table:table-cell>
          <table:table-cell office:value-type="float" office:value="396.38412719999997" table:formula="of:=POWER([.A55]; 3)*[.$B$2]/POWER([.$A$2]; 3)" table:style-name="ce1">
            <text:p>396.3841272</text:p>
          </table:table-cell>
          <table:table-cell table:number-columns-repeated="16379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float" office:value="2.0672000000000001" table:style-name="ce1">
            <text:p>2.0672</text:p>
          </table:table-cell>
          <table:table-cell office:value-type="float" office:value="0.25892941245225615" table:formula="of:=[dp.$A56]*LOG([dp.$A56]; 2) *[.$B$2]/([.$A$2]*LOG([.$A$2]; 2))" table:style-name="ce1">
            <text:p>0.258929412</text:p>
          </table:table-cell>
          <table:table-cell office:value-type="float" office:value="7.6148324999999994" table:formula="of:=POWER([.A56]; 2)*[.$B$2]/POWER([.$A$2]; 2)" table:style-name="ce1">
            <text:p>7.6148325</text:p>
          </table:table-cell>
          <table:table-cell office:value-type="float" office:value="418.8157875" table:formula="of:=POWER([.A56]; 3)*[.$B$2]/POWER([.$A$2]; 3)" table:style-name="ce1">
            <text:p>418.8157875</text:p>
          </table:table-cell>
          <table:table-cell table:number-columns-repeated="16379"/>
        </table:table-row>
        <table:table-row table:style-name="ro1">
          <table:table-cell office:value-type="float" office:value="5600" table:style-name="ce1">
            <text:p>5600</text:p>
          </table:table-cell>
          <table:table-cell office:value-type="float" office:value="2.1017399999999999" table:style-name="ce1">
            <text:p>2.10174</text:p>
          </table:table-cell>
          <table:table-cell office:value-type="float" office:value="0.2641887841707159" table:formula="of:=[dp.$A57]*LOG([dp.$A57]; 2) *[.$B$2]/([.$A$2]*LOG([.$A$2]; 2))" table:style-name="ce1">
            <text:p>0.264188784</text:p>
          </table:table-cell>
          <table:table-cell office:value-type="float" office:value="7.8942528000000003" table:formula="of:=POWER([.A57]; 2)*[.$B$2]/POWER([.$A$2]; 2)" table:style-name="ce1">
            <text:p>7.8942528</text:p>
          </table:table-cell>
          <table:table-cell office:value-type="float" office:value="442.07815679999999" table:formula="of:=POWER([.A57]; 3)*[.$B$2]/POWER([.$A$2]; 3)" table:style-name="ce1">
            <text:p>442.0781568</text:p>
          </table:table-cell>
          <table:table-cell table:number-columns-repeated="16379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float" office:value="2.1552899999999999" table:style-name="ce1">
            <text:p>2.15529</text:p>
          </table:table-cell>
          <table:table-cell office:value-type="float" office:value="0.26945791756425436" table:formula="of:=[dp.$A58]*LOG([dp.$A58]; 2) *[.$B$2]/([.$A$2]*LOG([.$A$2]; 2))" table:style-name="ce1">
            <text:p>0.269457918</text:p>
          </table:table-cell>
          <table:table-cell office:value-type="float" office:value="8.1787077000000004" table:formula="of:=POWER([.A58]; 2)*[.$B$2]/POWER([.$A$2]; 2)" table:style-name="ce1">
            <text:p>8.1787077</text:p>
          </table:table-cell>
          <table:table-cell office:value-type="float" office:value="466.18633890000001" table:formula="of:=POWER([.A58]; 3)*[.$B$2]/POWER([.$A$2]; 3)" table:style-name="ce1">
            <text:p>466.1863389</text:p>
          </table:table-cell>
          <table:table-cell table:number-columns-repeated="16379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float" office:value="2.28247" table:style-name="ce1">
            <text:p>2.28247</text:p>
          </table:table-cell>
          <table:table-cell office:value-type="float" office:value="0.27473664135768344" table:formula="of:=[dp.$A59]*LOG([dp.$A59]; 2) *[.$B$2]/([.$A$2]*LOG([.$A$2]; 2))" table:style-name="ce1">
            <text:p>0.274736641</text:p>
          </table:table-cell>
          <table:table-cell office:value-type="float" office:value="8.4681972000000005" table:formula="of:=POWER([.A59]; 2)*[.$B$2]/POWER([.$A$2]; 2)" table:style-name="ce1">
            <text:p>8.4681972</text:p>
          </table:table-cell>
          <table:table-cell office:value-type="float" office:value="491.15543760000003" table:formula="of:=POWER([.A59]; 3)*[.$B$2]/POWER([.$A$2]; 3)" table:style-name="ce1">
            <text:p>491.1554376</text:p>
          </table:table-cell>
          <table:table-cell table:number-columns-repeated="16379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float" office:value="2.3289900000000001" table:style-name="ce1">
            <text:p>2.32899</text:p>
          </table:table-cell>
          <table:table-cell office:value-type="float" office:value="0.28002479018274967" table:formula="of:=[dp.$A60]*LOG([dp.$A60]; 2) *[.$B$2]/([.$A$2]*LOG([.$A$2]; 2))" table:style-name="ce1">
            <text:p>0.28002479</text:p>
          </table:table-cell>
          <table:table-cell office:value-type="float" office:value="8.7627213000000008" table:formula="of:=POWER([.A60]; 2)*[.$B$2]/POWER([.$A$2]; 2)" table:style-name="ce1">
            <text:p>8.7627213</text:p>
          </table:table-cell>
          <table:table-cell office:value-type="float" office:value="517.00055670000006" table:formula="of:=POWER([.A60]; 3)*[.$B$2]/POWER([.$A$2]; 3)" table:style-name="ce1">
            <text:p>517.0005567</text:p>
          </table:table-cell>
          <table:table-cell table:number-columns-repeated="16379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2.4098199999999999" table:style-name="ce1">
            <text:p>2.40982</text:p>
          </table:table-cell>
          <table:table-cell office:value-type="float" office:value="0.28532220427772237" table:formula="of:=[dp.$A61]*LOG([dp.$A61]; 2) *[.$B$2]/([.$A$2]*LOG([.$A$2]; 2))" table:style-name="ce1">
            <text:p>0.285322204</text:p>
          </table:table-cell>
          <table:table-cell office:value-type="float" office:value="9.0622799999999994" table:formula="of:=POWER([.A61]; 2)*[.$B$2]/POWER([.$A$2]; 2)" table:style-name="ce1">
            <text:p>9.06228</text:p>
          </table:table-cell>
          <table:table-cell office:value-type="float" office:value="543.73680000000002" table:formula="of:=POWER([.A61]; 3)*[.$B$2]/POWER([.$A$2]; 3)" table:style-name="ce1">
            <text:p>543.7368</text:p>
          </table:table-cell>
          <table:table-cell table:number-columns-repeated="16379"/>
        </table:table-row>
        <table:table-row table:style-name="ro1">
          <table:table-cell office:value-type="float" office:value="6100" table:style-name="ce1">
            <text:p>6100</text:p>
          </table:table-cell>
          <table:table-cell office:value-type="float" office:value="2.4892400000000001" table:style-name="ce1">
            <text:p>2.48924</text:p>
          </table:table-cell>
          <table:table-cell office:value-type="float" office:value="0.29062872920701438" table:formula="of:=[dp.$A62]*LOG([dp.$A62]; 2) *[.$B$2]/([.$A$2]*LOG([.$A$2]; 2))" table:style-name="ce1">
            <text:p>0.290628729</text:p>
          </table:table-cell>
          <table:table-cell office:value-type="float" office:value="9.3668733" table:formula="of:=POWER([.A62]; 2)*[.$B$2]/POWER([.$A$2]; 2)" table:style-name="ce1">
            <text:p>9.3668733</text:p>
          </table:table-cell>
          <table:table-cell office:value-type="float" office:value="571.37927130000003" table:formula="of:=POWER([.A62]; 3)*[.$B$2]/POWER([.$A$2]; 3)" table:style-name="ce1">
            <text:p>571.3792713</text:p>
          </table:table-cell>
          <table:table-cell table:number-columns-repeated="16379"/>
        </table:table-row>
        <table:table-row table:style-name="ro1">
          <table:table-cell office:value-type="float" office:value="6200" table:style-name="ce1">
            <text:p>6200</text:p>
          </table:table-cell>
          <table:table-cell office:value-type="float" office:value="2.6003099999999999" table:style-name="ce1">
            <text:p>2.60031</text:p>
          </table:table-cell>
          <table:table-cell office:value-type="float" office:value="0.29594421559919259" table:formula="of:=[dp.$A63]*LOG([dp.$A63]; 2) *[.$B$2]/([.$A$2]*LOG([.$A$2]; 2))" table:style-name="ce1">
            <text:p>0.295944216</text:p>
          </table:table-cell>
          <table:table-cell office:value-type="float" office:value="9.6765012000000006" table:formula="of:=POWER([.A63]; 2)*[.$B$2]/POWER([.$A$2]; 2)" table:style-name="ce1">
            <text:p>9.6765012</text:p>
          </table:table-cell>
          <table:table-cell office:value-type="float" office:value="599.9430744" table:formula="of:=POWER([.A63]; 3)*[.$B$2]/POWER([.$A$2]; 3)" table:style-name="ce1">
            <text:p>599.9430744</text:p>
          </table:table-cell>
          <table:table-cell table:number-columns-repeated="16379"/>
        </table:table-row>
        <table:table-row table:style-name="ro1">
          <table:table-cell office:value-type="float" office:value="6300" table:style-name="ce1">
            <text:p>6300</text:p>
          </table:table-cell>
          <table:table-cell office:value-type="float" office:value="2.7040799999999998" table:style-name="ce1">
            <text:p>2.70408</text:p>
          </table:table-cell>
          <table:table-cell office:value-type="float" office:value="0.30126851890189427" table:formula="of:=[dp.$A64]*LOG([dp.$A64]; 2) *[.$B$2]/([.$A$2]*LOG([.$A$2]; 2))" table:style-name="ce1">
            <text:p>0.301268519</text:p>
          </table:table-cell>
          <table:table-cell office:value-type="float" office:value="9.9911636999999995" table:formula="of:=POWER([.A64]; 2)*[.$B$2]/POWER([.$A$2]; 2)" table:style-name="ce1">
            <text:p>9.9911637</text:p>
          </table:table-cell>
          <table:table-cell office:value-type="float" office:value="629.44331310000007" table:formula="of:=POWER([.A64]; 3)*[.$B$2]/POWER([.$A$2]; 3)" table:style-name="ce1">
            <text:p>629.4433131</text:p>
          </table:table-cell>
          <table:table-cell table:number-columns-repeated="16379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2.78613" table:style-name="ce1">
            <text:p>2.78613</text:p>
          </table:table-cell>
          <table:table-cell office:value-type="float" office:value="0.30660149915230844" table:formula="of:=[dp.$A65]*LOG([dp.$A65]; 2) *[.$B$2]/([.$A$2]*LOG([.$A$2]; 2))" table:style-name="ce1">
            <text:p>0.306601499</text:p>
          </table:table-cell>
          <table:table-cell office:value-type="float" office:value="10.3108608" table:formula="of:=POWER([.A65]; 2)*[.$B$2]/POWER([.$A$2]; 2)" table:style-name="ce1">
            <text:p>10.3108608</text:p>
          </table:table-cell>
          <table:table-cell office:value-type="float" office:value="659.89509120000002" table:formula="of:=POWER([.A65]; 3)*[.$B$2]/POWER([.$A$2]; 3)" table:style-name="ce1">
            <text:p>659.8950912</text:p>
          </table:table-cell>
          <table:table-cell table:number-columns-repeated="16379"/>
        </table:table-row>
        <table:table-row table:style-name="ro1">
          <table:table-cell office:value-type="float" office:value="6500" table:style-name="ce1">
            <text:p>6500</text:p>
          </table:table-cell>
          <table:table-cell office:value-type="float" office:value="2.8483100000000001" table:style-name="ce1">
            <text:p>2.84831</text:p>
          </table:table-cell>
          <table:table-cell office:value-type="float" office:value="0.31194302076200447" table:formula="of:=[dp.$A66]*LOG([dp.$A66]; 2) *[.$B$2]/([.$A$2]*LOG([.$A$2]; 2))" table:style-name="ce1">
            <text:p>0.311943021</text:p>
          </table:table-cell>
          <table:table-cell office:value-type="float" office:value="10.6355925" table:formula="of:=POWER([.A66]; 2)*[.$B$2]/POWER([.$A$2]; 2)" table:style-name="ce1">
            <text:p>10.6355925</text:p>
          </table:table-cell>
          <table:table-cell office:value-type="float" office:value="691.3135125" table:formula="of:=POWER([.A66]; 3)*[.$B$2]/POWER([.$A$2]; 3)" table:style-name="ce1">
            <text:p>691.3135125</text:p>
          </table:table-cell>
          <table:table-cell table:number-columns-repeated="16379"/>
        </table:table-row>
        <table:table-row table:style-name="ro1">
          <table:table-cell office:value-type="float" office:value="6600" table:style-name="ce1">
            <text:p>6600</text:p>
          </table:table-cell>
          <table:table-cell office:value-type="float" office:value="2.9804400000000002" table:style-name="ce1">
            <text:p>2.98044</text:p>
          </table:table-cell>
          <table:table-cell office:value-type="float" office:value="0.31729295231500498" table:formula="of:=[dp.$A67]*LOG([dp.$A67]; 2) *[.$B$2]/([.$A$2]*LOG([.$A$2]; 2))" table:style-name="ce1">
            <text:p>0.317292952</text:p>
          </table:table-cell>
          <table:table-cell office:value-type="float" office:value="10.965358800000001" table:formula="of:=POWER([.A67]; 2)*[.$B$2]/POWER([.$A$2]; 2)" table:style-name="ce1">
            <text:p>10.9653588</text:p>
          </table:table-cell>
          <table:table-cell office:value-type="float" office:value="723.71368080000002" table:formula="of:=POWER([.A67]; 3)*[.$B$2]/POWER([.$A$2]; 3)" table:style-name="ce1">
            <text:p>723.7136808</text:p>
          </table:table-cell>
          <table:table-cell table:number-columns-repeated="16379"/>
        </table:table-row>
        <table:table-row table:style-name="ro1">
          <table:table-cell office:value-type="float" office:value="6700" table:style-name="ce1">
            <text:p>6700</text:p>
          </table:table-cell>
          <table:table-cell office:value-type="float" office:value="3.09307" table:style-name="ce1">
            <text:p>3.09307</text:p>
          </table:table-cell>
          <table:table-cell office:value-type="float" office:value="0.32265116637809943" table:formula="of:=[dp.$A68]*LOG([dp.$A68]; 2) *[.$B$2]/([.$A$2]*LOG([.$A$2]; 2))" table:style-name="ce1">
            <text:p>0.322651166</text:p>
          </table:table-cell>
          <table:table-cell office:value-type="float" office:value="11.3001597" table:formula="of:=POWER([.A68]; 2)*[.$B$2]/POWER([.$A$2]; 2)" table:style-name="ce1">
            <text:p>11.3001597</text:p>
          </table:table-cell>
          <table:table-cell office:value-type="float" office:value="757.11069989999999" table:formula="of:=POWER([.A68]; 3)*[.$B$2]/POWER([.$A$2]; 3)" table:style-name="ce1">
            <text:p>757.1106999</text:p>
          </table:table-cell>
          <table:table-cell table:number-columns-repeated="16379"/>
        </table:table-row>
        <table:table-row table:style-name="ro1">
          <table:table-cell office:value-type="float" office:value="6800" table:style-name="ce1">
            <text:p>6800</text:p>
          </table:table-cell>
          <table:table-cell office:value-type="float" office:value="3.13626" table:style-name="ce1">
            <text:p>3.13626</text:p>
          </table:table-cell>
          <table:table-cell office:value-type="float" office:value="0.3280175393224839" table:formula="of:=[dp.$A69]*LOG([dp.$A69]; 2) *[.$B$2]/([.$A$2]*LOG([.$A$2]; 2))" table:style-name="ce1">
            <text:p>0.328017539</text:p>
          </table:table-cell>
          <table:table-cell office:value-type="float" office:value="11.639995200000001" table:formula="of:=POWER([.A69]; 2)*[.$B$2]/POWER([.$A$2]; 2)" table:style-name="ce1">
            <text:p>11.6399952</text:p>
          </table:table-cell>
          <table:table-cell office:value-type="float" office:value="791.51967360000003" table:formula="of:=POWER([.A69]; 3)*[.$B$2]/POWER([.$A$2]; 3)" table:style-name="ce1">
            <text:p>791.5196736</text:p>
          </table:table-cell>
          <table:table-cell table:number-columns-repeated="16379"/>
        </table:table-row>
        <table:table-row table:style-name="ro1">
          <table:table-cell office:value-type="float" office:value="6900" table:style-name="ce1">
            <text:p>6900</text:p>
          </table:table-cell>
          <table:table-cell office:value-type="float" office:value="3.23624" table:style-name="ce1">
            <text:p>3.23624</text:p>
          </table:table-cell>
          <table:table-cell office:value-type="float" office:value="0.33339195115589482" table:formula="of:=[dp.$A70]*LOG([dp.$A70]; 2) *[.$B$2]/([.$A$2]*LOG([.$A$2]; 2))" table:style-name="ce1">
            <text:p>0.333391951</text:p>
          </table:table-cell>
          <table:table-cell office:value-type="float" office:value="11.984865300000001" table:formula="of:=POWER([.A70]; 2)*[.$B$2]/POWER([.$A$2]; 2)" table:style-name="ce1">
            <text:p>11.9848653</text:p>
          </table:table-cell>
          <table:table-cell office:value-type="float" office:value="826.95570570000007" table:formula="of:=POWER([.A70]; 3)*[.$B$2]/POWER([.$A$2]; 3)" table:style-name="ce1">
            <text:p>826.9557057</text:p>
          </table:table-cell>
          <table:table-cell table:number-columns-repeated="16379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3.3700800000000002" table:style-name="ce1">
            <text:p>3.37008</text:p>
          </table:table-cell>
          <table:table-cell office:value-type="float" office:value="0.33877428536447607" table:formula="of:=[dp.$A71]*LOG([dp.$A71]; 2) *[.$B$2]/([.$A$2]*LOG([.$A$2]; 2))" table:style-name="ce1">
            <text:p>0.338774285</text:p>
          </table:table-cell>
          <table:table-cell office:value-type="float" office:value="12.334770000000001" table:formula="of:=POWER([.A71]; 2)*[.$B$2]/POWER([.$A$2]; 2)" table:style-name="ce1">
            <text:p>12.33477</text:p>
          </table:table-cell>
          <table:table-cell office:value-type="float" office:value="863.43389999999999" table:formula="of:=POWER([.A71]; 3)*[.$B$2]/POWER([.$A$2]; 3)" table:style-name="ce1">
            <text:p>863.4339</text:p>
          </table:table-cell>
          <table:table-cell table:number-columns-repeated="16379"/>
        </table:table-row>
        <table:table-row table:style-name="ro1">
          <table:table-cell office:value-type="float" office:value="7100" table:style-name="ce1">
            <text:p>7100</text:p>
          </table:table-cell>
          <table:table-cell office:value-type="float" office:value="3.4483199999999998" table:style-name="ce1">
            <text:p>3.44832</text:p>
          </table:table-cell>
          <table:table-cell office:value-type="float" office:value="0.34416442876368369" table:formula="of:=[dp.$A72]*LOG([dp.$A72]; 2) *[.$B$2]/([.$A$2]*LOG([.$A$2]; 2))" table:style-name="ce1">
            <text:p>0.344164429</text:p>
          </table:table-cell>
          <table:table-cell office:value-type="float" office:value="12.689709300000001" table:formula="of:=POWER([.A72]; 2)*[.$B$2]/POWER([.$A$2]; 2)" table:style-name="ce1">
            <text:p>12.6897093</text:p>
          </table:table-cell>
          <table:table-cell office:value-type="float" office:value="900.96936030000006" table:formula="of:=POWER([.A72]; 3)*[.$B$2]/POWER([.$A$2]; 3)" table:style-name="ce1">
            <text:p>900.9693603</text:p>
          </table:table-cell>
          <table:table-cell table:number-columns-repeated="16379"/>
        </table:table-row>
        <table:table-row table:style-name="ro1">
          <table:table-cell office:value-type="float" office:value="7200" table:style-name="ce1">
            <text:p>7200</text:p>
          </table:table-cell>
          <table:table-cell office:value-type="float" office:value="3.5531000000000001" table:style-name="ce1">
            <text:p>3.5531</text:p>
          </table:table-cell>
          <table:table-cell office:value-type="float" office:value="0.3495622713575916" table:formula="of:=[dp.$A73]*LOG([dp.$A73]; 2) *[.$B$2]/([.$A$2]*LOG([.$A$2]; 2))" table:style-name="ce1">
            <text:p>0.349562271</text:p>
          </table:table-cell>
          <table:table-cell office:value-type="float" office:value="13.0496832" table:formula="of:=POWER([.A73]; 2)*[.$B$2]/POWER([.$A$2]; 2)" table:style-name="ce1">
            <text:p>13.0496832</text:p>
          </table:table-cell>
          <table:table-cell office:value-type="float" office:value="939.57719039999995" table:formula="of:=POWER([.A73]; 3)*[.$B$2]/POWER([.$A$2]; 3)" table:style-name="ce1">
            <text:p>939.5771904</text:p>
          </table:table-cell>
          <table:table-cell table:number-columns-repeated="16379"/>
        </table:table-row>
        <table:table-row table:style-name="ro1">
          <table:table-cell office:value-type="float" office:value="7300" table:style-name="ce1">
            <text:p>7300</text:p>
          </table:table-cell>
          <table:table-cell office:value-type="float" office:value="3.6941899999999999" table:style-name="ce1">
            <text:p>3.69419</text:p>
          </table:table-cell>
          <table:table-cell office:value-type="float" office:value="0.3549677062060147" table:formula="of:=[dp.$A74]*LOG([dp.$A74]; 2) *[.$B$2]/([.$A$2]*LOG([.$A$2]; 2))" table:style-name="ce1">
            <text:p>0.354967706</text:p>
          </table:table-cell>
          <table:table-cell office:value-type="float" office:value="13.414691700000002" table:formula="of:=POWER([.A74]; 2)*[.$B$2]/POWER([.$A$2]; 2)" table:style-name="ce1">
            <text:p>13.4146917</text:p>
          </table:table-cell>
          <table:table-cell office:value-type="float" office:value="979.27249410000002" table:formula="of:=POWER([.A74]; 3)*[.$B$2]/POWER([.$A$2]; 3)" table:style-name="ce1">
            <text:p>979.2724941</text:p>
          </table:table-cell>
          <table:table-cell table:number-columns-repeated="16379"/>
        </table:table-row>
        <table:table-row table:style-name="ro1">
          <table:table-cell office:value-type="float" office:value="7400" table:style-name="ce1">
            <text:p>7400</text:p>
          </table:table-cell>
          <table:table-cell office:value-type="float" office:value="3.8356499999999998" table:style-name="ce1">
            <text:p>3.83565</text:p>
          </table:table-cell>
          <table:table-cell office:value-type="float" office:value="0.36038062929891507" table:formula="of:=[dp.$A75]*LOG([dp.$A75]; 2) *[.$B$2]/([.$A$2]*LOG([.$A$2]; 2))" table:style-name="ce1">
            <text:p>0.360380629</text:p>
          </table:table-cell>
          <table:table-cell office:value-type="float" office:value="13.784734799999999" table:formula="of:=POWER([.A75]; 2)*[.$B$2]/POWER([.$A$2]; 2)" table:style-name="ce1">
            <text:p>13.7847348</text:p>
          </table:table-cell>
          <table:table-cell office:value-type="float" office:value="1020.0703752000001" table:formula="of:=POWER([.A75]; 3)*[.$B$2]/POWER([.$A$2]; 3)" table:style-name="ce1">
            <text:p>1020.070375</text:p>
          </table:table-cell>
          <table:table-cell table:number-columns-repeated="16379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float" office:value="3.9356" table:style-name="ce1">
            <text:p>3.9356</text:p>
          </table:table-cell>
          <table:table-cell office:value-type="float" office:value="0.36580093943759728" table:formula="of:=[dp.$A76]*LOG([dp.$A76]; 2) *[.$B$2]/([.$A$2]*LOG([.$A$2]; 2))" table:style-name="ce1">
            <text:p>0.365800939</text:p>
          </table:table-cell>
          <table:table-cell office:value-type="float" office:value="14.159812499999999" table:formula="of:=POWER([.A76]; 2)*[.$B$2]/POWER([.$A$2]; 2)" table:style-name="ce1">
            <text:p>14.1598125</text:p>
          </table:table-cell>
          <table:table-cell office:value-type="float" office:value="1061.9859375000001" table:formula="of:=POWER([.A76]; 3)*[.$B$2]/POWER([.$A$2]; 3)" table:style-name="ce1">
            <text:p>1061.985938</text:p>
          </table:table-cell>
          <table:table-cell table:number-columns-repeated="16379"/>
        </table:table-row>
        <table:table-row table:style-name="ro1">
          <table:table-cell office:value-type="float" office:value="7600" table:style-name="ce1">
            <text:p>7600</text:p>
          </table:table-cell>
          <table:table-cell office:value-type="float" office:value="3.9231400000000001" table:style-name="ce1">
            <text:p>3.92314</text:p>
          </table:table-cell>
          <table:table-cell office:value-type="float" office:value="0.3712285381222406" table:formula="of:=[dp.$A77]*LOG([dp.$A77]; 2) *[.$B$2]/([.$A$2]*LOG([.$A$2]; 2))" table:style-name="ce1">
            <text:p>0.371228538</text:p>
          </table:table-cell>
          <table:table-cell office:value-type="float" office:value="14.5399248" table:formula="of:=POWER([.A77]; 2)*[.$B$2]/POWER([.$A$2]; 2)" table:style-name="ce1">
            <text:p>14.5399248</text:p>
          </table:table-cell>
          <table:table-cell office:value-type="float" office:value="1105.0342848" table:formula="of:=POWER([.A77]; 3)*[.$B$2]/POWER([.$A$2]; 3)" table:style-name="ce1">
            <text:p>1105.034285</text:p>
          </table:table-cell>
          <table:table-cell table:number-columns-repeated="16379"/>
        </table:table-row>
        <table:table-row table:style-name="ro1">
          <table:table-cell office:value-type="float" office:value="7700" table:style-name="ce1">
            <text:p>7700</text:p>
          </table:table-cell>
          <table:table-cell office:value-type="float" office:value="4.1091800000000003" table:style-name="ce1">
            <text:p>4.10918</text:p>
          </table:table-cell>
          <table:table-cell office:value-type="float" office:value="0.37666332944535252" table:formula="of:=[dp.$A78]*LOG([dp.$A78]; 2) *[.$B$2]/([.$A$2]*LOG([.$A$2]; 2))" table:style-name="ce1">
            <text:p>0.376663329</text:p>
          </table:table-cell>
          <table:table-cell office:value-type="float" office:value="14.9250717" table:formula="of:=POWER([.A78]; 2)*[.$B$2]/POWER([.$A$2]; 2)" table:style-name="ce1">
            <text:p>14.9250717</text:p>
          </table:table-cell>
          <table:table-cell office:value-type="float" office:value="1149.2305209000001" table:formula="of:=POWER([.A78]; 3)*[.$B$2]/POWER([.$A$2]; 3)" table:style-name="ce1">
            <text:p>1149.230521</text:p>
          </table:table-cell>
          <table:table-cell table:number-columns-repeated="16379"/>
        </table:table-row>
        <table:table-row table:style-name="ro1">
          <table:table-cell office:value-type="float" office:value="7800" table:style-name="ce1">
            <text:p>7800</text:p>
          </table:table-cell>
          <table:table-cell office:value-type="float" office:value="4.1830800000000004" table:style-name="ce1">
            <text:p>4.18308</text:p>
          </table:table-cell>
          <table:table-cell office:value-type="float" office:value="0.38210521999075703" table:formula="of:=[dp.$A79]*LOG([dp.$A79]; 2) *[.$B$2]/([.$A$2]*LOG([.$A$2]; 2))" table:style-name="ce1">
            <text:p>0.38210522</text:p>
          </table:table-cell>
          <table:table-cell office:value-type="float" office:value="15.315253200000001" table:formula="of:=POWER([.A79]; 2)*[.$B$2]/POWER([.$A$2]; 2)" table:style-name="ce1">
            <text:p>15.3152532</text:p>
          </table:table-cell>
          <table:table-cell office:value-type="float" office:value="1194.5897496000002" table:formula="of:=POWER([.A79]; 3)*[.$B$2]/POWER([.$A$2]; 3)" table:style-name="ce1">
            <text:p>1194.58975</text:p>
          </table:table-cell>
          <table:table-cell table:number-columns-repeated="16379"/>
        </table:table-row>
        <table:table-row table:style-name="ro1">
          <table:table-cell office:value-type="float" office:value="7900" table:style-name="ce1">
            <text:p>7900</text:p>
          </table:table-cell>
          <table:table-cell office:value-type="float" office:value="4.3018000000000001" table:style-name="ce1">
            <text:p>4.3018</text:p>
          </table:table-cell>
          <table:table-cell office:value-type="float" office:value="0.38755411873776435" table:formula="of:=[dp.$A80]*LOG([dp.$A80]; 2) *[.$B$2]/([.$A$2]*LOG([.$A$2]; 2))" table:style-name="ce1">
            <text:p>0.387554119</text:p>
          </table:table-cell>
          <table:table-cell office:value-type="float" office:value="15.7104693" table:formula="of:=POWER([.A80]; 2)*[.$B$2]/POWER([.$A$2]; 2)" table:style-name="ce1">
            <text:p>15.7104693</text:p>
          </table:table-cell>
          <table:table-cell office:value-type="float" office:value="1241.1270747000001" table:formula="of:=POWER([.A80]; 3)*[.$B$2]/POWER([.$A$2]; 3)" table:style-name="ce1">
            <text:p>1241.127075</text:p>
          </table:table-cell>
          <table:table-cell table:number-columns-repeated="16379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4.5046200000000001" table:style-name="ce1">
            <text:p>4.50462</text:p>
          </table:table-cell>
          <table:table-cell office:value-type="float" office:value="0.39300993697019276" table:formula="of:=[dp.$A81]*LOG([dp.$A81]; 2) *[.$B$2]/([.$A$2]*LOG([.$A$2]; 2))" table:style-name="ce1">
            <text:p>0.393009937</text:p>
          </table:table-cell>
          <table:table-cell office:value-type="float" office:value="16.110720000000001" table:formula="of:=POWER([.A81]; 2)*[.$B$2]/POWER([.$A$2]; 2)" table:style-name="ce1">
            <text:p>16.11072</text:p>
          </table:table-cell>
          <table:table-cell office:value-type="float" office:value="1288.8576" table:formula="of:=POWER([.A81]; 3)*[.$B$2]/POWER([.$A$2]; 3)" table:style-name="ce1">
            <text:p>1288.8576</text:p>
          </table:table-cell>
          <table:table-cell table:number-columns-repeated="16379"/>
        </table:table-row>
        <table:table-row table:style-name="ro1">
          <table:table-cell office:value-type="float" office:value="8100" table:style-name="ce1">
            <text:p>8100</text:p>
          </table:table-cell>
          <table:table-cell office:value-type="float" office:value="4.5517300000000001" table:style-name="ce1">
            <text:p>4.55173</text:p>
          </table:table-cell>
          <table:table-cell office:value-type="float" office:value="0.39847258818994064" table:formula="of:=[dp.$A82]*LOG([dp.$A82]; 2) *[.$B$2]/([.$A$2]*LOG([.$A$2]; 2))" table:style-name="ce1">
            <text:p>0.398472588</text:p>
          </table:table-cell>
          <table:table-cell office:value-type="float" office:value="16.5160053" table:formula="of:=POWER([.A82]; 2)*[.$B$2]/POWER([.$A$2]; 2)" table:style-name="ce1">
            <text:p>16.5160053</text:p>
          </table:table-cell>
          <table:table-cell office:value-type="float" office:value="1337.7964293" table:formula="of:=POWER([.A82]; 3)*[.$B$2]/POWER([.$A$2]; 3)" table:style-name="ce1">
            <text:p>1337.796429</text:p>
          </table:table-cell>
          <table:table-cell table:number-columns-repeated="16379"/>
        </table:table-row>
        <table:table-row table:style-name="ro1">
          <table:table-cell office:value-type="float" office:value="8200" table:style-name="ce1">
            <text:p>8200</text:p>
          </table:table-cell>
          <table:table-cell office:value-type="float" office:value="4.77881" table:style-name="ce1">
            <text:p>4.77881</text:p>
          </table:table-cell>
          <table:table-cell office:value-type="float" office:value="0.40394198803482673" table:formula="of:=[dp.$A83]*LOG([dp.$A83]; 2) *[.$B$2]/([.$A$2]*LOG([.$A$2]; 2))" table:style-name="ce1">
            <text:p>0.403941988</text:p>
          </table:table-cell>
          <table:table-cell office:value-type="float" office:value="16.926325200000001" table:formula="of:=POWER([.A83]; 2)*[.$B$2]/POWER([.$A$2]; 2)" table:style-name="ce1">
            <text:p>16.9263252</text:p>
          </table:table-cell>
          <table:table-cell office:value-type="float" office:value="1387.9586664000001" table:formula="of:=POWER([.A83]; 3)*[.$B$2]/POWER([.$A$2]; 3)" table:style-name="ce1">
            <text:p>1387.958666</text:p>
          </table:table-cell>
          <table:table-cell table:number-columns-repeated="16379"/>
        </table:table-row>
        <table:table-row table:style-name="ro1">
          <table:table-cell office:value-type="float" office:value="8300" table:style-name="ce1">
            <text:p>8300</text:p>
          </table:table-cell>
          <table:table-cell office:value-type="float" office:value="4.8395200000000003" table:style-name="ce1">
            <text:p>4.83952</text:p>
          </table:table-cell>
          <table:table-cell office:value-type="float" office:value="0.40941805420043909" table:formula="of:=[dp.$A84]*LOG([dp.$A84]; 2) *[.$B$2]/([.$A$2]*LOG([.$A$2]; 2))" table:style-name="ce1">
            <text:p>0.409418054</text:p>
          </table:table-cell>
          <table:table-cell office:value-type="float" office:value="17.341679700000004" table:formula="of:=POWER([.A84]; 2)*[.$B$2]/POWER([.$A$2]; 2)" table:style-name="ce1">
            <text:p>17.3416797</text:p>
          </table:table-cell>
          <table:table-cell office:value-type="float" office:value="1439.3594151000002" table:formula="of:=POWER([.A84]; 3)*[.$B$2]/POWER([.$A$2]; 3)" table:style-name="ce1">
            <text:p>1439.359415</text:p>
          </table:table-cell>
          <table:table-cell table:number-columns-repeated="16379"/>
        </table:table-row>
        <table:table-row table:style-name="ro1">
          <table:table-cell office:value-type="float" office:value="8400" table:style-name="ce1">
            <text:p>8400</text:p>
          </table:table-cell>
          <table:table-cell office:value-type="float" office:value="4.9242400000000002" table:style-name="ce1">
            <text:p>4.92424</text:p>
          </table:table-cell>
          <table:table-cell office:value-type="float" office:value="0.41490070636575016" table:formula="of:=[dp.$A85]*LOG([dp.$A85]; 2) *[.$B$2]/([.$A$2]*LOG([.$A$2]; 2))" table:style-name="ce1">
            <text:p>0.414900706</text:p>
          </table:table-cell>
          <table:table-cell office:value-type="float" office:value="17.762068799999998" table:formula="of:=POWER([.A85]; 2)*[.$B$2]/POWER([.$A$2]; 2)" table:style-name="ce1">
            <text:p>17.7620688</text:p>
          </table:table-cell>
          <table:table-cell office:value-type="float" office:value="1492.0137792" table:formula="of:=POWER([.A85]; 3)*[.$B$2]/POWER([.$A$2]; 3)" table:style-name="ce1">
            <text:p>1492.013779</text:p>
          </table:table-cell>
          <table:table-cell table:number-columns-repeated="16379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5.0834099999999998" table:style-name="ce1">
            <text:p>5.08341</text:p>
          </table:table-cell>
          <table:table-cell office:value-type="float" office:value="0.42038986612227514" table:formula="of:=[dp.$A86]*LOG([dp.$A86]; 2) *[.$B$2]/([.$A$2]*LOG([.$A$2]; 2))" table:style-name="ce1">
            <text:p>0.420389866</text:p>
          </table:table-cell>
          <table:table-cell office:value-type="float" office:value="18.187492500000001" table:formula="of:=POWER([.A86]; 2)*[.$B$2]/POWER([.$A$2]; 2)" table:style-name="ce1">
            <text:p>18.1874925</text:p>
          </table:table-cell>
          <table:table-cell office:value-type="float" office:value="1545.9368625" table:formula="of:=POWER([.A86]; 3)*[.$B$2]/POWER([.$A$2]; 3)" table:style-name="ce1">
            <text:p>1545.936863</text:p>
          </table:table-cell>
          <table:table-cell table:number-columns-repeated="16379"/>
        </table:table-row>
        <table:table-row table:style-name="ro1">
          <table:table-cell office:value-type="float" office:value="8600" table:style-name="ce1">
            <text:p>8600</text:p>
          </table:table-cell>
          <table:table-cell office:value-type="float" office:value="5.1954700000000003" table:style-name="ce1">
            <text:p>5.19547</text:p>
          </table:table-cell>
          <table:table-cell office:value-type="float" office:value="0.4258854569065636" table:formula="of:=[dp.$A87]*LOG([dp.$A87]; 2) *[.$B$2]/([.$A$2]*LOG([.$A$2]; 2))" table:style-name="ce1">
            <text:p>0.425885457</text:p>
          </table:table-cell>
          <table:table-cell office:value-type="float" office:value="18.617950799999999" table:formula="of:=POWER([.A87]; 2)*[.$B$2]/POWER([.$A$2]; 2)" table:style-name="ce1">
            <text:p>18.6179508</text:p>
          </table:table-cell>
          <table:table-cell office:value-type="float" office:value="1601.1437687999999" table:formula="of:=POWER([.A87]; 3)*[.$B$2]/POWER([.$A$2]; 3)" table:style-name="ce1">
            <text:p>1601.143769</text:p>
          </table:table-cell>
          <table:table-cell table:number-columns-repeated="16379"/>
        </table:table-row>
        <table:table-row table:style-name="ro1">
          <table:table-cell office:value-type="float" office:value="8700" table:style-name="ce1">
            <text:p>8700</text:p>
          </table:table-cell>
          <table:table-cell office:value-type="float" office:value="5.3468799999999996" table:style-name="ce1">
            <text:p>5.34688</text:p>
          </table:table-cell>
          <table:table-cell office:value-type="float" office:value="0.43138740393583297" table:formula="of:=[dp.$A88]*LOG([dp.$A88]; 2) *[.$B$2]/([.$A$2]*LOG([.$A$2]; 2))" table:style-name="ce1">
            <text:p>0.431387404</text:p>
          </table:table-cell>
          <table:table-cell office:value-type="float" office:value="19.053443699999999" table:formula="of:=POWER([.A88]; 2)*[.$B$2]/POWER([.$A$2]; 2)" table:style-name="ce1">
            <text:p>19.0534437</text:p>
          </table:table-cell>
          <table:table-cell office:value-type="float" office:value="1657.6496019000001" table:formula="of:=POWER([.A88]; 3)*[.$B$2]/POWER([.$A$2]; 3)" table:style-name="ce1">
            <text:p>1657.649602</text:p>
          </table:table-cell>
          <table:table-cell table:number-columns-repeated="16379"/>
        </table:table-row>
        <table:table-row table:style-name="ro1">
          <table:table-cell office:value-type="float" office:value="8800" table:style-name="ce1">
            <text:p>8800</text:p>
          </table:table-cell>
          <table:table-cell office:value-type="float" office:value="5.54521" table:style-name="ce1">
            <text:p>5.54521</text:p>
          </table:table-cell>
          <table:table-cell office:value-type="float" office:value="0.4368956341465593" table:formula="of:=[dp.$A89]*LOG([dp.$A89]; 2) *[.$B$2]/([.$A$2]*LOG([.$A$2]; 2))" table:style-name="ce1">
            <text:p>0.436895634</text:p>
          </table:table-cell>
          <table:table-cell office:value-type="float" office:value="19.493971200000001" table:formula="of:=POWER([.A89]; 2)*[.$B$2]/POWER([.$A$2]; 2)" table:style-name="ce1">
            <text:p>19.4939712</text:p>
          </table:table-cell>
          <table:table-cell office:value-type="float" office:value="1715.4694656000001" table:formula="of:=POWER([.A89]; 3)*[.$B$2]/POWER([.$A$2]; 3)" table:style-name="ce1">
            <text:p>1715.469466</text:p>
          </table:table-cell>
          <table:table-cell table:number-columns-repeated="16379"/>
        </table:table-row>
        <table:table-row table:style-name="ro1">
          <table:table-cell office:value-type="float" office:value="8900" table:style-name="ce1">
            <text:p>8900</text:p>
          </table:table-cell>
          <table:table-cell office:value-type="float" office:value="5.7073900000000002" table:style-name="ce1">
            <text:p>5.70739</text:p>
          </table:table-cell>
          <table:table-cell office:value-type="float" office:value="0.4424100761358622" table:formula="of:=[dp.$A90]*LOG([dp.$A90]; 2) *[.$B$2]/([.$A$2]*LOG([.$A$2]; 2))" table:style-name="ce1">
            <text:p>0.442410076</text:p>
          </table:table-cell>
          <table:table-cell office:value-type="float" office:value="19.939533300000001" table:formula="of:=POWER([.A90]; 2)*[.$B$2]/POWER([.$A$2]; 2)" table:style-name="ce1">
            <text:p>19.9395333</text:p>
          </table:table-cell>
          <table:table-cell office:value-type="float" office:value="1774.6184637000001" table:formula="of:=POWER([.A90]; 3)*[.$B$2]/POWER([.$A$2]; 3)" table:style-name="ce1">
            <text:p>1774.618464</text:p>
          </table:table-cell>
          <table:table-cell table:number-columns-repeated="16379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5.8511199999999999" table:style-name="ce1">
            <text:p>5.85112</text:p>
          </table:table-cell>
          <table:table-cell office:value-type="float" office:value="0.44793066010552263" table:formula="of:=[dp.$A91]*LOG([dp.$A91]; 2) *[.$B$2]/([.$A$2]*LOG([.$A$2]; 2))" table:style-name="ce1">
            <text:p>0.44793066</text:p>
          </table:table-cell>
          <table:table-cell office:value-type="float" office:value="20.390130000000003" table:formula="of:=POWER([.A91]; 2)*[.$B$2]/POWER([.$A$2]; 2)" table:style-name="ce1">
            <text:p>20.39013</text:p>
          </table:table-cell>
          <table:table-cell office:value-type="float" office:value="1835.1116999999999" table:formula="of:=POWER([.A91]; 3)*[.$B$2]/POWER([.$A$2]; 3)" table:style-name="ce1">
            <text:p>1835.1117</text:p>
          </table:table-cell>
          <table:table-cell table:number-columns-repeated="16379"/>
        </table:table-row>
        <table:table-row table:style-name="ro1">
          <table:table-cell office:value-type="float" office:value="9100" table:style-name="ce1">
            <text:p>9100</text:p>
          </table:table-cell>
          <table:table-cell office:value-type="float" office:value="5.8509799999999998" table:style-name="ce1">
            <text:p>5.85098</text:p>
          </table:table-cell>
          <table:table-cell office:value-type="float" office:value="0.45345731780848997" table:formula="of:=[dp.$A92]*LOG([dp.$A92]; 2) *[.$B$2]/([.$A$2]*LOG([.$A$2]; 2))" table:style-name="ce1">
            <text:p>0.453457318</text:p>
          </table:table-cell>
          <table:table-cell office:value-type="float" office:value="20.845761299999999" table:formula="of:=POWER([.A92]; 2)*[.$B$2]/POWER([.$A$2]; 2)" table:style-name="ce1">
            <text:p>20.8457613</text:p>
          </table:table-cell>
          <table:table-cell office:value-type="float" office:value="1896.9642782999999" table:formula="of:=POWER([.A92]; 3)*[.$B$2]/POWER([.$A$2]; 3)" table:style-name="ce1">
            <text:p>1896.964278</text:p>
          </table:table-cell>
          <table:table-cell table:number-columns-repeated="16379"/>
        </table:table-row>
        <table:table-row table:style-name="ro1">
          <table:table-cell office:value-type="float" office:value="9200" table:style-name="ce1">
            <text:p>9200</text:p>
          </table:table-cell>
          <table:table-cell office:value-type="float" office:value="6.0288599999999999" table:style-name="ce1">
            <text:p>6.02886</text:p>
          </table:table-cell>
          <table:table-cell office:value-type="float" office:value="0.45898998249774048" table:formula="of:=[dp.$A93]*LOG([dp.$A93]; 2) *[.$B$2]/([.$A$2]*LOG([.$A$2]; 2))" table:style-name="ce1">
            <text:p>0.458989982</text:p>
          </table:table-cell>
          <table:table-cell office:value-type="float" office:value="21.306427199999998" table:formula="of:=POWER([.A93]; 2)*[.$B$2]/POWER([.$A$2]; 2)" table:style-name="ce1">
            <text:p>21.3064272</text:p>
          </table:table-cell>
          <table:table-cell office:value-type="float" office:value="1960.1913024" table:formula="of:=POWER([.A93]; 3)*[.$B$2]/POWER([.$A$2]; 3)" table:style-name="ce1">
            <text:p>1960.191302</text:p>
          </table:table-cell>
          <table:table-cell table:number-columns-repeated="16379"/>
        </table:table-row>
        <table:table-row table:style-name="ro1">
          <table:table-cell office:value-type="float" office:value="9300" table:style-name="ce1">
            <text:p>9300</text:p>
          </table:table-cell>
          <table:table-cell office:value-type="float" office:value="6.1712300000000004" table:style-name="ce1">
            <text:p>6.17123</text:p>
          </table:table-cell>
          <table:table-cell office:value-type="float" office:value="0.46452858887735926" table:formula="of:=[dp.$A94]*LOG([dp.$A94]; 2) *[.$B$2]/([.$A$2]*LOG([.$A$2]; 2))" table:style-name="ce1">
            <text:p>0.464528589</text:p>
          </table:table-cell>
          <table:table-cell office:value-type="float" office:value="21.772127699999999" table:formula="of:=POWER([.A94]; 2)*[.$B$2]/POWER([.$A$2]; 2)" table:style-name="ce1">
            <text:p>21.7721277</text:p>
          </table:table-cell>
          <table:table-cell office:value-type="float" office:value="2024.8078761000002" table:formula="of:=POWER([.A94]; 3)*[.$B$2]/POWER([.$A$2]; 3)" table:style-name="ce1">
            <text:p>2024.807876</text:p>
          </table:table-cell>
          <table:table-cell table:number-columns-repeated="16379"/>
        </table:table-row>
        <table:table-row table:style-name="ro1">
          <table:table-cell office:value-type="float" office:value="9400" table:style-name="ce1">
            <text:p>9400</text:p>
          </table:table-cell>
          <table:table-cell office:value-type="float" office:value="6.2431799999999997" table:style-name="ce1">
            <text:p>6.24318</text:p>
          </table:table-cell>
          <table:table-cell office:value-type="float" office:value="0.47007307305572643" table:formula="of:=[dp.$A95]*LOG([dp.$A95]; 2) *[.$B$2]/([.$A$2]*LOG([.$A$2]; 2))" table:style-name="ce1">
            <text:p>0.470073073</text:p>
          </table:table-cell>
          <table:table-cell office:value-type="float" office:value="22.242862800000001" table:formula="of:=POWER([.A95]; 2)*[.$B$2]/POWER([.$A$2]; 2)" table:style-name="ce1">
            <text:p>22.2428628</text:p>
          </table:table-cell>
          <table:table-cell office:value-type="float" office:value="2090.8291032000002" table:formula="of:=POWER([.A95]; 3)*[.$B$2]/POWER([.$A$2]; 3)" table:style-name="ce1">
            <text:p>2090.829103</text:p>
          </table:table-cell>
          <table:table-cell table:number-columns-repeated="16379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6.3804800000000004" table:style-name="ce1">
            <text:p>6.38048</text:p>
          </table:table-cell>
          <table:table-cell office:value-type="float" office:value="0.47562337250069675" table:formula="of:=[dp.$A96]*LOG([dp.$A96]; 2) *[.$B$2]/([.$A$2]*LOG([.$A$2]; 2))" table:style-name="ce1">
            <text:p>0.475623373</text:p>
          </table:table-cell>
          <table:table-cell office:value-type="float" office:value="22.718632500000002" table:formula="of:=POWER([.A96]; 2)*[.$B$2]/POWER([.$A$2]; 2)" table:style-name="ce1">
            <text:p>22.7186325</text:p>
          </table:table-cell>
          <table:table-cell office:value-type="float" office:value="2158.2700875" table:formula="of:=POWER([.A96]; 3)*[.$B$2]/POWER([.$A$2]; 3)" table:style-name="ce1">
            <text:p>2158.270088</text:p>
          </table:table-cell>
          <table:table-cell table:number-columns-repeated="16379"/>
        </table:table-row>
        <table:table-row table:style-name="ro1">
          <table:table-cell office:value-type="float" office:value="9600" table:style-name="ce1">
            <text:p>9600</text:p>
          </table:table-cell>
          <table:table-cell office:value-type="float" office:value="6.5532399999999997" table:style-name="ce1">
            <text:p>6.55324</text:p>
          </table:table-cell>
          <table:table-cell office:value-type="float" office:value="0.4811794259966643" table:formula="of:=[dp.$A97]*LOG([dp.$A97]; 2) *[.$B$2]/([.$A$2]*LOG([.$A$2]; 2))" table:style-name="ce1">
            <text:p>0.481179426</text:p>
          </table:table-cell>
          <table:table-cell office:value-type="float" office:value="23.199436800000001" table:formula="of:=POWER([.A97]; 2)*[.$B$2]/POWER([.$A$2]; 2)" table:style-name="ce1">
            <text:p>23.1994368</text:p>
          </table:table-cell>
          <table:table-cell office:value-type="float" office:value="2227.1459328000001" table:formula="of:=POWER([.A97]; 3)*[.$B$2]/POWER([.$A$2]; 3)" table:style-name="ce1">
            <text:p>2227.145933</text:p>
          </table:table-cell>
          <table:table-cell table:number-columns-repeated="16379"/>
        </table:table-row>
        <table:table-row table:style-name="ro1">
          <table:table-cell office:value-type="float" office:value="9700" table:style-name="ce1">
            <text:p>9700</text:p>
          </table:table-cell>
          <table:table-cell office:value-type="float" office:value="6.70871" table:style-name="ce1">
            <text:p>6.70871</text:p>
          </table:table-cell>
          <table:table-cell office:value-type="float" office:value="0.48674117360341834" table:formula="of:=[dp.$A98]*LOG([dp.$A98]; 2) *[.$B$2]/([.$A$2]*LOG([.$A$2]; 2))" table:style-name="ce1">
            <text:p>0.486741174</text:p>
          </table:table-cell>
          <table:table-cell office:value-type="float" office:value="23.685275700000002" table:formula="of:=POWER([.A98]; 2)*[.$B$2]/POWER([.$A$2]; 2)" table:style-name="ce1">
            <text:p>23.6852757</text:p>
          </table:table-cell>
          <table:table-cell office:value-type="float" office:value="2297.4717429000002" table:formula="of:=POWER([.A98]; 3)*[.$B$2]/POWER([.$A$2]; 3)" table:style-name="ce1">
            <text:p>2297.471743</text:p>
          </table:table-cell>
          <table:table-cell table:number-columns-repeated="16379"/>
        </table:table-row>
        <table:table-row table:style-name="ro1">
          <table:table-cell office:value-type="float" office:value="9800" table:style-name="ce1">
            <text:p>9800</text:p>
          </table:table-cell>
          <table:table-cell office:value-type="float" office:value="6.8467399999999996" table:style-name="ce1">
            <text:p>6.84674</text:p>
          </table:table-cell>
          <table:table-cell office:value-type="float" office:value="0.4923085566166952" table:formula="of:=[dp.$A99]*LOG([dp.$A99]; 2) *[.$B$2]/([.$A$2]*LOG([.$A$2]; 2))" table:style-name="ce1">
            <text:p>0.492308557</text:p>
          </table:table-cell>
          <table:table-cell office:value-type="float" office:value="24.176149200000001" table:formula="of:=POWER([.A99]; 2)*[.$B$2]/POWER([.$A$2]; 2)" table:style-name="ce1">
            <text:p>24.1761492</text:p>
          </table:table-cell>
          <table:table-cell office:value-type="float" office:value="2369.2626215999999" table:formula="of:=POWER([.A99]; 3)*[.$B$2]/POWER([.$A$2]; 3)" table:style-name="ce1">
            <text:p>2369.262622</text:p>
          </table:table-cell>
          <table:table-cell table:number-columns-repeated="16379"/>
        </table:table-row>
        <table:table-row table:style-name="ro1">
          <table:table-cell office:value-type="float" office:value="9900" table:style-name="ce1">
            <text:p>9900</text:p>
          </table:table-cell>
          <table:table-cell office:value-type="float" office:value="6.9314799999999996" table:style-name="ce1">
            <text:p>6.93148</text:p>
          </table:table-cell>
          <table:table-cell office:value-type="float" office:value="0.49788151753034032" table:formula="of:=[dp.$A100]*LOG([dp.$A100]; 2) *[.$B$2]/([.$A$2]*LOG([.$A$2]; 2))" table:style-name="ce1">
            <text:p>0.497881518</text:p>
          </table:table-cell>
          <table:table-cell office:value-type="float" office:value="24.672057299999999" table:formula="of:=POWER([.A100]; 2)*[.$B$2]/POWER([.$A$2]; 2)" table:style-name="ce1">
            <text:p>24.6720573</text:p>
          </table:table-cell>
          <table:table-cell office:value-type="float" office:value="2442.5336727000004" table:formula="of:=POWER([.A100]; 3)*[.$B$2]/POWER([.$A$2]; 3)" table:style-name="ce1">
            <text:p>2442.533673</text:p>
          </table:table-cell>
          <table:table-cell table:number-columns-repeated="16379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7.1903300000000003" table:style-name="ce1">
            <text:p>7.19033</text:p>
          </table:table-cell>
          <table:table-cell office:value-type="float" office:value="0.50346000000000002" table:formula="of:=[dp.$A101]*LOG([dp.$A101]; 2) *[.$B$2]/([.$A$2]*LOG([.$A$2]; 2))" table:style-name="ce1">
            <text:p>0.50346</text:p>
          </table:table-cell>
          <table:table-cell office:value-type="float" office:value="25.172999999999998" table:formula="of:=POWER([.A101]; 2)*[.$B$2]/POWER([.$A$2]; 2)" table:style-name="ce1">
            <text:p>25.173</text:p>
          </table:table-cell>
          <table:table-cell office:value-type="float" office:value="2517.3000000000002" table:formula="of:=POWER([.A101]; 3)*[.$B$2]/POWER([.$A$2]; 3)" table:style-name="ce1">
            <text:p>2517.3</text:p>
          </table:table-cell>
          <table:table-cell table:number-columns-repeated="16379"/>
        </table:table-row>
        <table:table-row table:style-name="ro1">
          <table:table-cell office:value-type="float" office:value="10100" table:style-name="ce1">
            <text:p>10100</text:p>
          </table:table-cell>
          <table:table-cell office:value-type="float" office:value="7.32681" table:style-name="ce1">
            <text:p>7.32681</text:p>
          </table:table-cell>
          <table:table-cell office:value-type="float" office:value="0.50904394880826376" table:formula="of:=[dp.$A102]*LOG([dp.$A102]; 2) *[.$B$2]/([.$A$2]*LOG([.$A$2]; 2))" table:style-name="ce1">
            <text:p>0.509043949</text:p>
          </table:table-cell>
          <table:table-cell office:value-type="float" office:value="25.678977300000003" table:formula="of:=POWER([.A102]; 2)*[.$B$2]/POWER([.$A$2]; 2)" table:style-name="ce1">
            <text:p>25.6789773</text:p>
          </table:table-cell>
          <table:table-cell office:value-type="float" office:value="2593.5767073000002" table:formula="of:=POWER([.A102]; 3)*[.$B$2]/POWER([.$A$2]; 3)" table:style-name="ce1">
            <text:p>2593.576707</text:p>
          </table:table-cell>
          <table:table-cell table:number-columns-repeated="16379"/>
        </table:table-row>
        <table:table-row table:style-name="ro1">
          <table:table-cell office:value-type="float" office:value="10200" table:style-name="ce1">
            <text:p>10200</text:p>
          </table:table-cell>
          <table:table-cell office:value-type="float" office:value="7.4516900000000001" table:style-name="ce1">
            <text:p>7.45169</text:p>
          </table:table-cell>
          <table:table-cell office:value-type="float" office:value="0.51463330983118993" table:formula="of:=[dp.$A103]*LOG([dp.$A103]; 2) *[.$B$2]/([.$A$2]*LOG([.$A$2]; 2))" table:style-name="ce1">
            <text:p>0.51463331</text:p>
          </table:table-cell>
          <table:table-cell office:value-type="float" office:value="26.189989200000003" table:formula="of:=POWER([.A103]; 2)*[.$B$2]/POWER([.$A$2]; 2)" table:style-name="ce1">
            <text:p>26.1899892</text:p>
          </table:table-cell>
          <table:table-cell office:value-type="float" office:value="2671.3788984000003" table:formula="of:=POWER([.A103]; 3)*[.$B$2]/POWER([.$A$2]; 3)" table:style-name="ce1">
            <text:p>2671.378898</text:p>
          </table:table-cell>
          <table:table-cell table:number-columns-repeated="16379"/>
        </table:table-row>
        <table:table-row table:style-name="ro1">
          <table:table-cell office:value-type="float" office:value="10300" table:style-name="ce1">
            <text:p>10300</text:p>
          </table:table-cell>
          <table:table-cell office:value-type="float" office:value="7.4642799999999996" table:style-name="ce1">
            <text:p>7.46428</text:p>
          </table:table-cell>
          <table:table-cell office:value-type="float" office:value="0.52022803000614204" table:formula="of:=[dp.$A104]*LOG([dp.$A104]; 2) *[.$B$2]/([.$A$2]*LOG([.$A$2]; 2))" table:style-name="ce1">
            <text:p>0.52022803</text:p>
          </table:table-cell>
          <table:table-cell office:value-type="float" office:value="26.706035700000001" table:formula="of:=POWER([.A104]; 2)*[.$B$2]/POWER([.$A$2]; 2)" table:style-name="ce1">
            <text:p>26.7060357</text:p>
          </table:table-cell>
          <table:table-cell office:value-type="float" office:value="2750.7216770999999" table:formula="of:=POWER([.A104]; 3)*[.$B$2]/POWER([.$A$2]; 3)" table:style-name="ce1">
            <text:p>2750.721677</text:p>
          </table:table-cell>
          <table:table-cell table:number-columns-repeated="16379"/>
        </table:table-row>
        <table:table-row table:style-name="ro1">
          <table:table-cell office:value-type="float" office:value="10400" table:style-name="ce1">
            <text:p>10400</text:p>
          </table:table-cell>
          <table:table-cell office:value-type="float" office:value="7.7180600000000004" table:style-name="ce1">
            <text:p>7.71806</text:p>
          </table:table-cell>
          <table:table-cell office:value-type="float" office:value="0.52582805730087456" table:formula="of:=[dp.$A105]*LOG([dp.$A105]; 2) *[.$B$2]/([.$A$2]*LOG([.$A$2]; 2))" table:style-name="ce1">
            <text:p>0.525828057</text:p>
          </table:table-cell>
          <table:table-cell office:value-type="float" office:value="27.227116800000001" table:formula="of:=POWER([.A105]; 2)*[.$B$2]/POWER([.$A$2]; 2)" table:style-name="ce1">
            <text:p>27.2271168</text:p>
          </table:table-cell>
          <table:table-cell office:value-type="float" office:value="2831.6201472000002" table:formula="of:=POWER([.A105]; 3)*[.$B$2]/POWER([.$A$2]; 3)" table:style-name="ce1">
            <text:p>2831.620147</text:p>
          </table:table-cell>
          <table:table-cell table:number-columns-repeated="16379"/>
        </table:table-row>
        <table:table-row table:style-name="ro1">
          <table:table-cell office:value-type="float" office:value="10500" table:style-name="ce1">
            <text:p>10500</text:p>
          </table:table-cell>
          <table:table-cell office:value-type="float" office:value="7.7872500000000002" table:style-name="ce1">
            <text:p>7.78725</text:p>
          </table:table-cell>
          <table:table-cell office:value-type="float" office:value="0.53143334068380965" table:formula="of:=[dp.$A106]*LOG([dp.$A106]; 2) *[.$B$2]/([.$A$2]*LOG([.$A$2]; 2))" table:style-name="ce1">
            <text:p>0.531433341</text:p>
          </table:table-cell>
          <table:table-cell office:value-type="float" office:value="27.753232500000003" table:formula="of:=POWER([.A106]; 2)*[.$B$2]/POWER([.$A$2]; 2)" table:style-name="ce1">
            <text:p>27.7532325</text:p>
          </table:table-cell>
          <table:table-cell office:value-type="float" office:value="2914.0894125" table:formula="of:=POWER([.A106]; 3)*[.$B$2]/POWER([.$A$2]; 3)" table:style-name="ce1">
            <text:p>2914.089413</text:p>
          </table:table-cell>
          <table:table-cell table:number-columns-repeated="16379"/>
        </table:table-row>
        <table:table-row table:style-name="ro1">
          <table:table-cell office:value-type="float" office:value="10600" table:style-name="ce1">
            <text:p>10600</text:p>
          </table:table-cell>
          <table:table-cell office:value-type="float" office:value="7.8863799999999999" table:style-name="ce1">
            <text:p>7.88638</text:p>
          </table:table-cell>
          <table:table-cell office:value-type="float" office:value="0.53704383009544332" table:formula="of:=[dp.$A107]*LOG([dp.$A107]; 2) *[.$B$2]/([.$A$2]*LOG([.$A$2]; 2))" table:style-name="ce1">
            <text:p>0.53704383</text:p>
          </table:table-cell>
          <table:table-cell office:value-type="float" office:value="28.284382800000003" table:formula="of:=POWER([.A107]; 2)*[.$B$2]/POWER([.$A$2]; 2)" table:style-name="ce1">
            <text:p>28.2843828</text:p>
          </table:table-cell>
          <table:table-cell office:value-type="float" office:value="2998.1445768000003" table:formula="of:=POWER([.A107]; 3)*[.$B$2]/POWER([.$A$2]; 3)" table:style-name="ce1">
            <text:p>2998.144577</text:p>
          </table:table-cell>
          <table:table-cell table:number-columns-repeated="16379"/>
        </table:table-row>
        <table:table-row table:style-name="ro1">
          <table:table-cell office:value-type="float" office:value="10700" table:style-name="ce1">
            <text:p>10700</text:p>
          </table:table-cell>
          <table:table-cell office:value-type="float" office:value="8.0028400000000008" table:style-name="ce1">
            <text:p>8.00284</text:p>
          </table:table-cell>
          <table:table-cell office:value-type="float" office:value="0.54265947642083334" table:formula="of:=[dp.$A108]*LOG([dp.$A108]; 2) *[.$B$2]/([.$A$2]*LOG([.$A$2]; 2))" table:style-name="ce1">
            <text:p>0.542659476</text:p>
          </table:table-cell>
          <table:table-cell office:value-type="float" office:value="28.820567700000002" table:formula="of:=POWER([.A108]; 2)*[.$B$2]/POWER([.$A$2]; 2)" table:style-name="ce1">
            <text:p>28.8205677</text:p>
          </table:table-cell>
          <table:table-cell office:value-type="float" office:value="3083.8007439000003" table:formula="of:=POWER([.A108]; 3)*[.$B$2]/POWER([.$A$2]; 3)" table:style-name="ce1">
            <text:p>3083.800744</text:p>
          </table:table-cell>
          <table:table-cell table:number-columns-repeated="16379"/>
        </table:table-row>
        <table:table-row table:style-name="ro1">
          <table:table-cell office:value-type="float" office:value="10800" table:style-name="ce1">
            <text:p>10800</text:p>
          </table:table-cell>
          <table:table-cell office:value-type="float" office:value="8.1436600000000006" table:style-name="ce1">
            <text:p>8.14366</text:p>
          </table:table-cell>
          <table:table-cell office:value-type="float" office:value="0.54828023146311422" table:formula="of:=[dp.$A109]*LOG([dp.$A109]; 2) *[.$B$2]/([.$A$2]*LOG([.$A$2]; 2))" table:style-name="ce1">
            <text:p>0.548280231</text:p>
          </table:table-cell>
          <table:table-cell office:value-type="float" office:value="29.361787200000002" table:formula="of:=POWER([.A109]; 2)*[.$B$2]/POWER([.$A$2]; 2)" table:style-name="ce1">
            <text:p>29.3617872</text:p>
          </table:table-cell>
          <table:table-cell office:value-type="float" office:value="3171.0730175999997" table:formula="of:=POWER([.A109]; 3)*[.$B$2]/POWER([.$A$2]; 3)" table:style-name="ce1">
            <text:p>3171.073018</text:p>
          </table:table-cell>
          <table:table-cell table:number-columns-repeated="16379"/>
        </table:table-row>
        <table:table-row table:style-name="ro1">
          <table:table-cell office:value-type="float" office:value="10900" table:style-name="ce1">
            <text:p>10900</text:p>
          </table:table-cell>
          <table:table-cell office:value-type="float" office:value="8.4420599999999997" table:style-name="ce1">
            <text:p>8.44206</text:p>
          </table:table-cell>
          <table:table-cell office:value-type="float" office:value="0.55390604791799325" table:formula="of:=[dp.$A110]*LOG([dp.$A110]; 2) *[.$B$2]/([.$A$2]*LOG([.$A$2]; 2))" table:style-name="ce1">
            <text:p>0.553906048</text:p>
          </table:table-cell>
          <table:table-cell office:value-type="float" office:value="29.908041300000001" table:formula="of:=POWER([.A110]; 2)*[.$B$2]/POWER([.$A$2]; 2)" table:style-name="ce1">
            <text:p>29.9080413</text:p>
          </table:table-cell>
          <table:table-cell office:value-type="float" office:value="3259.9765017000004" table:formula="of:=POWER([.A110]; 3)*[.$B$2]/POWER([.$A$2]; 3)" table:style-name="ce1">
            <text:p>3259.976502</text:p>
          </table:table-cell>
          <table:table-cell table:number-columns-repeated="16379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float" office:value="8.6286699999999996" table:style-name="ce1">
            <text:p>8.62867</text:p>
          </table:table-cell>
          <table:table-cell office:value-type="float" office:value="0.55953687934918395" table:formula="of:=[dp.$A111]*LOG([dp.$A111]; 2) *[.$B$2]/([.$A$2]*LOG([.$A$2]; 2))" table:style-name="ce1">
            <text:p>0.559536879</text:p>
          </table:table-cell>
          <table:table-cell office:value-type="float" office:value="30.459329999999998" table:formula="of:=POWER([.A111]; 2)*[.$B$2]/POWER([.$A$2]; 2)" table:style-name="ce1">
            <text:p>30.45933</text:p>
          </table:table-cell>
          <table:table-cell office:value-type="float" office:value="3350.5263" table:formula="of:=POWER([.A111]; 3)*[.$B$2]/POWER([.$A$2]; 3)" table:style-name="ce1">
            <text:p>3350.5263</text:p>
          </table:table-cell>
          <table:table-cell table:number-columns-repeated="16379"/>
        </table:table-row>
        <table:table-row table:style-name="ro1">
          <table:table-cell office:value-type="float" office:value="11100" table:style-name="ce1">
            <text:p>11100</text:p>
          </table:table-cell>
          <table:table-cell office:value-type="float" office:value="8.8347999999999995" table:style-name="ce1">
            <text:p>8.8348</text:p>
          </table:table-cell>
          <table:table-cell office:value-type="float" office:value="0.56517268016473066" table:formula="of:=[dp.$A112]*LOG([dp.$A112]; 2) *[.$B$2]/([.$A$2]*LOG([.$A$2]; 2))" table:style-name="ce1">
            <text:p>0.56517268</text:p>
          </table:table-cell>
          <table:table-cell office:value-type="float" office:value="31.0156533" table:formula="of:=POWER([.A112]; 2)*[.$B$2]/POWER([.$A$2]; 2)" table:style-name="ce1">
            <text:p>31.0156533</text:p>
          </table:table-cell>
          <table:table-cell office:value-type="float" office:value="3442.7375163000002" table:formula="of:=POWER([.A112]; 3)*[.$B$2]/POWER([.$A$2]; 3)" table:style-name="ce1">
            <text:p>3442.737516</text:p>
          </table:table-cell>
          <table:table-cell table:number-columns-repeated="16379"/>
        </table:table-row>
        <table:table-row table:style-name="ro1">
          <table:table-cell office:value-type="float" office:value="11200" table:style-name="ce1">
            <text:p>11200</text:p>
          </table:table-cell>
          <table:table-cell office:value-type="float" office:value="9.0947200000000006" table:style-name="ce1">
            <text:p>9.09472</text:p>
          </table:table-cell>
          <table:table-cell office:value-type="float" office:value="0.57081340559418825" table:formula="of:=[dp.$A113]*LOG([dp.$A113]; 2) *[.$B$2]/([.$A$2]*LOG([.$A$2]; 2))" table:style-name="ce1">
            <text:p>0.570813406</text:p>
          </table:table-cell>
          <table:table-cell office:value-type="float" office:value="31.577011200000001" table:formula="of:=POWER([.A113]; 2)*[.$B$2]/POWER([.$A$2]; 2)" table:style-name="ce1">
            <text:p>31.5770112</text:p>
          </table:table-cell>
          <table:table-cell office:value-type="float" office:value="3536.6252543999999" table:formula="of:=POWER([.A113]; 3)*[.$B$2]/POWER([.$A$2]; 3)" table:style-name="ce1">
            <text:p>3536.625254</text:p>
          </table:table-cell>
          <table:table-cell table:number-columns-repeated="16379"/>
        </table:table-row>
        <table:table-row table:style-name="ro1">
          <table:table-cell office:value-type="float" office:value="11300" table:style-name="ce1">
            <text:p>11300</text:p>
          </table:table-cell>
          <table:table-cell office:value-type="float" office:value="9.1354199999999999" table:style-name="ce1">
            <text:p>9.13542</text:p>
          </table:table-cell>
          <table:table-cell office:value-type="float" office:value="0.57645901166661595" table:formula="of:=[dp.$A114]*LOG([dp.$A114]; 2) *[.$B$2]/([.$A$2]*LOG([.$A$2]; 2))" table:style-name="ce1">
            <text:p>0.576459012</text:p>
          </table:table-cell>
          <table:table-cell office:value-type="float" office:value="32.1434037" table:formula="of:=POWER([.A114]; 2)*[.$B$2]/POWER([.$A$2]; 2)" table:style-name="ce1">
            <text:p>32.1434037</text:p>
          </table:table-cell>
          <table:table-cell office:value-type="float" office:value="3632.2046181000001" table:formula="of:=POWER([.A114]; 3)*[.$B$2]/POWER([.$A$2]; 3)" table:style-name="ce1">
            <text:p>3632.204618</text:p>
          </table:table-cell>
          <table:table-cell table:number-columns-repeated="16379"/>
        </table:table-row>
        <table:table-row table:style-name="ro1">
          <table:table-cell office:value-type="float" office:value="11400" table:style-name="ce1">
            <text:p>11400</text:p>
          </table:table-cell>
          <table:table-cell office:value-type="float" office:value="9.4507399999999997" table:style-name="ce1">
            <text:p>9.45074</text:p>
          </table:table-cell>
          <table:table-cell office:value-type="float" office:value="0.5821094551893502" table:formula="of:=[dp.$A115]*LOG([dp.$A115]; 2) *[.$B$2]/([.$A$2]*LOG([.$A$2]; 2))" table:style-name="ce1">
            <text:p>0.582109455</text:p>
          </table:table-cell>
          <table:table-cell office:value-type="float" office:value="32.714830800000001" table:formula="of:=POWER([.A115]; 2)*[.$B$2]/POWER([.$A$2]; 2)" table:style-name="ce1">
            <text:p>32.7148308</text:p>
          </table:table-cell>
          <table:table-cell office:value-type="float" office:value="3729.4907112000001" table:formula="of:=POWER([.A115]; 3)*[.$B$2]/POWER([.$A$2]; 3)" table:style-name="ce1">
            <text:p>3729.490711</text:p>
          </table:table-cell>
          <table:table-cell table:number-columns-repeated="16379"/>
        </table:table-row>
        <table:table-row table:style-name="ro1">
          <table:table-cell office:value-type="float" office:value="11500" table:style-name="ce1">
            <text:p>11500</text:p>
          </table:table-cell>
          <table:table-cell office:value-type="float" office:value="9.6027000000000005" table:style-name="ce1">
            <text:p>9.6027</text:p>
          </table:table-cell>
          <table:table-cell office:value-type="float" office:value="0.58776469372752338" table:formula="of:=[dp.$A116]*LOG([dp.$A116]; 2) *[.$B$2]/([.$A$2]*LOG([.$A$2]; 2))" table:style-name="ce1">
            <text:p>0.587764694</text:p>
          </table:table-cell>
          <table:table-cell office:value-type="float" office:value="33.291292499999997" table:formula="of:=POWER([.A116]; 2)*[.$B$2]/POWER([.$A$2]; 2)" table:style-name="ce1">
            <text:p>33.2912925</text:p>
          </table:table-cell>
          <table:table-cell office:value-type="float" office:value="3828.4986374999999" table:formula="of:=POWER([.A116]; 3)*[.$B$2]/POWER([.$A$2]; 3)" table:style-name="ce1">
            <text:p>3828.498638</text:p>
          </table:table-cell>
          <table:table-cell table:number-columns-repeated="16379"/>
        </table:table-row>
        <table:table-row table:style-name="ro1">
          <table:table-cell office:value-type="float" office:value="11600" table:style-name="ce1">
            <text:p>11600</text:p>
          </table:table-cell>
          <table:table-cell office:value-type="float" office:value="9.7941500000000001" table:style-name="ce1">
            <text:p>9.79415</text:p>
          </table:table-cell>
          <table:table-cell office:value-type="float" office:value="0.59342468558429351" table:formula="of:=[dp.$A117]*LOG([dp.$A117]; 2) *[.$B$2]/([.$A$2]*LOG([.$A$2]; 2))" table:style-name="ce1">
            <text:p>0.593424686</text:p>
          </table:table-cell>
          <table:table-cell office:value-type="float" office:value="33.872788800000002" table:formula="of:=POWER([.A117]; 2)*[.$B$2]/POWER([.$A$2]; 2)" table:style-name="ce1">
            <text:p>33.8727888</text:p>
          </table:table-cell>
          <table:table-cell office:value-type="float" office:value="3929.2435008000002" table:formula="of:=POWER([.A117]; 3)*[.$B$2]/POWER([.$A$2]; 3)" table:style-name="ce1">
            <text:p>3929.243501</text:p>
          </table:table-cell>
          <table:table-cell table:number-columns-repeated="16379"/>
        </table:table-row>
        <table:table-row table:style-name="ro1">
          <table:table-cell office:value-type="float" office:value="11700" table:style-name="ce1">
            <text:p>11700</text:p>
          </table:table-cell>
          <table:table-cell office:value-type="float" office:value="10.117100000000001" table:style-name="ce1">
            <text:p>10.1171</text:p>
          </table:table-cell>
          <table:table-cell office:value-type="float" office:value="0.59908938978175641" table:formula="of:=[dp.$A118]*LOG([dp.$A118]; 2) *[.$B$2]/([.$A$2]*LOG([.$A$2]; 2))" table:style-name="ce1">
            <text:p>0.59908939</text:p>
          </table:table-cell>
          <table:table-cell office:value-type="float" office:value="34.459319700000002" table:formula="of:=POWER([.A118]; 2)*[.$B$2]/POWER([.$A$2]; 2)" table:style-name="ce1">
            <text:p>34.4593197</text:p>
          </table:table-cell>
          <table:table-cell office:value-type="float" office:value="4031.7404049000002" table:formula="of:=POWER([.A118]; 3)*[.$B$2]/POWER([.$A$2]; 3)" table:style-name="ce1">
            <text:p>4031.740405</text:p>
          </table:table-cell>
          <table:table-cell table:number-columns-repeated="16379"/>
        </table:table-row>
        <table:table-row table:style-name="ro1">
          <table:table-cell office:value-type="float" office:value="11800" table:style-name="ce1">
            <text:p>11800</text:p>
          </table:table-cell>
          <table:table-cell office:value-type="float" office:value="10.3361" table:style-name="ce1">
            <text:p>10.3361</text:p>
          </table:table-cell>
          <table:table-cell office:value-type="float" office:value="0.60475876604251078" table:formula="of:=[dp.$A119]*LOG([dp.$A119]; 2) *[.$B$2]/([.$A$2]*LOG([.$A$2]; 2))" table:style-name="ce1">
            <text:p>0.604758766</text:p>
          </table:table-cell>
          <table:table-cell office:value-type="float" office:value="35.050885200000003" table:formula="of:=POWER([.A119]; 2)*[.$B$2]/POWER([.$A$2]; 2)" table:style-name="ce1">
            <text:p>35.0508852</text:p>
          </table:table-cell>
          <table:table-cell office:value-type="float" office:value="4136.0044536000005" table:formula="of:=POWER([.A119]; 3)*[.$B$2]/POWER([.$A$2]; 3)" table:style-name="ce1">
            <text:p>4136.004454</text:p>
          </table:table-cell>
          <table:table-cell table:number-columns-repeated="16379"/>
        </table:table-row>
        <table:table-row table:style-name="ro1">
          <table:table-cell office:value-type="float" office:value="11900" table:style-name="ce1">
            <text:p>11900</text:p>
          </table:table-cell>
          <table:table-cell office:value-type="float" office:value="10.5175" table:style-name="ce1">
            <text:p>10.5175</text:p>
          </table:table-cell>
          <table:table-cell office:value-type="float" office:value="0.61043277477184832" table:formula="of:=[dp.$A120]*LOG([dp.$A120]; 2) *[.$B$2]/([.$A$2]*LOG([.$A$2]; 2))" table:style-name="ce1">
            <text:p>0.610432775</text:p>
          </table:table-cell>
          <table:table-cell office:value-type="float" office:value="35.6474853" table:formula="of:=POWER([.A120]; 2)*[.$B$2]/POWER([.$A$2]; 2)" table:style-name="ce1">
            <text:p>35.6474853</text:p>
          </table:table-cell>
          <table:table-cell office:value-type="float" office:value="4242.0507507000002" table:formula="of:=POWER([.A120]; 3)*[.$B$2]/POWER([.$A$2]; 3)" table:style-name="ce1">
            <text:p>4242.050751</text:p>
          </table:table-cell>
          <table:table-cell table:number-columns-repeated="16379"/>
        </table:table-row>
        <table:table-row table:style-name="ro1">
          <table:table-cell office:value-type="float" office:value="12000" table:style-name="ce1">
            <text:p>12000</text:p>
          </table:table-cell>
          <table:table-cell office:value-type="float" office:value="10.6084" table:style-name="ce1">
            <text:p>10.6084</text:p>
          </table:table-cell>
          <table:table-cell office:value-type="float" office:value="0.61611137704054109" table:formula="of:=[dp.$A121]*LOG([dp.$A121]; 2) *[.$B$2]/([.$A$2]*LOG([.$A$2]; 2))" table:style-name="ce1">
            <text:p>0.616111377</text:p>
          </table:table-cell>
          <table:table-cell office:value-type="float" office:value="36.249119999999998" table:formula="of:=POWER([.A121]; 2)*[.$B$2]/POWER([.$A$2]; 2)" table:style-name="ce1">
            <text:p>36.24912</text:p>
          </table:table-cell>
          <table:table-cell office:value-type="float" office:value="4349.8944000000001" table:formula="of:=POWER([.A121]; 3)*[.$B$2]/POWER([.$A$2]; 3)" table:style-name="ce1">
            <text:p>4349.8944</text:p>
          </table:table-cell>
          <table:table-cell table:number-columns-repeated="16379"/>
        </table:table-row>
        <table:table-row table:style-name="ro1">
          <table:table-cell office:value-type="float" office:value="12100" table:style-name="ce1">
            <text:p>12100</text:p>
          </table:table-cell>
          <table:table-cell office:value-type="float" office:value="10.8835" table:style-name="ce1">
            <text:p>10.8835</text:p>
          </table:table-cell>
          <table:table-cell office:value-type="float" office:value="0.62179453456820466" table:formula="of:=[dp.$A122]*LOG([dp.$A122]; 2) *[.$B$2]/([.$A$2]*LOG([.$A$2]; 2))" table:style-name="ce1">
            <text:p>0.621794535</text:p>
          </table:table-cell>
          <table:table-cell office:value-type="float" office:value="36.855789300000005" table:formula="of:=POWER([.A122]; 2)*[.$B$2]/POWER([.$A$2]; 2)" table:style-name="ce1">
            <text:p>36.8557893</text:p>
          </table:table-cell>
          <table:table-cell office:value-type="float" office:value="4459.5505053000006" table:formula="of:=POWER([.A122]; 3)*[.$B$2]/POWER([.$A$2]; 3)" table:style-name="ce1">
            <text:p>4459.550505</text:p>
          </table:table-cell>
          <table:table-cell table:number-columns-repeated="16379"/>
        </table:table-row>
        <table:table-row table:style-name="ro1">
          <table:table-cell office:value-type="float" office:value="12200" table:style-name="ce1">
            <text:p>12200</text:p>
          </table:table-cell>
          <table:table-cell office:value-type="float" office:value="10.978" table:style-name="ce1">
            <text:p>10.978</text:p>
          </table:table-cell>
          <table:table-cell office:value-type="float" office:value="0.62748220970721025" table:formula="of:=[dp.$A123]*LOG([dp.$A123]; 2) *[.$B$2]/([.$A$2]*LOG([.$A$2]; 2))" table:style-name="ce1">
            <text:p>0.62748221</text:p>
          </table:table-cell>
          <table:table-cell office:value-type="float" office:value="37.4674932" table:formula="of:=POWER([.A123]; 2)*[.$B$2]/POWER([.$A$2]; 2)" table:style-name="ce1">
            <text:p>37.4674932</text:p>
          </table:table-cell>
          <table:table-cell office:value-type="float" office:value="4571.0341704000002" table:formula="of:=POWER([.A123]; 3)*[.$B$2]/POWER([.$A$2]; 3)" table:style-name="ce1">
            <text:p>4571.03417</text:p>
          </table:table-cell>
          <table:table-cell table:number-columns-repeated="16379"/>
        </table:table-row>
        <table:table-row table:style-name="ro1">
          <table:table-cell office:value-type="float" office:value="12300" table:style-name="ce1">
            <text:p>12300</text:p>
          </table:table-cell>
          <table:table-cell office:value-type="float" office:value="11.048999999999999" table:style-name="ce1">
            <text:p>11.049</text:p>
          </table:table-cell>
          <table:table-cell office:value-type="float" office:value="0.63317436542712324" table:formula="of:=[dp.$A124]*LOG([dp.$A124]; 2) *[.$B$2]/([.$A$2]*LOG([.$A$2]; 2))" table:style-name="ce1">
            <text:p>0.633174365</text:p>
          </table:table-cell>
          <table:table-cell office:value-type="float" office:value="38.084231700000004" table:formula="of:=POWER([.A124]; 2)*[.$B$2]/POWER([.$A$2]; 2)" table:style-name="ce1">
            <text:p>38.0842317</text:p>
          </table:table-cell>
          <table:table-cell office:value-type="float" office:value="4684.3604991000002" table:formula="of:=POWER([.A124]; 3)*[.$B$2]/POWER([.$A$2]; 3)" table:style-name="ce1">
            <text:p>4684.360499</text:p>
          </table:table-cell>
          <table:table-cell table:number-columns-repeated="16379"/>
        </table:table-row>
        <table:table-row table:style-name="ro1">
          <table:table-cell office:value-type="float" office:value="12400" table:style-name="ce1">
            <text:p>12400</text:p>
          </table:table-cell>
          <table:table-cell office:value-type="float" office:value="11.4168" table:style-name="ce1">
            <text:p>11.4168</text:p>
          </table:table-cell>
          <table:table-cell office:value-type="float" office:value="0.63887096529965148" table:formula="of:=[dp.$A125]*LOG([dp.$A125]; 2) *[.$B$2]/([.$A$2]*LOG([.$A$2]; 2))" table:style-name="ce1">
            <text:p>0.638870965</text:p>
          </table:table-cell>
          <table:table-cell office:value-type="float" office:value="38.706004800000002" table:formula="of:=POWER([.A125]; 2)*[.$B$2]/POWER([.$A$2]; 2)" table:style-name="ce1">
            <text:p>38.7060048</text:p>
          </table:table-cell>
          <table:table-cell office:value-type="float" office:value="4799.5445952" table:formula="of:=POWER([.A125]; 3)*[.$B$2]/POWER([.$A$2]; 3)" table:style-name="ce1">
            <text:p>4799.544595</text:p>
          </table:table-cell>
          <table:table-cell table:number-columns-repeated="16379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11.5411" table:style-name="ce1">
            <text:p>11.5411</text:p>
          </table:table-cell>
          <table:table-cell office:value-type="float" office:value="0.6445719734840738" table:formula="of:=[dp.$A126]*LOG([dp.$A126]; 2) *[.$B$2]/([.$A$2]*LOG([.$A$2]; 2))" table:style-name="ce1">
            <text:p>0.644571973</text:p>
          </table:table-cell>
          <table:table-cell office:value-type="float" office:value="39.332812500000003" table:formula="of:=POWER([.A126]; 2)*[.$B$2]/POWER([.$A$2]; 2)" table:style-name="ce1">
            <text:p>39.3328125</text:p>
          </table:table-cell>
          <table:table-cell office:value-type="float" office:value="4916.6015625" table:formula="of:=POWER([.A126]; 3)*[.$B$2]/POWER([.$A$2]; 3)" table:style-name="ce1">
            <text:p>4916.601563</text:p>
          </table:table-cell>
          <table:table-cell table:number-columns-repeated="16379"/>
        </table:table-row>
        <table:table-row table:style-name="ro1">
          <table:table-cell office:value-type="float" office:value="12600" table:style-name="ce1">
            <text:p>12600</text:p>
          </table:table-cell>
          <table:table-cell office:value-type="float" office:value="11.677099999999999" table:style-name="ce1">
            <text:p>11.6771</text:p>
          </table:table-cell>
          <table:table-cell office:value-type="float" office:value="0.65027735471313974" table:formula="of:=[dp.$A127]*LOG([dp.$A127]; 2) *[.$B$2]/([.$A$2]*LOG([.$A$2]; 2))" table:style-name="ce1">
            <text:p>0.650277355</text:p>
          </table:table-cell>
          <table:table-cell office:value-type="float" office:value="39.964654799999998" table:formula="of:=POWER([.A127]; 2)*[.$B$2]/POWER([.$A$2]; 2)" table:style-name="ce1">
            <text:p>39.9646548</text:p>
          </table:table-cell>
          <table:table-cell office:value-type="float" office:value="5035.5465048000005" table:formula="of:=POWER([.A127]; 3)*[.$B$2]/POWER([.$A$2]; 3)" table:style-name="ce1">
            <text:p>5035.546505</text:p>
          </table:table-cell>
          <table:table-cell table:number-columns-repeated="16379"/>
        </table:table-row>
        <table:table-row table:style-name="ro1">
          <table:table-cell office:value-type="float" office:value="12700" table:style-name="ce1">
            <text:p>12700</text:p>
          </table:table-cell>
          <table:table-cell office:value-type="float" office:value="11.823600000000001" table:style-name="ce1">
            <text:p>11.8236</text:p>
          </table:table-cell>
          <table:table-cell office:value-type="float" office:value="0.65598707427941427" table:formula="of:=[dp.$A128]*LOG([dp.$A128]; 2) *[.$B$2]/([.$A$2]*LOG([.$A$2]; 2))" table:style-name="ce1">
            <text:p>0.655987074</text:p>
          </table:table-cell>
          <table:table-cell office:value-type="float" office:value="40.601531700000002" table:formula="of:=POWER([.A128]; 2)*[.$B$2]/POWER([.$A$2]; 2)" table:style-name="ce1">
            <text:p>40.6015317</text:p>
          </table:table-cell>
          <table:table-cell office:value-type="float" office:value="5156.3945259000002" table:formula="of:=POWER([.A128]; 3)*[.$B$2]/POWER([.$A$2]; 3)" table:style-name="ce1">
            <text:p>5156.394526</text:p>
          </table:table-cell>
          <table:table-cell table:number-columns-repeated="16379"/>
        </table:table-row>
        <table:table-row table:style-name="ro1">
          <table:table-cell office:value-type="float" office:value="12800" table:style-name="ce1">
            <text:p>12800</text:p>
          </table:table-cell>
          <table:table-cell office:value-type="float" office:value="11.9246" table:style-name="ce1">
            <text:p>11.9246</text:p>
          </table:table-cell>
          <table:table-cell office:value-type="float" office:value="0.66170109802205301" table:formula="of:=[dp.$A129]*LOG([dp.$A129]; 2) *[.$B$2]/([.$A$2]*LOG([.$A$2]; 2))" table:style-name="ce1">
            <text:p>0.661701098</text:p>
          </table:table-cell>
          <table:table-cell office:value-type="float" office:value="41.243443200000002" table:formula="of:=POWER([.A129]; 2)*[.$B$2]/POWER([.$A$2]; 2)" table:style-name="ce1">
            <text:p>41.2434432</text:p>
          </table:table-cell>
          <table:table-cell office:value-type="float" office:value="5279.1607296000002" table:formula="of:=POWER([.A129]; 3)*[.$B$2]/POWER([.$A$2]; 3)" table:style-name="ce1">
            <text:p>5279.16073</text:p>
          </table:table-cell>
          <table:table-cell table:number-columns-repeated="16379"/>
        </table:table-row>
        <table:table-row table:style-name="ro1">
          <table:table-cell office:value-type="float" office:value="12900" table:style-name="ce1">
            <text:p>12900</text:p>
          </table:table-cell>
          <table:table-cell office:value-type="float" office:value="12.2318" table:style-name="ce1">
            <text:p>12.2318</text:p>
          </table:table-cell>
          <table:table-cell office:value-type="float" office:value="0.66741939231399128" table:formula="of:=[dp.$A130]*LOG([dp.$A130]; 2) *[.$B$2]/([.$A$2]*LOG([.$A$2]; 2))" table:style-name="ce1">
            <text:p>0.667419392</text:p>
          </table:table-cell>
          <table:table-cell office:value-type="float" office:value="41.890389300000002" table:formula="of:=POWER([.A130]; 2)*[.$B$2]/POWER([.$A$2]; 2)" table:style-name="ce1">
            <text:p>41.8903893</text:p>
          </table:table-cell>
          <table:table-cell office:value-type="float" office:value="5403.8602197" table:formula="of:=POWER([.A130]; 3)*[.$B$2]/POWER([.$A$2]; 3)" table:style-name="ce1">
            <text:p>5403.86022</text:p>
          </table:table-cell>
          <table:table-cell table:number-columns-repeated="16379"/>
        </table:table-row>
        <table:table-row table:style-name="ro1">
          <table:table-cell office:value-type="float" office:value="13000" table:style-name="ce1">
            <text:p>13000</text:p>
          </table:table-cell>
          <table:table-cell office:value-type="float" office:value="12.421200000000001" table:style-name="ce1">
            <text:p>12.4212</text:p>
          </table:table-cell>
          <table:table-cell office:value-type="float" office:value="0.67314192404952999" table:formula="of:=[dp.$A131]*LOG([dp.$A131]; 2) *[.$B$2]/([.$A$2]*LOG([.$A$2]; 2))" table:style-name="ce1">
            <text:p>0.673141924</text:p>
          </table:table-cell>
          <table:table-cell office:value-type="float" office:value="42.542369999999998" table:formula="of:=POWER([.A131]; 2)*[.$B$2]/POWER([.$A$2]; 2)" table:style-name="ce1">
            <text:p>42.54237</text:p>
          </table:table-cell>
          <table:table-cell office:value-type="float" office:value="5530.5081" table:formula="of:=POWER([.A131]; 3)*[.$B$2]/POWER([.$A$2]; 3)" table:style-name="ce1">
            <text:p>5530.5081</text:p>
          </table:table-cell>
          <table:table-cell table:number-columns-repeated="16379"/>
        </table:table-row>
        <table:table-row table:style-name="ro1">
          <table:table-cell office:value-type="float" office:value="13100" table:style-name="ce1">
            <text:p>13100</text:p>
          </table:table-cell>
          <table:table-cell office:value-type="float" office:value="12.6821" table:style-name="ce1">
            <text:p>12.6821</text:p>
          </table:table-cell>
          <table:table-cell office:value-type="float" office:value="0.67886866063230367" table:formula="of:=[dp.$A132]*LOG([dp.$A132]; 2) *[.$B$2]/([.$A$2]*LOG([.$A$2]; 2))" table:style-name="ce1">
            <text:p>0.678868661</text:p>
          </table:table-cell>
          <table:table-cell office:value-type="float" office:value="43.199385300000003" table:formula="of:=POWER([.A132]; 2)*[.$B$2]/POWER([.$A$2]; 2)" table:style-name="ce1">
            <text:p>43.1993853</text:p>
          </table:table-cell>
          <table:table-cell office:value-type="float" office:value="5659.1194743000005" table:formula="of:=POWER([.A132]; 3)*[.$B$2]/POWER([.$A$2]; 3)" table:style-name="ce1">
            <text:p>5659.119474</text:p>
          </table:table-cell>
          <table:table-cell table:number-columns-repeated="16379"/>
        </table:table-row>
        <table:table-row table:style-name="ro1">
          <table:table-cell office:value-type="float" office:value="13200" table:style-name="ce1">
            <text:p>13200</text:p>
          </table:table-cell>
          <table:table-cell office:value-type="float" office:value="12.862399999999999" table:style-name="ce1">
            <text:p>12.8624</text:p>
          </table:table-cell>
          <table:table-cell office:value-type="float" office:value="0.68459956996361604" table:formula="of:=[dp.$A133]*LOG([dp.$A133]; 2) *[.$B$2]/([.$A$2]*LOG([.$A$2]; 2))" table:style-name="ce1">
            <text:p>0.68459957</text:p>
          </table:table-cell>
          <table:table-cell office:value-type="float" office:value="43.861435200000003" table:formula="of:=POWER([.A133]; 2)*[.$B$2]/POWER([.$A$2]; 2)" table:style-name="ce1">
            <text:p>43.8614352</text:p>
          </table:table-cell>
          <table:table-cell office:value-type="float" office:value="5789.7094464000002" table:formula="of:=POWER([.A133]; 3)*[.$B$2]/POWER([.$A$2]; 3)" table:style-name="ce1">
            <text:p>5789.709446</text:p>
          </table:table-cell>
          <table:table-cell table:number-columns-repeated="16379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float" office:value="12.9559" table:style-name="ce1">
            <text:p>12.9559</text:p>
          </table:table-cell>
          <table:table-cell office:value-type="float" office:value="0.6903346204311287" table:formula="of:=[dp.$A134]*LOG([dp.$A134]; 2) *[.$B$2]/([.$A$2]*LOG([.$A$2]; 2))" table:style-name="ce1">
            <text:p>0.69033462</text:p>
          </table:table-cell>
          <table:table-cell office:value-type="float" office:value="44.528519700000004" table:formula="of:=POWER([.A134]; 2)*[.$B$2]/POWER([.$A$2]; 2)" table:style-name="ce1">
            <text:p>44.5285197</text:p>
          </table:table-cell>
          <table:table-cell office:value-type="float" office:value="5922.2931201000001" table:formula="of:=POWER([.A134]; 3)*[.$B$2]/POWER([.$A$2]; 3)" table:style-name="ce1">
            <text:p>5922.29312</text:p>
          </table:table-cell>
          <table:table-cell table:number-columns-repeated="16379"/>
        </table:table-row>
        <table:table-row table:style-name="ro1">
          <table:table-cell office:value-type="float" office:value="13400" table:style-name="ce1">
            <text:p>13400</text:p>
          </table:table-cell>
          <table:table-cell office:value-type="float" office:value="13.1899" table:style-name="ce1">
            <text:p>13.1899</text:p>
          </table:table-cell>
          <table:table-cell office:value-type="float" office:value="0.69607378089788985" table:formula="of:=[dp.$A135]*LOG([dp.$A135]; 2) *[.$B$2]/([.$A$2]*LOG([.$A$2]; 2))" table:style-name="ce1">
            <text:p>0.696073781</text:p>
          </table:table-cell>
          <table:table-cell office:value-type="float" office:value="45.2006388" table:formula="of:=POWER([.A135]; 2)*[.$B$2]/POWER([.$A$2]; 2)" table:style-name="ce1">
            <text:p>45.2006388</text:p>
          </table:table-cell>
          <table:table-cell office:value-type="float" office:value="6056.8855991999999" table:formula="of:=POWER([.A135]; 3)*[.$B$2]/POWER([.$A$2]; 3)" table:style-name="ce1">
            <text:p>6056.885599</text:p>
          </table:table-cell>
          <table:table-cell table:number-columns-repeated="16379"/>
        </table:table-row>
        <table:table-row table:style-name="ro1">
          <table:table-cell office:value-type="float" office:value="13500" table:style-name="ce1">
            <text:p>13500</text:p>
          </table:table-cell>
          <table:table-cell office:value-type="float" office:value="13.3466" table:style-name="ce1">
            <text:p>13.3466</text:p>
          </table:table-cell>
          <table:table-cell office:value-type="float" office:value="0.70181702069169216" table:formula="of:=[dp.$A136]*LOG([dp.$A136]; 2) *[.$B$2]/([.$A$2]*LOG([.$A$2]; 2))" table:style-name="ce1">
            <text:p>0.701817021</text:p>
          </table:table-cell>
          <table:table-cell office:value-type="float" office:value="45.877792499999998" table:formula="of:=POWER([.A136]; 2)*[.$B$2]/POWER([.$A$2]; 2)" table:style-name="ce1">
            <text:p>45.8777925</text:p>
          </table:table-cell>
          <table:table-cell office:value-type="float" office:value="6193.5019874999998" table:formula="of:=POWER([.A136]; 3)*[.$B$2]/POWER([.$A$2]; 3)" table:style-name="ce1">
            <text:p>6193.501988</text:p>
          </table:table-cell>
          <table:table-cell table:number-columns-repeated="16379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float" office:value="13.6249" table:style-name="ce1">
            <text:p>13.6249</text:p>
          </table:table-cell>
          <table:table-cell office:value-type="float" office:value="0.7075643095947437" table:formula="of:=[dp.$A137]*LOG([dp.$A137]; 2) *[.$B$2]/([.$A$2]*LOG([.$A$2]; 2))" table:style-name="ce1">
            <text:p>0.70756431</text:p>
          </table:table-cell>
          <table:table-cell office:value-type="float" office:value="46.559980800000005" table:formula="of:=POWER([.A137]; 2)*[.$B$2]/POWER([.$A$2]; 2)" table:style-name="ce1">
            <text:p>46.5599808</text:p>
          </table:table-cell>
          <table:table-cell office:value-type="float" office:value="6332.1573888000003" table:formula="of:=POWER([.A137]; 3)*[.$B$2]/POWER([.$A$2]; 3)" table:style-name="ce1">
            <text:p>6332.157389</text:p>
          </table:table-cell>
          <table:table-cell table:number-columns-repeated="16379"/>
        </table:table-row>
        <table:table-row table:style-name="ro1">
          <table:table-cell office:value-type="float" office:value="13700" table:style-name="ce1">
            <text:p>13700</text:p>
          </table:table-cell>
          <table:table-cell office:value-type="float" office:value="13.8703" table:style-name="ce1">
            <text:p>13.8703</text:p>
          </table:table-cell>
          <table:table-cell office:value-type="float" office:value="0.71331561783364328" table:formula="of:=[dp.$A138]*LOG([dp.$A138]; 2) *[.$B$2]/([.$A$2]*LOG([.$A$2]; 2))" table:style-name="ce1">
            <text:p>0.713315618</text:p>
          </table:table-cell>
          <table:table-cell office:value-type="float" office:value="47.2472037" table:formula="of:=POWER([.A138]; 2)*[.$B$2]/POWER([.$A$2]; 2)" table:style-name="ce1">
            <text:p>47.2472037</text:p>
          </table:table-cell>
          <table:table-cell office:value-type="float" office:value="6472.8669069000007" table:formula="of:=POWER([.A138]; 3)*[.$B$2]/POWER([.$A$2]; 3)" table:style-name="ce1">
            <text:p>6472.866907</text:p>
          </table:table-cell>
          <table:table-cell table:number-columns-repeated="16379"/>
        </table:table-row>
        <table:table-row table:style-name="ro1">
          <table:table-cell office:value-type="float" office:value="13800" table:style-name="ce1">
            <text:p>13800</text:p>
          </table:table-cell>
          <table:table-cell office:value-type="float" office:value="14.0421" table:style-name="ce1">
            <text:p>14.0421</text:p>
          </table:table-cell>
          <table:table-cell office:value-type="float" office:value="0.71907091606965046" table:formula="of:=[dp.$A139]*LOG([dp.$A139]; 2) *[.$B$2]/([.$A$2]*LOG([.$A$2]; 2))" table:style-name="ce1">
            <text:p>0.719070916</text:p>
          </table:table-cell>
          <table:table-cell office:value-type="float" office:value="47.939461200000004" table:formula="of:=POWER([.A139]; 2)*[.$B$2]/POWER([.$A$2]; 2)" table:style-name="ce1">
            <text:p>47.9394612</text:p>
          </table:table-cell>
          <table:table-cell office:value-type="float" office:value="6615.6456456000005" table:formula="of:=POWER([.A139]; 3)*[.$B$2]/POWER([.$A$2]; 3)" table:style-name="ce1">
            <text:p>6615.645646</text:p>
          </table:table-cell>
          <table:table-cell table:number-columns-repeated="16379"/>
        </table:table-row>
        <table:table-row table:style-name="ro1">
          <table:table-cell office:value-type="float" office:value="13900" table:style-name="ce1">
            <text:p>13900</text:p>
          </table:table-cell>
          <table:table-cell office:value-type="float" office:value="14.2822" table:style-name="ce1">
            <text:p>14.2822</text:p>
          </table:table-cell>
          <table:table-cell office:value-type="float" office:value="0.72483017538923455" table:formula="of:=[dp.$A140]*LOG([dp.$A140]; 2) *[.$B$2]/([.$A$2]*LOG([.$A$2]; 2))" table:style-name="ce1">
            <text:p>0.724830175</text:p>
          </table:table-cell>
          <table:table-cell office:value-type="float" office:value="48.636753300000002" table:formula="of:=POWER([.A140]; 2)*[.$B$2]/POWER([.$A$2]; 2)" table:style-name="ce1">
            <text:p>48.6367533</text:p>
          </table:table-cell>
          <table:table-cell office:value-type="float" office:value="6760.5087087000002" table:formula="of:=POWER([.A140]; 3)*[.$B$2]/POWER([.$A$2]; 3)" table:style-name="ce1">
            <text:p>6760.508709</text:p>
          </table:table-cell>
          <table:table-cell table:number-columns-repeated="16379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14.7294" table:style-name="ce1">
            <text:p>14.7294</text:p>
          </table:table-cell>
          <table:table-cell office:value-type="float" office:value="0.7305933672948981" table:formula="of:=[dp.$A141]*LOG([dp.$A141]; 2) *[.$B$2]/([.$A$2]*LOG([.$A$2]; 2))" table:style-name="ce1">
            <text:p>0.730593367</text:p>
          </table:table-cell>
          <table:table-cell office:value-type="float" office:value="49.339080000000003" table:formula="of:=POWER([.A141]; 2)*[.$B$2]/POWER([.$A$2]; 2)" table:style-name="ce1">
            <text:p>49.33908</text:p>
          </table:table-cell>
          <table:table-cell office:value-type="float" office:value="6907.4712" table:formula="of:=POWER([.A141]; 3)*[.$B$2]/POWER([.$A$2]; 3)" table:style-name="ce1">
            <text:p>6907.4712</text:p>
          </table:table-cell>
          <table:table-cell table:number-columns-repeated="16379"/>
        </table:table-row>
        <table:table-row table:style-name="ro1">
          <table:table-cell office:value-type="float" office:value="14100" table:style-name="ce1">
            <text:p>14100</text:p>
          </table:table-cell>
          <table:table-cell office:value-type="float" office:value="14.829499999999999" table:style-name="ce1">
            <text:p>14.8295</text:p>
          </table:table-cell>
          <table:table-cell office:value-type="float" office:value="0.73636046369626085" table:formula="of:=[dp.$A142]*LOG([dp.$A142]; 2) *[.$B$2]/([.$A$2]*LOG([.$A$2]; 2))" table:style-name="ce1">
            <text:p>0.736360464</text:p>
          </table:table-cell>
          <table:table-cell office:value-type="float" office:value="50.046441299999998" table:formula="of:=POWER([.A142]; 2)*[.$B$2]/POWER([.$A$2]; 2)" table:style-name="ce1">
            <text:p>50.0464413</text:p>
          </table:table-cell>
          <table:table-cell office:value-type="float" office:value="7056.5482233000002" table:formula="of:=POWER([.A142]; 3)*[.$B$2]/POWER([.$A$2]; 3)" table:style-name="ce1">
            <text:p>7056.548223</text:p>
          </table:table-cell>
          <table:table-cell table:number-columns-repeated="16379"/>
        </table:table-row>
        <table:table-row table:style-name="ro1">
          <table:table-cell office:value-type="float" office:value="14200" table:style-name="ce1">
            <text:p>14200</text:p>
          </table:table-cell>
          <table:table-cell office:value-type="float" office:value="14.979799999999999" table:style-name="ce1">
            <text:p>14.9798</text:p>
          </table:table-cell>
          <table:table-cell office:value-type="float" office:value="0.74213143690139816" table:formula="of:=[dp.$A143]*LOG([dp.$A143]; 2) *[.$B$2]/([.$A$2]*LOG([.$A$2]; 2))" table:style-name="ce1">
            <text:p>0.742131437</text:p>
          </table:table-cell>
          <table:table-cell office:value-type="float" office:value="50.758837200000002" table:formula="of:=POWER([.A143]; 2)*[.$B$2]/POWER([.$A$2]; 2)" table:style-name="ce1">
            <text:p>50.7588372</text:p>
          </table:table-cell>
          <table:table-cell office:value-type="float" office:value="7207.7548824000005" table:formula="of:=POWER([.A143]; 3)*[.$B$2]/POWER([.$A$2]; 3)" table:style-name="ce1">
            <text:p>7207.754882</text:p>
          </table:table-cell>
          <table:table-cell table:number-columns-repeated="16379"/>
        </table:table-row>
        <table:table-row table:style-name="ro1">
          <table:table-cell office:value-type="float" office:value="14300" table:style-name="ce1">
            <text:p>14300</text:p>
          </table:table-cell>
          <table:table-cell office:value-type="float" office:value="15.2234" table:style-name="ce1">
            <text:p>15.2234</text:p>
          </table:table-cell>
          <table:table-cell office:value-type="float" office:value="0.74790625960842216" table:formula="of:=[dp.$A144]*LOG([dp.$A144]; 2) *[.$B$2]/([.$A$2]*LOG([.$A$2]; 2))" table:style-name="ce1">
            <text:p>0.74790626</text:p>
          </table:table-cell>
          <table:table-cell office:value-type="float" office:value="51.476267700000001" table:formula="of:=POWER([.A144]; 2)*[.$B$2]/POWER([.$A$2]; 2)" table:style-name="ce1">
            <text:p>51.4762677</text:p>
          </table:table-cell>
          <table:table-cell office:value-type="float" office:value="7361.1062811000002" table:formula="of:=POWER([.A144]; 3)*[.$B$2]/POWER([.$A$2]; 3)" table:style-name="ce1">
            <text:p>7361.106281</text:p>
          </table:table-cell>
          <table:table-cell table:number-columns-repeated="16379"/>
        </table:table-row>
        <table:table-row table:style-name="ro1">
          <table:table-cell office:value-type="float" office:value="14400" table:style-name="ce1">
            <text:p>14400</text:p>
          </table:table-cell>
          <table:table-cell office:value-type="float" office:value="15.628299999999999" table:style-name="ce1">
            <text:p>15.6283</text:p>
          </table:table-cell>
          <table:table-cell office:value-type="float" office:value="0.75368490489729889" table:formula="of:=[dp.$A145]*LOG([dp.$A145]; 2) *[.$B$2]/([.$A$2]*LOG([.$A$2]; 2))" table:style-name="ce1">
            <text:p>0.753684905</text:p>
          </table:table-cell>
          <table:table-cell office:value-type="float" office:value="52.198732800000002" table:formula="of:=POWER([.A145]; 2)*[.$B$2]/POWER([.$A$2]; 2)" table:style-name="ce1">
            <text:p>52.1987328</text:p>
          </table:table-cell>
          <table:table-cell office:value-type="float" office:value="7516.6175231999996" table:formula="of:=POWER([.A145]; 3)*[.$B$2]/POWER([.$A$2]; 3)" table:style-name="ce1">
            <text:p>7516.617523</text:p>
          </table:table-cell>
          <table:table-cell table:number-columns-repeated="16379"/>
        </table:table-row>
        <table:table-row table:style-name="ro1">
          <table:table-cell office:value-type="float" office:value="14500" table:style-name="ce1">
            <text:p>14500</text:p>
          </table:table-cell>
          <table:table-cell office:value-type="float" office:value="15.9732" table:style-name="ce1">
            <text:p>15.9732</text:p>
          </table:table-cell>
          <table:table-cell office:value-type="float" office:value="0.75946734622189249" table:formula="of:=[dp.$A146]*LOG([dp.$A146]; 2) *[.$B$2]/([.$A$2]*LOG([.$A$2]; 2))" table:style-name="ce1">
            <text:p>0.759467346</text:p>
          </table:table-cell>
          <table:table-cell office:value-type="float" office:value="52.926232500000005" table:formula="of:=POWER([.A146]; 2)*[.$B$2]/POWER([.$A$2]; 2)" table:style-name="ce1">
            <text:p>52.9262325</text:p>
          </table:table-cell>
          <table:table-cell office:value-type="float" office:value="7674.3037125000001" table:formula="of:=POWER([.A146]; 3)*[.$B$2]/POWER([.$A$2]; 3)" table:style-name="ce1">
            <text:p>7674.303713</text:p>
          </table:table-cell>
          <table:table-cell table:number-columns-repeated="16379"/>
        </table:table-row>
        <table:table-row table:style-name="ro1">
          <table:table-cell office:value-type="float" office:value="14600" table:style-name="ce1">
            <text:p>14600</text:p>
          </table:table-cell>
          <table:table-cell office:value-type="float" office:value="16.201899999999998" table:style-name="ce1">
            <text:p>16.2019</text:p>
          </table:table-cell>
          <table:table-cell office:value-type="float" office:value="0.76525355740222989" table:formula="of:=[dp.$A147]*LOG([dp.$A147]; 2) *[.$B$2]/([.$A$2]*LOG([.$A$2]; 2))" table:style-name="ce1">
            <text:p>0.765253557</text:p>
          </table:table-cell>
          <table:table-cell office:value-type="float" office:value="53.658766800000009" table:formula="of:=POWER([.A147]; 2)*[.$B$2]/POWER([.$A$2]; 2)" table:style-name="ce1">
            <text:p>53.6587668</text:p>
          </table:table-cell>
          <table:table-cell office:value-type="float" office:value="7834.1799528000001" table:formula="of:=POWER([.A147]; 3)*[.$B$2]/POWER([.$A$2]; 3)" table:style-name="ce1">
            <text:p>7834.179953</text:p>
          </table:table-cell>
          <table:table-cell table:number-columns-repeated="16379"/>
        </table:table-row>
        <table:table-row table:style-name="ro1">
          <table:table-cell office:value-type="float" office:value="14700" table:style-name="ce1">
            <text:p>14700</text:p>
          </table:table-cell>
          <table:table-cell office:value-type="float" office:value="16.474399999999999" table:style-name="ce1">
            <text:p>16.4744</text:p>
          </table:table-cell>
          <table:table-cell office:value-type="float" office:value="0.77104351261697646" table:formula="of:=[dp.$A148]*LOG([dp.$A148]; 2) *[.$B$2]/([.$A$2]*LOG([.$A$2]; 2))" table:style-name="ce1">
            <text:p>0.771043513</text:p>
          </table:table-cell>
          <table:table-cell office:value-type="float" office:value="54.396335700000009" table:formula="of:=POWER([.A148]; 2)*[.$B$2]/POWER([.$A$2]; 2)" table:style-name="ce1">
            <text:p>54.3963357</text:p>
          </table:table-cell>
          <table:table-cell office:value-type="float" office:value="7996.2613479000001" table:formula="of:=POWER([.A148]; 3)*[.$B$2]/POWER([.$A$2]; 3)" table:style-name="ce1">
            <text:p>7996.261348</text:p>
          </table:table-cell>
          <table:table-cell table:number-columns-repeated="16379"/>
        </table:table-row>
        <table:table-row table:style-name="ro1">
          <table:table-cell office:value-type="float" office:value="14800" table:style-name="ce1">
            <text:p>14800</text:p>
          </table:table-cell>
          <table:table-cell office:value-type="float" office:value="16.758500000000002" table:style-name="ce1">
            <text:p>16.7585</text:p>
          </table:table-cell>
          <table:table-cell office:value-type="float" office:value="0.77683718639611576" table:formula="of:=[dp.$A149]*LOG([dp.$A149]; 2) *[.$B$2]/([.$A$2]*LOG([.$A$2]; 2))" table:style-name="ce1">
            <text:p>0.776837186</text:p>
          </table:table-cell>
          <table:table-cell office:value-type="float" office:value="55.138939199999996" table:formula="of:=POWER([.A149]; 2)*[.$B$2]/POWER([.$A$2]; 2)" table:style-name="ce1">
            <text:p>55.1389392</text:p>
          </table:table-cell>
          <table:table-cell office:value-type="float" office:value="8160.5630016000005" table:formula="of:=POWER([.A149]; 3)*[.$B$2]/POWER([.$A$2]; 3)" table:style-name="ce1">
            <text:p>8160.563002</text:p>
          </table:table-cell>
          <table:table-cell table:number-columns-repeated="16379"/>
        </table:table-row>
        <table:table-row table:style-name="ro1">
          <table:table-cell office:value-type="float" office:value="14900" table:style-name="ce1">
            <text:p>14900</text:p>
          </table:table-cell>
          <table:table-cell office:value-type="float" office:value="17.097200000000001" table:style-name="ce1">
            <text:p>17.0972</text:p>
          </table:table-cell>
          <table:table-cell office:value-type="float" office:value="0.78263455361382905" table:formula="of:=[dp.$A150]*LOG([dp.$A150]; 2) *[.$B$2]/([.$A$2]*LOG([.$A$2]; 2))" table:style-name="ce1">
            <text:p>0.782634554</text:p>
          </table:table-cell>
          <table:table-cell office:value-type="float" office:value="55.886577300000006" table:formula="of:=POWER([.A150]; 2)*[.$B$2]/POWER([.$A$2]; 2)" table:style-name="ce1">
            <text:p>55.8865773</text:p>
          </table:table-cell>
          <table:table-cell office:value-type="float" office:value="8327.1000177000005" table:formula="of:=POWER([.A150]; 3)*[.$B$2]/POWER([.$A$2]; 3)" table:style-name="ce1">
            <text:p>8327.100018</text:p>
          </table:table-cell>
          <table:table-cell table:number-columns-repeated="16379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17.459499999999998" table:style-name="ce1">
            <text:p>17.4595</text:p>
          </table:table-cell>
          <table:table-cell office:value-type="float" office:value="0.78843558948156511" table:formula="of:=[dp.$A151]*LOG([dp.$A151]; 2) *[.$B$2]/([.$A$2]*LOG([.$A$2]; 2))" table:style-name="ce1">
            <text:p>0.788435589</text:p>
          </table:table-cell>
          <table:table-cell office:value-type="float" office:value="56.639249999999997" table:formula="of:=POWER([.A151]; 2)*[.$B$2]/POWER([.$A$2]; 2)" table:style-name="ce1">
            <text:p>56.63925</text:p>
          </table:table-cell>
          <table:table-cell office:value-type="float" office:value="8495.8875000000007" table:formula="of:=POWER([.A151]; 3)*[.$B$2]/POWER([.$A$2]; 3)" table:style-name="ce1">
            <text:p>8495.8875</text:p>
          </table:table-cell>
          <table:table-cell table:number-columns-repeated="16379"/>
        </table:table-row>
        <table:table-row table:style-name="ro1">
          <table:table-cell office:value-type="float" office:value="15100" table:style-name="ce1">
            <text:p>15100</text:p>
          </table:table-cell>
          <table:table-cell office:value-type="float" office:value="17.538699999999999" table:style-name="ce1">
            <text:p>17.5387</text:p>
          </table:table-cell>
          <table:table-cell office:value-type="float" office:value="0.79424026954129279" table:formula="of:=[dp.$A152]*LOG([dp.$A152]; 2) *[.$B$2]/([.$A$2]*LOG([.$A$2]; 2))" table:style-name="ce1">
            <text:p>0.79424027</text:p>
          </table:table-cell>
          <table:table-cell office:value-type="float" office:value="57.396957299999997" table:formula="of:=POWER([.A152]; 2)*[.$B$2]/POWER([.$A$2]; 2)" table:style-name="ce1">
            <text:p>57.3969573</text:p>
          </table:table-cell>
          <table:table-cell office:value-type="float" office:value="8666.9405523000005" table:formula="of:=POWER([.A152]; 3)*[.$B$2]/POWER([.$A$2]; 3)" table:style-name="ce1">
            <text:p>8666.940552</text:p>
          </table:table-cell>
          <table:table-cell table:number-columns-repeated="16379"/>
        </table:table-row>
        <table:table-row table:style-name="ro1">
          <table:table-cell office:value-type="float" office:value="15200" table:style-name="ce1">
            <text:p>15200</text:p>
          </table:table-cell>
          <table:table-cell office:value-type="float" office:value="17.8947" table:style-name="ce1">
            <text:p>17.8947</text:p>
          </table:table-cell>
          <table:table-cell office:value-type="float" office:value="0.80004856965893667" table:formula="of:=[dp.$A153]*LOG([dp.$A153]; 2) *[.$B$2]/([.$A$2]*LOG([.$A$2]; 2))" table:style-name="ce1">
            <text:p>0.80004857</text:p>
          </table:table-cell>
          <table:table-cell office:value-type="float" office:value="58.159699199999999" table:formula="of:=POWER([.A153]; 2)*[.$B$2]/POWER([.$A$2]; 2)" table:style-name="ce1">
            <text:p>58.1596992</text:p>
          </table:table-cell>
          <table:table-cell office:value-type="float" office:value="8840.2742784000002" table:formula="of:=POWER([.A153]; 3)*[.$B$2]/POWER([.$A$2]; 3)" table:style-name="ce1">
            <text:p>8840.274278</text:p>
          </table:table-cell>
          <table:table-cell table:number-columns-repeated="16379"/>
        </table:table-row>
        <table:table-row table:style-name="ro1">
          <table:table-cell office:value-type="float" office:value="15300" table:style-name="ce1">
            <text:p>15300</text:p>
          </table:table-cell>
          <table:table-cell office:value-type="float" office:value="18.135300000000001" table:style-name="ce1">
            <text:p>18.1353</text:p>
          </table:table-cell>
          <table:table-cell office:value-type="float" office:value="0.80586046601798134" table:formula="of:=[dp.$A154]*LOG([dp.$A154]; 2) *[.$B$2]/([.$A$2]*LOG([.$A$2]; 2))" table:style-name="ce1">
            <text:p>0.805860466</text:p>
          </table:table-cell>
          <table:table-cell office:value-type="float" office:value="58.927475699999995" table:formula="of:=POWER([.A154]; 2)*[.$B$2]/POWER([.$A$2]; 2)" table:style-name="ce1">
            <text:p>58.9274757</text:p>
          </table:table-cell>
          <table:table-cell office:value-type="float" office:value="9015.9037821000002" table:formula="of:=POWER([.A154]; 3)*[.$B$2]/POWER([.$A$2]; 3)" table:style-name="ce1">
            <text:p>9015.903782</text:p>
          </table:table-cell>
          <table:table-cell table:number-columns-repeated="16379"/>
        </table:table-row>
        <table:table-row table:style-name="ro1">
          <table:table-cell office:value-type="float" office:value="15400" table:style-name="ce1">
            <text:p>15400</text:p>
          </table:table-cell>
          <table:table-cell office:value-type="float" office:value="18.3935" table:style-name="ce1">
            <text:p>18.3935</text:p>
          </table:table-cell>
          <table:table-cell office:value-type="float" office:value="0.81167593511324543" table:formula="of:=[dp.$A155]*LOG([dp.$A155]; 2) *[.$B$2]/([.$A$2]*LOG([.$A$2]; 2))" table:style-name="ce1">
            <text:p>0.811675935</text:p>
          </table:table-cell>
          <table:table-cell office:value-type="float" office:value="59.700286800000001" table:formula="of:=POWER([.A155]; 2)*[.$B$2]/POWER([.$A$2]; 2)" table:style-name="ce1">
            <text:p>59.7002868</text:p>
          </table:table-cell>
          <table:table-cell office:value-type="float" office:value="9193.8441672000008" table:formula="of:=POWER([.A155]; 3)*[.$B$2]/POWER([.$A$2]; 3)" table:style-name="ce1">
            <text:p>9193.844167</text:p>
          </table:table-cell>
          <table:table-cell table:number-columns-repeated="16379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float" office:value="18.650500000000001" table:style-name="ce1">
            <text:p>18.6505</text:p>
          </table:table-cell>
          <table:table-cell office:value-type="float" office:value="0.81749495374481573" table:formula="of:=[dp.$A156]*LOG([dp.$A156]; 2) *[.$B$2]/([.$A$2]*LOG([.$A$2]; 2))" table:style-name="ce1">
            <text:p>0.817494954</text:p>
          </table:table-cell>
          <table:table-cell office:value-type="float" office:value="60.478132500000008" table:formula="of:=POWER([.A156]; 2)*[.$B$2]/POWER([.$A$2]; 2)" table:style-name="ce1">
            <text:p>60.4781325</text:p>
          </table:table-cell>
          <table:table-cell office:value-type="float" office:value="9374.1105375000006" table:formula="of:=POWER([.A156]; 3)*[.$B$2]/POWER([.$A$2]; 3)" table:style-name="ce1">
            <text:p>9374.110538</text:p>
          </table:table-cell>
          <table:table-cell table:number-columns-repeated="16379"/>
        </table:table-row>
        <table:table-row table:style-name="ro1">
          <table:table-cell office:value-type="float" office:value="15600" table:style-name="ce1">
            <text:p>15600</text:p>
          </table:table-cell>
          <table:table-cell office:value-type="float" office:value="19.0611" table:style-name="ce1">
            <text:p>19.0611</text:p>
          </table:table-cell>
          <table:table-cell office:value-type="float" office:value="0.82331749901213935" table:formula="of:=[dp.$A157]*LOG([dp.$A157]; 2) *[.$B$2]/([.$A$2]*LOG([.$A$2]; 2))" table:style-name="ce1">
            <text:p>0.823317499</text:p>
          </table:table-cell>
          <table:table-cell office:value-type="float" office:value="61.261012800000003" table:formula="of:=POWER([.A157]; 2)*[.$B$2]/POWER([.$A$2]; 2)" table:style-name="ce1">
            <text:p>61.2610128</text:p>
          </table:table-cell>
          <table:table-cell office:value-type="float" office:value="9556.7179968000019" table:formula="of:=POWER([.A157]; 3)*[.$B$2]/POWER([.$A$2]; 3)" table:style-name="ce1">
            <text:p>9556.717997</text:p>
          </table:table-cell>
          <table:table-cell table:number-columns-repeated="16379"/>
        </table:table-row>
        <table:table-row table:style-name="ro1">
          <table:table-cell office:value-type="float" office:value="15700" table:style-name="ce1">
            <text:p>15700</text:p>
          </table:table-cell>
          <table:table-cell office:value-type="float" office:value="18.877099999999999" table:style-name="ce1">
            <text:p>18.8771</text:p>
          </table:table-cell>
          <table:table-cell office:value-type="float" office:value="0.82914354830826642" table:formula="of:=[dp.$A158]*LOG([dp.$A158]; 2) *[.$B$2]/([.$A$2]*LOG([.$A$2]; 2))" table:style-name="ce1">
            <text:p>0.829143548</text:p>
          </table:table-cell>
          <table:table-cell office:value-type="float" office:value="62.0489277" table:formula="of:=POWER([.A158]; 2)*[.$B$2]/POWER([.$A$2]; 2)" table:style-name="ce1">
            <text:p>62.0489277</text:p>
          </table:table-cell>
          <table:table-cell office:value-type="float" office:value="9741.6816488999993" table:formula="of:=POWER([.A158]; 3)*[.$B$2]/POWER([.$A$2]; 3)" table:style-name="ce1">
            <text:p>9741.681649</text:p>
          </table:table-cell>
          <table:table-cell table:number-columns-repeated="16379"/>
        </table:table-row>
        <table:table-row table:style-name="ro1">
          <table:table-cell office:value-type="float" office:value="15800" table:style-name="ce1">
            <text:p>15800</text:p>
          </table:table-cell>
          <table:table-cell office:value-type="float" office:value="19.2163" table:style-name="ce1">
            <text:p>19.2163</text:p>
          </table:table-cell>
          <table:table-cell office:value-type="float" office:value="0.83497307931423914" table:formula="of:=[dp.$A159]*LOG([dp.$A159]; 2) *[.$B$2]/([.$A$2]*LOG([.$A$2]; 2))" table:style-name="ce1">
            <text:p>0.834973079</text:p>
          </table:table-cell>
          <table:table-cell office:value-type="float" office:value="62.841877199999999" table:formula="of:=POWER([.A159]; 2)*[.$B$2]/POWER([.$A$2]; 2)" table:style-name="ce1">
            <text:p>62.8418772</text:p>
          </table:table-cell>
          <table:table-cell office:value-type="float" office:value="9929.0165976000008" table:formula="of:=POWER([.A159]; 3)*[.$B$2]/POWER([.$A$2]; 3)" table:style-name="ce1">
            <text:p>9929.016598</text:p>
          </table:table-cell>
          <table:table-cell table:number-columns-repeated="16379"/>
        </table:table-row>
        <table:table-row table:style-name="ro1">
          <table:table-cell office:value-type="float" office:value="15900" table:style-name="ce1">
            <text:p>15900</text:p>
          </table:table-cell>
          <table:table-cell office:value-type="float" office:value="19.1295" table:style-name="ce1">
            <text:p>19.1295</text:p>
          </table:table-cell>
          <table:table-cell office:value-type="float" office:value="0.84080606999362395" table:formula="of:=[dp.$A160]*LOG([dp.$A160]; 2) *[.$B$2]/([.$A$2]*LOG([.$A$2]; 2))" table:style-name="ce1">
            <text:p>0.84080607</text:p>
          </table:table-cell>
          <table:table-cell office:value-type="float" office:value="63.6398613" table:formula="of:=POWER([.A160]; 2)*[.$B$2]/POWER([.$A$2]; 2)" table:style-name="ce1">
            <text:p>63.6398613</text:p>
          </table:table-cell>
          <table:table-cell office:value-type="float" office:value="10118.737946700001" table:formula="of:=POWER([.A160]; 3)*[.$B$2]/POWER([.$A$2]; 3)" table:style-name="ce1">
            <text:p>10118.73795</text:p>
          </table:table-cell>
          <table:table-cell table:number-columns-repeated="16379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19.2746" table:style-name="ce1">
            <text:p>19.2746</text:p>
          </table:table-cell>
          <table:table-cell office:value-type="float" office:value="0.84664249858718066" table:formula="of:=[dp.$A161]*LOG([dp.$A161]; 2) *[.$B$2]/([.$A$2]*LOG([.$A$2]; 2))" table:style-name="ce1">
            <text:p>0.846642499</text:p>
          </table:table-cell>
          <table:table-cell office:value-type="float" office:value="64.442880000000002" table:formula="of:=POWER([.A161]; 2)*[.$B$2]/POWER([.$A$2]; 2)" table:style-name="ce1">
            <text:p>64.44288</text:p>
          </table:table-cell>
          <table:table-cell office:value-type="float" office:value="10310.8608" table:formula="of:=POWER([.A161]; 3)*[.$B$2]/POWER([.$A$2]; 3)" table:style-name="ce1">
            <text:p>10310.8608</text:p>
          </table:table-cell>
          <table:table-cell table:number-columns-repeated="16379"/>
        </table:table-row>
        <table:table-row table:style-name="ro1">
          <table:table-cell office:value-type="float" office:value="16100" table:style-name="ce1">
            <text:p>16100</text:p>
          </table:table-cell>
          <table:table-cell office:value-type="float" office:value="19.4313" table:style-name="ce1">
            <text:p>19.4313</text:p>
          </table:table-cell>
          <table:table-cell office:value-type="float" office:value="0.8524823436076655" table:formula="of:=[dp.$A162]*LOG([dp.$A162]; 2) *[.$B$2]/([.$A$2]*LOG([.$A$2]; 2))" table:style-name="ce1">
            <text:p>0.852482344</text:p>
          </table:table-cell>
          <table:table-cell office:value-type="float" office:value="65.2509333" table:formula="of:=POWER([.A162]; 2)*[.$B$2]/POWER([.$A$2]; 2)" table:style-name="ce1">
            <text:p>65.2509333</text:p>
          </table:table-cell>
          <table:table-cell office:value-type="float" office:value="10505.400261300001" table:formula="of:=POWER([.A162]; 3)*[.$B$2]/POWER([.$A$2]; 3)" table:style-name="ce1">
            <text:p>10505.40026</text:p>
          </table:table-cell>
          <table:table-cell table:number-columns-repeated="16379"/>
        </table:table-row>
        <table:table-row table:style-name="ro1">
          <table:table-cell office:value-type="float" office:value="16200" table:style-name="ce1">
            <text:p>16200</text:p>
          </table:table-cell>
          <table:table-cell office:value-type="float" office:value="19.977900000000002" table:style-name="ce1">
            <text:p>19.9779</text:p>
          </table:table-cell>
          <table:table-cell office:value-type="float" office:value="0.85832558383476143" table:formula="of:=[dp.$A163]*LOG([dp.$A163]; 2) *[.$B$2]/([.$A$2]*LOG([.$A$2]; 2))" table:style-name="ce1">
            <text:p>0.858325584</text:p>
          </table:table-cell>
          <table:table-cell office:value-type="float" office:value="66.064021199999999" table:formula="of:=POWER([.A163]; 2)*[.$B$2]/POWER([.$A$2]; 2)" table:style-name="ce1">
            <text:p>66.0640212</text:p>
          </table:table-cell>
          <table:table-cell office:value-type="float" office:value="10702.3714344" table:formula="of:=POWER([.A163]; 3)*[.$B$2]/POWER([.$A$2]; 3)" table:style-name="ce1">
            <text:p>10702.37143</text:p>
          </table:table-cell>
          <table:table-cell table:number-columns-repeated="16379"/>
        </table:table-row>
        <table:table-row table:style-name="ro1">
          <table:table-cell office:value-type="float" office:value="16300" table:style-name="ce1">
            <text:p>16300</text:p>
          </table:table-cell>
          <table:table-cell office:value-type="float" office:value="20.065200000000001" table:style-name="ce1">
            <text:p>20.0652</text:p>
          </table:table-cell>
          <table:table-cell office:value-type="float" office:value="0.8641721983101357" table:formula="of:=[dp.$A164]*LOG([dp.$A164]; 2) *[.$B$2]/([.$A$2]*LOG([.$A$2]; 2))" table:style-name="ce1">
            <text:p>0.864172198</text:p>
          </table:table-cell>
          <table:table-cell office:value-type="float" office:value="66.8821437" table:formula="of:=POWER([.A164]; 2)*[.$B$2]/POWER([.$A$2]; 2)" table:style-name="ce1">
            <text:p>66.8821437</text:p>
          </table:table-cell>
          <table:table-cell office:value-type="float" office:value="10901.789423100001" table:formula="of:=POWER([.A164]; 3)*[.$B$2]/POWER([.$A$2]; 3)" table:style-name="ce1">
            <text:p>10901.78942</text:p>
          </table:table-cell>
          <table:table-cell table:number-columns-repeated="16379"/>
        </table:table-row>
        <table:table-row table:style-name="ro1">
          <table:table-cell office:value-type="float" office:value="16400" table:style-name="ce1">
            <text:p>16400</text:p>
          </table:table-cell>
          <table:table-cell office:value-type="float" office:value="20.5944" table:style-name="ce1">
            <text:p>20.5944</text:p>
          </table:table-cell>
          <table:table-cell office:value-type="float" office:value="0.87002216633261853" table:formula="of:=[dp.$A165]*LOG([dp.$A165]; 2) *[.$B$2]/([.$A$2]*LOG([.$A$2]; 2))" table:style-name="ce1">
            <text:p>0.870022166</text:p>
          </table:table-cell>
          <table:table-cell office:value-type="float" office:value="67.705300800000003" table:formula="of:=POWER([.A165]; 2)*[.$B$2]/POWER([.$A$2]; 2)" table:style-name="ce1">
            <text:p>67.7053008</text:p>
          </table:table-cell>
          <table:table-cell office:value-type="float" office:value="11103.669331200001" table:formula="of:=POWER([.A165]; 3)*[.$B$2]/POWER([.$A$2]; 3)" table:style-name="ce1">
            <text:p>11103.66933</text:p>
          </table:table-cell>
          <table:table-cell table:number-columns-repeated="16379"/>
        </table:table-row>
        <table:table-row table:style-name="ro1">
          <table:table-cell office:value-type="float" office:value="16500" table:style-name="ce1">
            <text:p>16500</text:p>
          </table:table-cell>
          <table:table-cell office:value-type="float" office:value="21.022600000000001" table:style-name="ce1">
            <text:p>21.0226</text:p>
          </table:table-cell>
          <table:table-cell office:value-type="float" office:value="0.87587546745349742" table:formula="of:=[dp.$A166]*LOG([dp.$A166]; 2) *[.$B$2]/([.$A$2]*LOG([.$A$2]; 2))" table:style-name="ce1">
            <text:p>0.875875467</text:p>
          </table:table-cell>
          <table:table-cell office:value-type="float" office:value="68.533492500000008" table:formula="of:=POWER([.A166]; 2)*[.$B$2]/POWER([.$A$2]; 2)" table:style-name="ce1">
            <text:p>68.5334925</text:p>
          </table:table-cell>
          <table:table-cell office:value-type="float" office:value="11308.0262625" table:formula="of:=POWER([.A166]; 3)*[.$B$2]/POWER([.$A$2]; 3)" table:style-name="ce1">
            <text:p>11308.02626</text:p>
          </table:table-cell>
          <table:table-cell table:number-columns-repeated="16379"/>
        </table:table-row>
        <table:table-row table:style-name="ro1">
          <table:table-cell office:value-type="float" office:value="16600" table:style-name="ce1">
            <text:p>16600</text:p>
          </table:table-cell>
          <table:table-cell office:value-type="float" office:value="21.343599999999999" table:style-name="ce1">
            <text:p>21.3436</text:p>
          </table:table-cell>
          <table:table-cell office:value-type="float" office:value="0.88173208147192828" table:formula="of:=[dp.$A167]*LOG([dp.$A167]; 2) *[.$B$2]/([.$A$2]*LOG([.$A$2]; 2))" table:style-name="ce1">
            <text:p>0.881732081</text:p>
          </table:table-cell>
          <table:table-cell office:value-type="float" office:value="69.366718800000015" table:formula="of:=POWER([.A167]; 2)*[.$B$2]/POWER([.$A$2]; 2)" table:style-name="ce1">
            <text:p>69.3667188</text:p>
          </table:table-cell>
          <table:table-cell office:value-type="float" office:value="11514.875320800002" table:formula="of:=POWER([.A167]; 3)*[.$B$2]/POWER([.$A$2]; 3)" table:style-name="ce1">
            <text:p>11514.87532</text:p>
          </table:table-cell>
          <table:table-cell table:number-columns-repeated="16379"/>
        </table:table-row>
        <table:table-row table:style-name="ro1">
          <table:table-cell office:value-type="float" office:value="16700" table:style-name="ce1">
            <text:p>16700</text:p>
          </table:table-cell>
          <table:table-cell office:value-type="float" office:value="21.113499999999998" table:style-name="ce1">
            <text:p>21.1135</text:p>
          </table:table-cell>
          <table:table-cell office:value-type="float" office:value="0.88759198843045428" table:formula="of:=[dp.$A168]*LOG([dp.$A168]; 2) *[.$B$2]/([.$A$2]*LOG([.$A$2]; 2))" table:style-name="ce1">
            <text:p>0.887591988</text:p>
          </table:table-cell>
          <table:table-cell office:value-type="float" office:value="70.204979699999996" table:formula="of:=POWER([.A168]; 2)*[.$B$2]/POWER([.$A$2]; 2)" table:style-name="ce1">
            <text:p>70.2049797</text:p>
          </table:table-cell>
          <table:table-cell office:value-type="float" office:value="11724.2316099" table:formula="of:=POWER([.A168]; 3)*[.$B$2]/POWER([.$A$2]; 3)" table:style-name="ce1">
            <text:p>11724.23161</text:p>
          </table:table-cell>
          <table:table-cell table:number-columns-repeated="16379"/>
        </table:table-row>
        <table:table-row table:style-name="ro1">
          <table:table-cell office:value-type="float" office:value="16800" table:style-name="ce1">
            <text:p>16800</text:p>
          </table:table-cell>
          <table:table-cell office:value-type="float" office:value="21.737300000000001" table:style-name="ce1">
            <text:p>21.7373</text:p>
          </table:table-cell>
          <table:table-cell office:value-type="float" office:value="0.89345516861063523" table:formula="of:=[dp.$A169]*LOG([dp.$A169]; 2) *[.$B$2]/([.$A$2]*LOG([.$A$2]; 2))" table:style-name="ce1">
            <text:p>0.893455169</text:p>
          </table:table-cell>
          <table:table-cell office:value-type="float" office:value="71.048275199999992" table:formula="of:=POWER([.A169]; 2)*[.$B$2]/POWER([.$A$2]; 2)" table:style-name="ce1">
            <text:p>71.0482752</text:p>
          </table:table-cell>
          <table:table-cell office:value-type="float" office:value="11936.1102336" table:formula="of:=POWER([.A169]; 3)*[.$B$2]/POWER([.$A$2]; 3)" table:style-name="ce1">
            <text:p>11936.11023</text:p>
          </table:table-cell>
          <table:table-cell table:number-columns-repeated="16379"/>
        </table:table-row>
        <table:table-row table:style-name="ro1">
          <table:table-cell office:value-type="float" office:value="16900" table:style-name="ce1">
            <text:p>16900</text:p>
          </table:table-cell>
          <table:table-cell office:value-type="float" office:value="21.8902" table:style-name="ce1">
            <text:p>21.8902</text:p>
          </table:table-cell>
          <table:table-cell office:value-type="float" office:value="0.89932160252877802" table:formula="of:=[dp.$A170]*LOG([dp.$A170]; 2) *[.$B$2]/([.$A$2]*LOG([.$A$2]; 2))" table:style-name="ce1">
            <text:p>0.899321603</text:p>
          </table:table-cell>
          <table:table-cell office:value-type="float" office:value="71.896605300000004" table:formula="of:=POWER([.A170]; 2)*[.$B$2]/POWER([.$A$2]; 2)" table:style-name="ce1">
            <text:p>71.8966053</text:p>
          </table:table-cell>
          <table:table-cell office:value-type="float" office:value="12150.526295700001" table:formula="of:=POWER([.A170]; 3)*[.$B$2]/POWER([.$A$2]; 3)" table:style-name="ce1">
            <text:p>12150.5263</text:p>
          </table:table-cell>
          <table:table-cell table:number-columns-repeated="16379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float" office:value="22.3078" table:style-name="ce1">
            <text:p>22.3078</text:p>
          </table:table-cell>
          <table:table-cell office:value-type="float" office:value="0.9051912709317701" table:formula="of:=[dp.$A171]*LOG([dp.$A171]; 2) *[.$B$2]/([.$A$2]*LOG([.$A$2]; 2))" table:style-name="ce1">
            <text:p>0.905191271</text:p>
          </table:table-cell>
          <table:table-cell office:value-type="float" office:value="72.749970000000005" table:formula="of:=POWER([.A171]; 2)*[.$B$2]/POWER([.$A$2]; 2)" table:style-name="ce1">
            <text:p>72.74997</text:p>
          </table:table-cell>
          <table:table-cell office:value-type="float" office:value="12367.4949" table:formula="of:=POWER([.A171]; 3)*[.$B$2]/POWER([.$A$2]; 3)" table:style-name="ce1">
            <text:p>12367.4949</text:p>
          </table:table-cell>
          <table:table-cell table:number-columns-repeated="16379"/>
        </table:table-row>
        <table:table-row table:style-name="ro1">
          <table:table-cell office:value-type="float" office:value="17100" table:style-name="ce1">
            <text:p>17100</text:p>
          </table:table-cell>
          <table:table-cell office:value-type="float" office:value="22.577000000000002" table:style-name="ce1">
            <text:p>22.577</text:p>
          </table:table-cell>
          <table:table-cell office:value-type="float" office:value="0.91106415479300951" table:formula="of:=[dp.$A172]*LOG([dp.$A172]; 2) *[.$B$2]/([.$A$2]*LOG([.$A$2]; 2))" table:style-name="ce1">
            <text:p>0.911064155</text:p>
          </table:table-cell>
          <table:table-cell office:value-type="float" office:value="73.608369299999993" table:formula="of:=POWER([.A172]; 2)*[.$B$2]/POWER([.$A$2]; 2)" table:style-name="ce1">
            <text:p>73.6083693</text:p>
          </table:table-cell>
          <table:table-cell office:value-type="float" office:value="12587.031150300001" table:formula="of:=POWER([.A172]; 3)*[.$B$2]/POWER([.$A$2]; 3)" table:style-name="ce1">
            <text:p>12587.03115</text:p>
          </table:table-cell>
          <table:table-cell table:number-columns-repeated="16379"/>
        </table:table-row>
        <table:table-row table:style-name="ro1">
          <table:table-cell office:value-type="float" office:value="17200" table:style-name="ce1">
            <text:p>17200</text:p>
          </table:table-cell>
          <table:table-cell office:value-type="float" office:value="22.8337" table:style-name="ce1">
            <text:p>22.8337</text:p>
          </table:table-cell>
          <table:table-cell office:value-type="float" office:value="0.91694023530843216" table:formula="of:=[dp.$A173]*LOG([dp.$A173]; 2) *[.$B$2]/([.$A$2]*LOG([.$A$2]; 2))" table:style-name="ce1">
            <text:p>0.916940235</text:p>
          </table:table-cell>
          <table:table-cell office:value-type="float" office:value="74.471803199999997" table:formula="of:=POWER([.A173]; 2)*[.$B$2]/POWER([.$A$2]; 2)" table:style-name="ce1">
            <text:p>74.4718032</text:p>
          </table:table-cell>
          <table:table-cell office:value-type="float" office:value="12809.150150399999" table:formula="of:=POWER([.A173]; 3)*[.$B$2]/POWER([.$A$2]; 3)" table:style-name="ce1">
            <text:p>12809.15015</text:p>
          </table:table-cell>
          <table:table-cell table:number-columns-repeated="16379"/>
        </table:table-row>
        <table:table-row table:style-name="ro1">
          <table:table-cell office:value-type="float" office:value="17300" table:style-name="ce1">
            <text:p>17300</text:p>
          </table:table-cell>
          <table:table-cell office:value-type="float" office:value="22.985600000000002" table:style-name="ce1">
            <text:p>22.9856</text:p>
          </table:table-cell>
          <table:table-cell office:value-type="float" office:value="0.92281949389262907" table:formula="of:=[dp.$A174]*LOG([dp.$A174]; 2) *[.$B$2]/([.$A$2]*LOG([.$A$2]; 2))" table:style-name="ce1">
            <text:p>0.922819494</text:p>
          </table:table-cell>
          <table:table-cell office:value-type="float" office:value="75.340271700000002" table:formula="of:=POWER([.A174]; 2)*[.$B$2]/POWER([.$A$2]; 2)" table:style-name="ce1">
            <text:p>75.3402717</text:p>
          </table:table-cell>
          <table:table-cell office:value-type="float" office:value="13033.8670041" table:formula="of:=POWER([.A174]; 3)*[.$B$2]/POWER([.$A$2]; 3)" table:style-name="ce1">
            <text:p>13033.867</text:p>
          </table:table-cell>
          <table:table-cell table:number-columns-repeated="16379"/>
        </table:table-row>
        <table:table-row table:style-name="ro1">
          <table:table-cell office:value-type="float" office:value="17400" table:style-name="ce1">
            <text:p>17400</text:p>
          </table:table-cell>
          <table:table-cell office:value-type="float" office:value="22.929099999999998" table:style-name="ce1">
            <text:p>22.9291</text:p>
          </table:table-cell>
          <table:table-cell office:value-type="float" office:value="0.92870191217505571" table:formula="of:=[dp.$A175]*LOG([dp.$A175]; 2) *[.$B$2]/([.$A$2]*LOG([.$A$2]; 2))" table:style-name="ce1">
            <text:p>0.928701912</text:p>
          </table:table-cell>
          <table:table-cell office:value-type="float" office:value="76.213774799999996" table:formula="of:=POWER([.A175]; 2)*[.$B$2]/POWER([.$A$2]; 2)" table:style-name="ce1">
            <text:p>76.2137748</text:p>
          </table:table-cell>
          <table:table-cell office:value-type="float" office:value="13261.196815200001" table:formula="of:=POWER([.A175]; 3)*[.$B$2]/POWER([.$A$2]; 3)" table:style-name="ce1">
            <text:p>13261.19682</text:p>
          </table:table-cell>
          <table:table-cell table:number-columns-repeated="16379"/>
        </table:table-row>
        <table:table-row table:style-name="ro1">
          <table:table-cell office:value-type="float" office:value="17500" table:style-name="ce1">
            <text:p>17500</text:p>
          </table:table-cell>
          <table:table-cell office:value-type="float" office:value="23.2805" table:style-name="ce1">
            <text:p>23.2805</text:p>
          </table:table-cell>
          <table:table-cell office:value-type="float" office:value="0.93458747199632586" table:formula="of:=[dp.$A176]*LOG([dp.$A176]; 2) *[.$B$2]/([.$A$2]*LOG([.$A$2]; 2))" table:style-name="ce1">
            <text:p>0.934587472</text:p>
          </table:table-cell>
          <table:table-cell office:value-type="float" office:value="77.092312500000006" table:formula="of:=POWER([.A176]; 2)*[.$B$2]/POWER([.$A$2]; 2)" table:style-name="ce1">
            <text:p>77.0923125</text:p>
          </table:table-cell>
          <table:table-cell office:value-type="float" office:value="13491.1546875" table:formula="of:=POWER([.A176]; 3)*[.$B$2]/POWER([.$A$2]; 3)" table:style-name="ce1">
            <text:p>13491.15469</text:p>
          </table:table-cell>
          <table:table-cell table:number-columns-repeated="16379"/>
        </table:table-row>
        <table:table-row table:style-name="ro1">
          <table:table-cell office:value-type="float" office:value="17600" table:style-name="ce1">
            <text:p>17600</text:p>
          </table:table-cell>
          <table:table-cell office:value-type="float" office:value="23.078800000000001" table:style-name="ce1">
            <text:p>23.0788</text:p>
          </table:table-cell>
          <table:table-cell office:value-type="float" office:value="0.94047615540459317" table:formula="of:=[dp.$A177]*LOG([dp.$A177]; 2) *[.$B$2]/([.$A$2]*LOG([.$A$2]; 2))" table:style-name="ce1">
            <text:p>0.940476155</text:p>
          </table:table-cell>
          <table:table-cell office:value-type="float" office:value="77.975884800000003" table:formula="of:=POWER([.A177]; 2)*[.$B$2]/POWER([.$A$2]; 2)" table:style-name="ce1">
            <text:p>77.9758848</text:p>
          </table:table-cell>
          <table:table-cell office:value-type="float" office:value="13723.755724800001" table:formula="of:=POWER([.A177]; 3)*[.$B$2]/POWER([.$A$2]; 3)" table:style-name="ce1">
            <text:p>13723.75572</text:p>
          </table:table-cell>
          <table:table-cell table:number-columns-repeated="16379"/>
        </table:table-row>
        <table:table-row table:style-name="ro1">
          <table:table-cell office:value-type="float" office:value="17700" table:style-name="ce1">
            <text:p>17700</text:p>
          </table:table-cell>
          <table:table-cell office:value-type="float" office:value="24.161000000000001" table:style-name="ce1">
            <text:p>24.161</text:p>
          </table:table-cell>
          <table:table-cell office:value-type="float" office:value="0.9463679446520129" table:formula="of:=[dp.$A178]*LOG([dp.$A178]; 2) *[.$B$2]/([.$A$2]*LOG([.$A$2]; 2))" table:style-name="ce1">
            <text:p>0.946367945</text:p>
          </table:table-cell>
          <table:table-cell office:value-type="float" office:value="78.864491700000002" table:formula="of:=POWER([.A178]; 2)*[.$B$2]/POWER([.$A$2]; 2)" table:style-name="ce1">
            <text:p>78.8644917</text:p>
          </table:table-cell>
          <table:table-cell office:value-type="float" office:value="13959.0150309" table:formula="of:=POWER([.A178]; 3)*[.$B$2]/POWER([.$A$2]; 3)" table:style-name="ce1">
            <text:p>13959.01503</text:p>
          </table:table-cell>
          <table:table-cell table:number-columns-repeated="16379"/>
        </table:table-row>
        <table:table-row table:style-name="ro1">
          <table:table-cell office:value-type="float" office:value="17800" table:style-name="ce1">
            <text:p>17800</text:p>
          </table:table-cell>
          <table:table-cell office:value-type="float" office:value="25.059200000000001" table:style-name="ce1">
            <text:p>25.0592</text:p>
          </table:table-cell>
          <table:table-cell office:value-type="float" office:value="0.952262822191284" table:formula="of:=[dp.$A179]*LOG([dp.$A179]; 2) *[.$B$2]/([.$A$2]*LOG([.$A$2]; 2))" table:style-name="ce1">
            <text:p>0.952262822</text:p>
          </table:table-cell>
          <table:table-cell office:value-type="float" office:value="79.758133200000003" table:formula="of:=POWER([.A179]; 2)*[.$B$2]/POWER([.$A$2]; 2)" table:style-name="ce1">
            <text:p>79.7581332</text:p>
          </table:table-cell>
          <table:table-cell office:value-type="float" office:value="14196.947709600001" table:formula="of:=POWER([.A179]; 3)*[.$B$2]/POWER([.$A$2]; 3)" table:style-name="ce1">
            <text:p>14196.94771</text:p>
          </table:table-cell>
          <table:table-cell table:number-columns-repeated="16379"/>
        </table:table-row>
        <table:table-row table:style-name="ro1">
          <table:table-cell office:value-type="float" office:value="17900" table:style-name="ce1">
            <text:p>17900</text:p>
          </table:table-cell>
          <table:table-cell office:value-type="float" office:value="25.395499999999998" table:style-name="ce1">
            <text:p>25.3955</text:p>
          </table:table-cell>
          <table:table-cell office:value-type="float" office:value="0.95816077067226879" table:formula="of:=[dp.$A180]*LOG([dp.$A180]; 2) *[.$B$2]/([.$A$2]*LOG([.$A$2]; 2))" table:style-name="ce1">
            <text:p>0.958160771</text:p>
          </table:table-cell>
          <table:table-cell office:value-type="float" office:value="80.656809300000006" table:formula="of:=POWER([.A180]; 2)*[.$B$2]/POWER([.$A$2]; 2)" table:style-name="ce1">
            <text:p>80.6568093</text:p>
          </table:table-cell>
          <table:table-cell office:value-type="float" office:value="14437.568864700001" table:formula="of:=POWER([.A180]; 3)*[.$B$2]/POWER([.$A$2]; 3)" table:style-name="ce1">
            <text:p>14437.56886</text:p>
          </table:table-cell>
          <table:table-cell table:number-columns-repeated="16379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25.7714" table:style-name="ce1">
            <text:p>25.7714</text:p>
          </table:table-cell>
          <table:table-cell office:value-type="float" office:value="0.96406177293868967" table:formula="of:=[dp.$A181]*LOG([dp.$A181]; 2) *[.$B$2]/([.$A$2]*LOG([.$A$2]; 2))" table:style-name="ce1">
            <text:p>0.964061773</text:p>
          </table:table-cell>
          <table:table-cell office:value-type="float" office:value="81.560520000000011" table:formula="of:=POWER([.A181]; 2)*[.$B$2]/POWER([.$A$2]; 2)" table:style-name="ce1">
            <text:p>81.56052</text:p>
          </table:table-cell>
          <table:table-cell office:value-type="float" office:value="14680.893599999999" table:formula="of:=POWER([.A181]; 3)*[.$B$2]/POWER([.$A$2]; 3)" table:style-name="ce1">
            <text:p>14680.8936</text:p>
          </table:table-cell>
          <table:table-cell table:number-columns-repeated="16379"/>
        </table:table-row>
        <table:table-row table:style-name="ro1">
          <table:table-cell office:value-type="float" office:value="18100" table:style-name="ce1">
            <text:p>18100</text:p>
          </table:table-cell>
          <table:table-cell office:value-type="float" office:value="26.18" table:style-name="ce1">
            <text:p>26.18</text:p>
          </table:table-cell>
          <table:table-cell office:value-type="float" office:value="0.96996581202489696" table:formula="of:=[dp.$A182]*LOG([dp.$A182]; 2) *[.$B$2]/([.$A$2]*LOG([.$A$2]; 2))" table:style-name="ce1">
            <text:p>0.969965812</text:p>
          </table:table-cell>
          <table:table-cell office:value-type="float" office:value="82.469265300000004" table:formula="of:=POWER([.A182]; 2)*[.$B$2]/POWER([.$A$2]; 2)" table:style-name="ce1">
            <text:p>82.4692653</text:p>
          </table:table-cell>
          <table:table-cell office:value-type="float" office:value="14926.937019300001" table:formula="of:=POWER([.A182]; 3)*[.$B$2]/POWER([.$A$2]; 3)" table:style-name="ce1">
            <text:p>14926.93702</text:p>
          </table:table-cell>
          <table:table-cell table:number-columns-repeated="16379"/>
        </table:table-row>
        <table:table-row table:style-name="ro1">
          <table:table-cell office:value-type="float" office:value="18200" table:style-name="ce1">
            <text:p>18200</text:p>
          </table:table-cell>
          <table:table-cell office:value-type="float" office:value="26.326000000000001" table:style-name="ce1">
            <text:p>26.326</text:p>
          </table:table-cell>
          <table:table-cell office:value-type="float" office:value="0.97587287115270938" table:formula="of:=[dp.$A183]*LOG([dp.$A183]; 2) *[.$B$2]/([.$A$2]*LOG([.$A$2]; 2))" table:style-name="ce1">
            <text:p>0.975872871</text:p>
          </table:table-cell>
          <table:table-cell office:value-type="float" office:value="83.383045199999998" table:formula="of:=POWER([.A183]; 2)*[.$B$2]/POWER([.$A$2]; 2)" table:style-name="ce1">
            <text:p>83.3830452</text:p>
          </table:table-cell>
          <table:table-cell office:value-type="float" office:value="15175.714226399999" table:formula="of:=POWER([.A183]; 3)*[.$B$2]/POWER([.$A$2]; 3)" table:style-name="ce1">
            <text:p>15175.71423</text:p>
          </table:table-cell>
          <table:table-cell table:number-columns-repeated="16379"/>
        </table:table-row>
        <table:table-row table:style-name="ro1">
          <table:table-cell office:value-type="float" office:value="18300" table:style-name="ce1">
            <text:p>18300</text:p>
          </table:table-cell>
          <table:table-cell office:value-type="float" office:value="27.065300000000001" table:style-name="ce1">
            <text:p>27.0653</text:p>
          </table:table-cell>
          <table:table-cell office:value-type="float" office:value="0.98178293372832459" table:formula="of:=[dp.$A184]*LOG([dp.$A184]; 2) *[.$B$2]/([.$A$2]*LOG([.$A$2]; 2))" table:style-name="ce1">
            <text:p>0.981782934</text:p>
          </table:table-cell>
          <table:table-cell office:value-type="float" office:value="84.301859700000009" table:formula="of:=POWER([.A184]; 2)*[.$B$2]/POWER([.$A$2]; 2)" table:style-name="ce1">
            <text:p>84.3018597</text:p>
          </table:table-cell>
          <table:table-cell office:value-type="float" office:value="15427.2403251" table:formula="of:=POWER([.A184]; 3)*[.$B$2]/POWER([.$A$2]; 3)" table:style-name="ce1">
            <text:p>15427.24033</text:p>
          </table:table-cell>
          <table:table-cell table:number-columns-repeated="16379"/>
        </table:table-row>
        <table:table-row table:style-name="ro1">
          <table:table-cell office:value-type="float" office:value="18400" table:style-name="ce1">
            <text:p>18400</text:p>
          </table:table-cell>
          <table:table-cell office:value-type="float" office:value="26.773399999999999" table:style-name="ce1">
            <text:p>26.7734</text:p>
          </table:table-cell>
          <table:table-cell office:value-type="float" office:value="0.98769598333929542" table:formula="of:=[dp.$A185]*LOG([dp.$A185]; 2) *[.$B$2]/([.$A$2]*LOG([.$A$2]; 2))" table:style-name="ce1">
            <text:p>0.987695983</text:p>
          </table:table-cell>
          <table:table-cell office:value-type="float" office:value="85.225708799999992" table:formula="of:=POWER([.A185]; 2)*[.$B$2]/POWER([.$A$2]; 2)" table:style-name="ce1">
            <text:p>85.2257088</text:p>
          </table:table-cell>
          <table:table-cell office:value-type="float" office:value="15681.5304192" table:formula="of:=POWER([.A185]; 3)*[.$B$2]/POWER([.$A$2]; 3)" table:style-name="ce1">
            <text:p>15681.53042</text:p>
          </table:table-cell>
          <table:table-cell table:number-columns-repeated="16379"/>
        </table:table-row>
        <table:table-row table:style-name="ro1">
          <table:table-cell office:value-type="float" office:value="18500" table:style-name="ce1">
            <text:p>18500</text:p>
          </table:table-cell>
          <table:table-cell office:value-type="float" office:value="27.459700000000002" table:style-name="ce1">
            <text:p>27.4597</text:p>
          </table:table-cell>
          <table:table-cell office:value-type="float" office:value="0.99361200375157388" table:formula="of:=[dp.$A186]*LOG([dp.$A186]; 2) *[.$B$2]/([.$A$2]*LOG([.$A$2]; 2))" table:style-name="ce1">
            <text:p>0.993612004</text:p>
          </table:table-cell>
          <table:table-cell office:value-type="float" office:value="86.154592500000007" table:formula="of:=POWER([.A186]; 2)*[.$B$2]/POWER([.$A$2]; 2)" table:style-name="ce1">
            <text:p>86.1545925</text:p>
          </table:table-cell>
          <table:table-cell office:value-type="float" office:value="15938.5996125" table:formula="of:=POWER([.A186]; 3)*[.$B$2]/POWER([.$A$2]; 3)" table:style-name="ce1">
            <text:p>15938.59961</text:p>
          </table:table-cell>
          <table:table-cell table:number-columns-repeated="16379"/>
        </table:table-row>
        <table:table-row table:style-name="ro1">
          <table:table-cell office:value-type="float" office:value="18600" table:style-name="ce1">
            <text:p>18600</text:p>
          </table:table-cell>
          <table:table-cell office:value-type="float" office:value="28.085999999999999" table:style-name="ce1">
            <text:p>28.086</text:p>
          </table:table-cell>
          <table:table-cell office:value-type="float" office:value="0.99953097890661791" table:formula="of:=[dp.$A187]*LOG([dp.$A187]; 2) *[.$B$2]/([.$A$2]*LOG([.$A$2]; 2))" table:style-name="ce1">
            <text:p>0.999530979</text:p>
          </table:table-cell>
          <table:table-cell office:value-type="float" office:value="87.088510799999995" table:formula="of:=POWER([.A187]; 2)*[.$B$2]/POWER([.$A$2]; 2)" table:style-name="ce1">
            <text:p>87.0885108</text:p>
          </table:table-cell>
          <table:table-cell office:value-type="float" office:value="16198.463008800001" table:formula="of:=POWER([.A187]; 3)*[.$B$2]/POWER([.$A$2]; 3)" table:style-name="ce1">
            <text:p>16198.46301</text:p>
          </table:table-cell>
          <table:table-cell table:number-columns-repeated="16379"/>
        </table:table-row>
        <table:table-row table:style-name="ro1">
          <table:table-cell office:value-type="float" office:value="18700" table:style-name="ce1">
            <text:p>18700</text:p>
          </table:table-cell>
          <table:table-cell office:value-type="float" office:value="28.014500000000002" table:style-name="ce1">
            <text:p>28.0145</text:p>
          </table:table-cell>
          <table:table-cell office:value-type="float" office:value="1.0054528929185595" table:formula="of:=[dp.$A188]*LOG([dp.$A188]; 2) *[.$B$2]/([.$A$2]*LOG([.$A$2]; 2))" table:style-name="ce1">
            <text:p>1.005452893</text:p>
          </table:table-cell>
          <table:table-cell office:value-type="float" office:value="88.027463699999998" table:formula="of:=POWER([.A188]; 2)*[.$B$2]/POWER([.$A$2]; 2)" table:style-name="ce1">
            <text:p>88.0274637</text:p>
          </table:table-cell>
          <table:table-cell office:value-type="float" office:value="16461.135711900002" table:formula="of:=POWER([.A188]; 3)*[.$B$2]/POWER([.$A$2]; 3)" table:style-name="ce1">
            <text:p>16461.13571</text:p>
          </table:table-cell>
          <table:table-cell table:number-columns-repeated="16379"/>
        </table:table-row>
        <table:table-row table:style-name="ro1">
          <table:table-cell office:value-type="float" office:value="18800" table:style-name="ce1">
            <text:p>18800</text:p>
          </table:table-cell>
          <table:table-cell office:value-type="float" office:value="28.111499999999999" table:style-name="ce1">
            <text:p>28.1115</text:p>
          </table:table-cell>
          <table:table-cell office:value-type="float" office:value="1.0113777300714373" table:formula="of:=[dp.$A189]*LOG([dp.$A189]; 2) *[.$B$2]/([.$A$2]*LOG([.$A$2]; 2))" table:style-name="ce1">
            <text:p>1.01137773</text:p>
          </table:table-cell>
          <table:table-cell office:value-type="float" office:value="88.971451200000004" table:formula="of:=POWER([.A189]; 2)*[.$B$2]/POWER([.$A$2]; 2)" table:style-name="ce1">
            <text:p>88.9714512</text:p>
          </table:table-cell>
          <table:table-cell office:value-type="float" office:value="16726.632825600002" table:formula="of:=POWER([.A189]; 3)*[.$B$2]/POWER([.$A$2]; 3)" table:style-name="ce1">
            <text:p>16726.63283</text:p>
          </table:table-cell>
          <table:table-cell table:number-columns-repeated="16379"/>
        </table:table-row>
        <table:table-row table:style-name="ro1">
          <table:table-cell office:value-type="float" office:value="18900" table:style-name="ce1">
            <text:p>18900</text:p>
          </table:table-cell>
          <table:table-cell office:value-type="float" office:value="28.328900000000001" table:style-name="ce1">
            <text:p>28.3289</text:p>
          </table:table-cell>
          <table:table-cell office:value-type="float" office:value="1.0173054748164816" table:formula="of:=[dp.$A190]*LOG([dp.$A190]; 2) *[.$B$2]/([.$A$2]*LOG([.$A$2]; 2))" table:style-name="ce1">
            <text:p>1.017305475</text:p>
          </table:table-cell>
          <table:table-cell office:value-type="float" office:value="89.920473299999998" table:formula="of:=POWER([.A190]; 2)*[.$B$2]/POWER([.$A$2]; 2)" table:style-name="ce1">
            <text:p>89.9204733</text:p>
          </table:table-cell>
          <table:table-cell office:value-type="float" office:value="16994.9694537" table:formula="of:=POWER([.A190]; 3)*[.$B$2]/POWER([.$A$2]; 3)" table:style-name="ce1">
            <text:p>16994.96945</text:p>
          </table:table-cell>
          <table:table-cell table:number-columns-repeated="16379"/>
        </table:table-row>
        <table:table-row table:style-name="ro1">
          <table:table-cell office:value-type="float" office:value="19000" table:style-name="ce1">
            <text:p>19000</text:p>
          </table:table-cell>
          <table:table-cell office:value-type="float" office:value="28.846800000000002" table:style-name="ce1">
            <text:p>28.8468</text:p>
          </table:table-cell>
          <table:table-cell office:value-type="float" office:value="1.0232361117694626" table:formula="of:=[dp.$A191]*LOG([dp.$A191]; 2) *[.$B$2]/([.$A$2]*LOG([.$A$2]; 2))" table:style-name="ce1">
            <text:p>1.023236112</text:p>
          </table:table-cell>
          <table:table-cell office:value-type="float" office:value="90.874530000000007" table:formula="of:=POWER([.A191]; 2)*[.$B$2]/POWER([.$A$2]; 2)" table:style-name="ce1">
            <text:p>90.87453</text:p>
          </table:table-cell>
          <table:table-cell office:value-type="float" office:value="17266.1607" table:formula="of:=POWER([.A191]; 3)*[.$B$2]/POWER([.$A$2]; 3)" table:style-name="ce1">
            <text:p>17266.1607</text:p>
          </table:table-cell>
          <table:table-cell table:number-columns-repeated="16379"/>
        </table:table-row>
        <table:table-row table:style-name="ro1">
          <table:table-cell office:value-type="float" office:value="19100" table:style-name="ce1">
            <text:p>19100</text:p>
          </table:table-cell>
          <table:table-cell office:value-type="float" office:value="29.188700000000001" table:style-name="ce1">
            <text:p>29.1887</text:p>
          </table:table-cell>
          <table:table-cell office:value-type="float" office:value="1.0291696257080933" table:formula="of:=[dp.$A192]*LOG([dp.$A192]; 2) *[.$B$2]/([.$A$2]*LOG([.$A$2]; 2))" table:style-name="ce1">
            <text:p>1.029169626</text:p>
          </table:table-cell>
          <table:table-cell office:value-type="float" office:value="91.833621300000004" table:formula="of:=POWER([.A192]; 2)*[.$B$2]/POWER([.$A$2]; 2)" table:style-name="ce1">
            <text:p>91.8336213</text:p>
          </table:table-cell>
          <table:table-cell office:value-type="float" office:value="17540.221668300001" table:formula="of:=POWER([.A192]; 3)*[.$B$2]/POWER([.$A$2]; 3)" table:style-name="ce1">
            <text:p>17540.22167</text:p>
          </table:table-cell>
          <table:table-cell table:number-columns-repeated="16379"/>
        </table:table-row>
        <table:table-row table:style-name="ro1">
          <table:table-cell office:value-type="float" office:value="19200" table:style-name="ce1">
            <text:p>19200</text:p>
          </table:table-cell>
          <table:table-cell office:value-type="float" office:value="29.700600000000001" table:style-name="ce1">
            <text:p>29.7006</text:p>
          </table:table-cell>
          <table:table-cell office:value-type="float" office:value="1.0351060015694828" table:formula="of:=[dp.$A193]*LOG([dp.$A193]; 2) *[.$B$2]/([.$A$2]*LOG([.$A$2]; 2))" table:style-name="ce1">
            <text:p>1.035106002</text:p>
          </table:table-cell>
          <table:table-cell office:value-type="float" office:value="92.797747200000003" table:formula="of:=POWER([.A193]; 2)*[.$B$2]/POWER([.$A$2]; 2)" table:style-name="ce1">
            <text:p>92.7977472</text:p>
          </table:table-cell>
          <table:table-cell office:value-type="float" office:value="17817.167462400001" table:formula="of:=POWER([.A193]; 3)*[.$B$2]/POWER([.$A$2]; 3)" table:style-name="ce1">
            <text:p>17817.16746</text:p>
          </table:table-cell>
          <table:table-cell table:number-columns-repeated="16379"/>
        </table:table-row>
        <table:table-row table:style-name="ro1">
          <table:table-cell office:value-type="float" office:value="19300" table:style-name="ce1">
            <text:p>19300</text:p>
          </table:table-cell>
          <table:table-cell office:value-type="float" office:value="29.9404" table:style-name="ce1">
            <text:p>29.9404</text:p>
          </table:table-cell>
          <table:table-cell office:value-type="float" office:value="1.0410452244476485" table:formula="of:=[dp.$A194]*LOG([dp.$A194]; 2) *[.$B$2]/([.$A$2]*LOG([.$A$2]; 2))" table:style-name="ce1">
            <text:p>1.041045224</text:p>
          </table:table-cell>
          <table:table-cell office:value-type="float" office:value="93.766907700000004" table:formula="of:=POWER([.A194]; 2)*[.$B$2]/POWER([.$A$2]; 2)" table:style-name="ce1">
            <text:p>93.7669077</text:p>
          </table:table-cell>
          <table:table-cell office:value-type="float" office:value="18097.013186100001" table:formula="of:=POWER([.A194]; 3)*[.$B$2]/POWER([.$A$2]; 3)" table:style-name="ce1">
            <text:p>18097.01319</text:p>
          </table:table-cell>
          <table:table-cell table:number-columns-repeated="16379"/>
        </table:table-row>
        <table:table-row table:style-name="ro1">
          <table:table-cell office:value-type="float" office:value="19400" table:style-name="ce1">
            <text:p>19400</text:p>
          </table:table-cell>
          <table:table-cell office:value-type="float" office:value="30.021999999999998" table:style-name="ce1">
            <text:p>30.022</text:p>
          </table:table-cell>
          <table:table-cell office:value-type="float" office:value="1.0469872795910757" table:formula="of:=[dp.$A195]*LOG([dp.$A195]; 2) *[.$B$2]/([.$A$2]*LOG([.$A$2]; 2))" table:style-name="ce1">
            <text:p>1.04698728</text:p>
          </table:table-cell>
          <table:table-cell office:value-type="float" office:value="94.741102800000007" table:formula="of:=POWER([.A195]; 2)*[.$B$2]/POWER([.$A$2]; 2)" table:style-name="ce1">
            <text:p>94.7411028</text:p>
          </table:table-cell>
          <table:table-cell office:value-type="float" office:value="18379.773943200002" table:formula="of:=POWER([.A195]; 3)*[.$B$2]/POWER([.$A$2]; 3)" table:style-name="ce1">
            <text:p>18379.77394</text:p>
          </table:table-cell>
          <table:table-cell table:number-columns-repeated="16379"/>
        </table:table-row>
        <table:table-row table:style-name="ro1">
          <table:table-cell office:value-type="float" office:value="19500" table:style-name="ce1">
            <text:p>19500</text:p>
          </table:table-cell>
          <table:table-cell office:value-type="float" office:value="30.6112" table:style-name="ce1">
            <text:p>30.6112</text:p>
          </table:table-cell>
          <table:table-cell office:value-type="float" office:value="1.0529321524003297" table:formula="of:=[dp.$A196]*LOG([dp.$A196]; 2) *[.$B$2]/([.$A$2]*LOG([.$A$2]; 2))" table:style-name="ce1">
            <text:p>1.052932152</text:p>
          </table:table-cell>
          <table:table-cell office:value-type="float" office:value="95.720332500000012" table:formula="of:=POWER([.A196]; 2)*[.$B$2]/POWER([.$A$2]; 2)" table:style-name="ce1">
            <text:p>95.7203325</text:p>
          </table:table-cell>
          <table:table-cell office:value-type="float" office:value="18665.4648375" table:formula="of:=POWER([.A196]; 3)*[.$B$2]/POWER([.$A$2]; 3)" table:style-name="ce1">
            <text:p>18665.46484</text:p>
          </table:table-cell>
          <table:table-cell table:number-columns-repeated="16379"/>
        </table:table-row>
        <table:table-row table:style-name="ro1">
          <table:table-cell office:value-type="float" office:value="19600" table:style-name="ce1">
            <text:p>19600</text:p>
          </table:table-cell>
          <table:table-cell office:value-type="float" office:value="30.921299999999999" table:style-name="ce1">
            <text:p>30.9213</text:p>
          </table:table-cell>
          <table:table-cell office:value-type="float" office:value="1.0588798284257144" table:formula="of:=[dp.$A197]*LOG([dp.$A197]; 2) *[.$B$2]/([.$A$2]*LOG([.$A$2]; 2))" table:style-name="ce1">
            <text:p>1.058879828</text:p>
          </table:table-cell>
          <table:table-cell office:value-type="float" office:value="96.704596800000004" table:formula="of:=POWER([.A197]; 2)*[.$B$2]/POWER([.$A$2]; 2)" table:style-name="ce1">
            <text:p>96.7045968</text:p>
          </table:table-cell>
          <table:table-cell office:value-type="float" office:value="18954.100972799999" table:formula="of:=POWER([.A197]; 3)*[.$B$2]/POWER([.$A$2]; 3)" table:style-name="ce1">
            <text:p>18954.10097</text:p>
          </table:table-cell>
          <table:table-cell table:number-columns-repeated="16379"/>
        </table:table-row>
        <table:table-row table:style-name="ro1">
          <table:table-cell office:value-type="float" office:value="19700" table:style-name="ce1">
            <text:p>19700</text:p>
          </table:table-cell>
          <table:table-cell office:value-type="float" office:value="31.121500000000001" table:style-name="ce1">
            <text:p>31.1215</text:p>
          </table:table-cell>
          <table:table-cell office:value-type="float" office:value="1.0648302933649829" table:formula="of:=[dp.$A198]*LOG([dp.$A198]; 2) *[.$B$2]/([.$A$2]*LOG([.$A$2]; 2))" table:style-name="ce1">
            <text:p>1.064830293</text:p>
          </table:table-cell>
          <table:table-cell office:value-type="float" office:value="97.693895699999999" table:formula="of:=POWER([.A198]; 2)*[.$B$2]/POWER([.$A$2]; 2)" table:style-name="ce1">
            <text:p>97.6938957</text:p>
          </table:table-cell>
          <table:table-cell office:value-type="float" office:value="19245.6974529" table:formula="of:=POWER([.A198]; 3)*[.$B$2]/POWER([.$A$2]; 3)" table:style-name="ce1">
            <text:p>19245.69745</text:p>
          </table:table-cell>
          <table:table-cell table:number-columns-repeated="16379"/>
        </table:table-row>
        <table:table-row table:style-name="ro1">
          <table:table-cell office:value-type="float" office:value="19800" table:style-name="ce1">
            <text:p>19800</text:p>
          </table:table-cell>
          <table:table-cell office:value-type="float" office:value="31.4068" table:style-name="ce1">
            <text:p>31.4068</text:p>
          </table:table-cell>
          <table:table-cell office:value-type="float" office:value="1.0707835330610898" table:formula="of:=[dp.$A199]*LOG([dp.$A199]; 2) *[.$B$2]/([.$A$2]*LOG([.$A$2]; 2))" table:style-name="ce1">
            <text:p>1.070783533</text:p>
          </table:table-cell>
          <table:table-cell office:value-type="float" office:value="98.688229199999995" table:formula="of:=POWER([.A199]; 2)*[.$B$2]/POWER([.$A$2]; 2)" table:style-name="ce1">
            <text:p>98.6882292</text:p>
          </table:table-cell>
          <table:table-cell office:value-type="float" office:value="19540.269381600003" table:formula="of:=POWER([.A199]; 3)*[.$B$2]/POWER([.$A$2]; 3)" table:style-name="ce1">
            <text:p>19540.26938</text:p>
          </table:table-cell>
          <table:table-cell table:number-columns-repeated="16379"/>
        </table:table-row>
        <table:table-row table:style-name="ro1">
          <table:table-cell office:value-type="float" office:value="19900" table:style-name="ce1">
            <text:p>19900</text:p>
          </table:table-cell>
          <table:table-cell office:value-type="float" office:value="31.230499999999999" table:style-name="ce1">
            <text:p>31.2305</text:p>
          </table:table-cell>
          <table:table-cell office:value-type="float" office:value="1.0767395334999925" table:formula="of:=[dp.$A200]*LOG([dp.$A200]; 2) *[.$B$2]/([.$A$2]*LOG([.$A$2]; 2))" table:style-name="ce1">
            <text:p>1.076739533</text:p>
          </table:table-cell>
          <table:table-cell office:value-type="float" office:value="99.687597299999993" table:formula="of:=POWER([.A200]; 2)*[.$B$2]/POWER([.$A$2]; 2)" table:style-name="ce1">
            <text:p>99.6875973</text:p>
          </table:table-cell>
          <table:table-cell office:value-type="float" office:value="19837.831862700001" table:formula="of:=POWER([.A200]; 3)*[.$B$2]/POWER([.$A$2]; 3)" table:style-name="ce1">
            <text:p>19837.83186</text:p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1.843399999999999" table:style-name="ce1">
            <text:p>31.8434</text:p>
          </table:table-cell>
          <table:table-cell office:value-type="float" office:value="1.082698280808494" table:formula="of:=[dp.$A201]*LOG([dp.$A201]; 2) *[.$B$2]/([.$A$2]*LOG([.$A$2]; 2))" table:style-name="ce1">
            <text:p>1.082698281</text:p>
          </table:table-cell>
          <table:table-cell office:value-type="float" office:value="100.69199999999999" table:formula="of:=POWER([.A201]; 2)*[.$B$2]/POWER([.$A$2]; 2)" table:style-name="ce1">
            <text:p>100.692</text:p>
          </table:table-cell>
          <table:table-cell office:value-type="float" office:value="20138.400000000001" table:formula="of:=POWER([.A201]; 3)*[.$B$2]/POWER([.$A$2]; 3)" table:style-name="ce1">
            <text:p>20138.4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database-ranges>
        <table:database-range table:target-range-address="dp.A1:dp.C201" table:name="dp_4" table:display-filter-buttons="true" table:on-update-keep-size="false" table:on-update-keep-styles="true" table:refresh-delay="false">
          <table:database-source-sql table:database-name="Provider=Microsoft.Mashup.OleDb.1;Data Source=$Workbook$;Location=&quot;dp (2)&quot;;Extended Properties=&quot;&quot;" table:sql-statement="SELECT * FROM [dp (2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ps</dc:creator>
    <dc:date>2020-11-06T20:53:21Z</dc:date>
    <meta:editing-cycles>1</meta:editing-cycles>
    <meta:editing-duration>PT55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24.04pt" svg:width="992.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dp.$A$2:.$A$201"/>
          </chart:axis>
          <chart:series chart:label-cell-address="dp.$B$1" chart:values-cell-range-address="dp.$B$2:.$B$201" chart:class="chart:line" chart:attached-axis="primary-y" chart:style-name="G0S0">
            <chart:data-point chart:repeated="200"/>
          </chart:series>
          <chart:series chart:label-cell-address="dp.$D$1" chart:values-cell-range-address="dp.$D$2:.$D$201" chart:class="chart:line" chart:attached-axis="primary-y" chart:style-name="G0S1">
            <chart:data-point chart:repeated="200"/>
          </chart:series>
          <chart:series chart:label-cell-address="dp.$C$1" chart:values-cell-range-address="dp.$C$2:.$C$201" chart:class="chart:line" chart:attached-axis="primary-y" chart:style-name="G0S2">
            <chart:data-point chart:repeated="2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